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11388" officeooo:paragraph-rsid="00111388" style:font-weight-asian="bold" style:font-weight-complex="bold"/>
    </style:style>
    <style:style style:name="P2" style:family="paragraph" style:parent-style-name="Standard">
      <style:text-properties style:text-underline-style="solid" style:text-underline-width="auto" style:text-underline-color="font-color" fo:font-weight="bold" officeooo:rsid="006e8baf" officeooo:paragraph-rsid="006e8baf" style:font-weight-asian="bold" style:font-weight-complex="bold"/>
    </style:style>
    <style:style style:name="P3" style:family="paragraph" style:parent-style-name="Standard">
      <style:text-properties style:text-underline-style="none" fo:font-weight="bold" officeooo:rsid="00111388" officeooo:paragraph-rsid="00111388" style:font-weight-asian="bold" style:font-weight-complex="bold"/>
    </style:style>
    <style:style style:name="P4" style:family="paragraph" style:parent-style-name="Standard">
      <style:text-properties style:text-underline-style="none" fo:font-weight="bold" officeooo:rsid="00111388" officeooo:paragraph-rsid="001892ec" style:font-weight-asian="bold" style:font-weight-complex="bold"/>
    </style:style>
    <style:style style:name="P5" style:family="paragraph" style:parent-style-name="Standard">
      <style:text-properties style:text-underline-style="none" fo:font-weight="bold" officeooo:rsid="001a74ec" officeooo:paragraph-rsid="001a74ec" style:font-weight-asian="bold" style:font-weight-complex="bold"/>
    </style:style>
    <style:style style:name="P6" style:family="paragraph" style:parent-style-name="Standard">
      <style:text-properties style:text-underline-style="none" fo:font-weight="bold" officeooo:rsid="001e8a76" officeooo:paragraph-rsid="001e8a76" style:font-weight-asian="bold" style:font-weight-complex="bold"/>
    </style:style>
    <style:style style:name="P7" style:family="paragraph" style:parent-style-name="Standard">
      <style:text-properties style:text-underline-style="none" fo:font-weight="bold" officeooo:rsid="00224927" officeooo:paragraph-rsid="00224927" style:font-weight-asian="bold" style:font-weight-complex="bold"/>
    </style:style>
    <style:style style:name="P8" style:family="paragraph" style:parent-style-name="Standard">
      <style:text-properties style:text-underline-style="none" fo:font-weight="bold" officeooo:rsid="0024e05e" officeooo:paragraph-rsid="0024e05e" style:font-weight-asian="bold" style:font-weight-complex="bold"/>
    </style:style>
    <style:style style:name="P9" style:family="paragraph" style:parent-style-name="Standard">
      <style:text-properties style:text-underline-style="none" fo:font-weight="bold" officeooo:rsid="002843b3" officeooo:paragraph-rsid="002843b3" style:font-weight-asian="bold" style:font-weight-complex="bold"/>
    </style:style>
    <style:style style:name="P10" style:family="paragraph" style:parent-style-name="Standard">
      <style:text-properties style:text-underline-style="none" fo:font-weight="bold" officeooo:rsid="00296ad4" officeooo:paragraph-rsid="00296ad4" style:font-weight-asian="bold" style:font-weight-complex="bold"/>
    </style:style>
    <style:style style:name="P11" style:family="paragraph" style:parent-style-name="Standard">
      <style:text-properties style:text-underline-style="none" fo:font-weight="bold" officeooo:rsid="002d0764" officeooo:paragraph-rsid="002d0764" style:font-weight-asian="bold" style:font-weight-complex="bold"/>
    </style:style>
    <style:style style:name="P12" style:family="paragraph" style:parent-style-name="Standard">
      <style:text-properties style:text-underline-style="none" fo:font-weight="bold" officeooo:rsid="002e5dc4" officeooo:paragraph-rsid="002e5dc4" style:font-weight-asian="bold" style:font-weight-complex="bold"/>
    </style:style>
    <style:style style:name="P13" style:family="paragraph" style:parent-style-name="Standard">
      <style:text-properties style:text-underline-style="none" fo:font-weight="bold" officeooo:rsid="0030ed1f" officeooo:paragraph-rsid="0030ed1f" style:font-weight-asian="bold" style:font-weight-complex="bold"/>
    </style:style>
    <style:style style:name="P14" style:family="paragraph" style:parent-style-name="Standard">
      <style:text-properties style:text-underline-style="none" fo:font-weight="bold" officeooo:rsid="00336aac" officeooo:paragraph-rsid="00336aac" style:font-weight-asian="bold" style:font-weight-complex="bold"/>
    </style:style>
    <style:style style:name="P15" style:family="paragraph" style:parent-style-name="Standard">
      <style:text-properties style:text-underline-style="none" fo:font-weight="bold" officeooo:rsid="0036b5dc" officeooo:paragraph-rsid="0036b5dc" style:font-weight-asian="bold" style:font-weight-complex="bold"/>
    </style:style>
    <style:style style:name="P16" style:family="paragraph" style:parent-style-name="Standard">
      <style:text-properties style:text-underline-style="none" fo:font-weight="bold" officeooo:rsid="003795b3" officeooo:paragraph-rsid="003795b3" style:font-weight-asian="bold" style:font-weight-complex="bold"/>
    </style:style>
    <style:style style:name="P17" style:family="paragraph" style:parent-style-name="Standard">
      <style:text-properties style:text-underline-style="none" fo:font-weight="bold" officeooo:rsid="003a541e" officeooo:paragraph-rsid="003a541e" style:font-weight-asian="bold" style:font-weight-complex="bold"/>
    </style:style>
    <style:style style:name="P18" style:family="paragraph" style:parent-style-name="Standard">
      <style:text-properties style:text-underline-style="none" fo:font-weight="bold" officeooo:rsid="003fc5b6" officeooo:paragraph-rsid="003fc5b6" style:font-weight-asian="bold" style:font-weight-complex="bold"/>
    </style:style>
    <style:style style:name="P19" style:family="paragraph" style:parent-style-name="Standard">
      <style:text-properties style:text-underline-style="none" fo:font-weight="bold" officeooo:rsid="004a440c" officeooo:paragraph-rsid="004a440c" style:font-weight-asian="bold" style:font-weight-complex="bold"/>
    </style:style>
    <style:style style:name="P20" style:family="paragraph" style:parent-style-name="Standard">
      <style:text-properties style:text-underline-style="none" fo:font-weight="bold" officeooo:rsid="004d3c1e" officeooo:paragraph-rsid="004d3c1e" style:font-weight-asian="bold" style:font-weight-complex="bold"/>
    </style:style>
    <style:style style:name="P21" style:family="paragraph" style:parent-style-name="Standard">
      <style:text-properties style:text-underline-style="none" fo:font-weight="bold" officeooo:rsid="005b8e76" officeooo:paragraph-rsid="005b8e76" style:font-weight-asian="bold" style:font-weight-complex="bold"/>
    </style:style>
    <style:style style:name="P22" style:family="paragraph" style:parent-style-name="Standard">
      <style:text-properties style:text-underline-style="none" fo:font-weight="bold" officeooo:rsid="005f9f67" officeooo:paragraph-rsid="005f9f67" style:font-weight-asian="bold" style:font-weight-complex="bold"/>
    </style:style>
    <style:style style:name="P23" style:family="paragraph" style:parent-style-name="Standard">
      <style:text-properties style:text-underline-style="none" fo:font-weight="bold" officeooo:rsid="0023f3f6" officeooo:paragraph-rsid="0023f3f6" style:font-weight-asian="bold" style:font-weight-complex="bold"/>
    </style:style>
    <style:style style:name="P24" style:family="paragraph" style:parent-style-name="Standard">
      <style:text-properties style:text-underline-style="none" fo:font-weight="bold" officeooo:rsid="006860fc" officeooo:paragraph-rsid="006860fc" style:font-weight-asian="bold" style:font-weight-complex="bold"/>
    </style:style>
    <style:style style:name="P25" style:family="paragraph" style:parent-style-name="Standard">
      <style:text-properties style:text-underline-style="none" fo:font-weight="bold" officeooo:rsid="006b461f" officeooo:paragraph-rsid="006b461f" style:font-weight-asian="bold" style:font-weight-complex="bold"/>
    </style:style>
    <style:style style:name="P26" style:family="paragraph" style:parent-style-name="Standard">
      <style:text-properties style:text-underline-style="none" fo:font-weight="bold" officeooo:rsid="006b8ba8" officeooo:paragraph-rsid="006b8ba8" style:font-weight-asian="bold" style:font-weight-complex="bold"/>
    </style:style>
    <style:style style:name="P27" style:family="paragraph" style:parent-style-name="Standard">
      <style:text-properties style:text-underline-style="none" fo:font-weight="bold" officeooo:rsid="006bcbbf" officeooo:paragraph-rsid="006bcbbf" style:font-weight-asian="bold" style:font-weight-complex="bold"/>
    </style:style>
    <style:style style:name="P28" style:family="paragraph" style:parent-style-name="Standard">
      <style:text-properties style:text-underline-style="none" fo:font-weight="bold" officeooo:rsid="006cbb3f" officeooo:paragraph-rsid="006cbb3f" style:font-weight-asian="bold" style:font-weight-complex="bold"/>
    </style:style>
    <style:style style:name="P29" style:family="paragraph" style:parent-style-name="Standard">
      <style:text-properties style:text-underline-style="none" fo:font-weight="bold" officeooo:rsid="006e8baf" officeooo:paragraph-rsid="006e8baf" style:font-weight-asian="bold" style:font-weight-complex="bold"/>
    </style:style>
    <style:style style:name="P30" style:family="paragraph" style:parent-style-name="Standard">
      <style:text-properties style:text-underline-style="none" fo:font-weight="bold" officeooo:rsid="002b8098" officeooo:paragraph-rsid="002b8098" style:font-weight-asian="bold" style:font-weight-complex="bold"/>
    </style:style>
    <style:style style:name="P31" style:family="paragraph" style:parent-style-name="Standard">
      <style:text-properties style:text-underline-style="none" fo:font-weight="bold" officeooo:rsid="00712237" officeooo:paragraph-rsid="00712237" style:font-weight-asian="bold" style:font-weight-complex="bold"/>
    </style:style>
    <style:style style:name="P32" style:family="paragraph" style:parent-style-name="Standard">
      <style:text-properties style:text-underline-style="none" fo:font-weight="bold" officeooo:rsid="0071f25a" officeooo:paragraph-rsid="0071f25a" style:font-weight-asian="bold" style:font-weight-complex="bold"/>
    </style:style>
    <style:style style:name="P33" style:family="paragraph" style:parent-style-name="Standard">
      <style:text-properties style:text-underline-style="none" fo:font-weight="bold" officeooo:rsid="00622392" officeooo:paragraph-rsid="00622392" style:font-weight-asian="bold" style:font-weight-complex="bold"/>
    </style:style>
    <style:style style:name="P34" style:family="paragraph" style:parent-style-name="Standard">
      <style:text-properties style:text-underline-style="none" fo:font-weight="bold" officeooo:rsid="00727f3b" officeooo:paragraph-rsid="00727f3b" style:font-weight-asian="bold" style:font-weight-complex="bold"/>
    </style:style>
    <style:style style:name="P35" style:family="paragraph" style:parent-style-name="Standard">
      <style:text-properties style:text-underline-style="none" fo:font-weight="bold" officeooo:rsid="00748943" officeooo:paragraph-rsid="00748943" style:font-weight-asian="bold" style:font-weight-complex="bold"/>
    </style:style>
    <style:style style:name="P36" style:family="paragraph" style:parent-style-name="Standard">
      <style:text-properties style:text-underline-style="none" fo:font-weight="bold" officeooo:rsid="00762940" officeooo:paragraph-rsid="00762940" style:font-weight-asian="bold" style:font-weight-complex="bold"/>
    </style:style>
    <style:style style:name="P37" style:family="paragraph" style:parent-style-name="Standard">
      <style:text-properties style:text-underline-style="none" fo:font-weight="bold" officeooo:rsid="0077c1de" officeooo:paragraph-rsid="0077c1de" style:font-weight-asian="bold" style:font-weight-complex="bold"/>
    </style:style>
    <style:style style:name="P38" style:family="paragraph" style:parent-style-name="Standard">
      <style:text-properties style:text-underline-style="none" fo:font-weight="bold" officeooo:rsid="0078ec5d" officeooo:paragraph-rsid="0078ec5d" style:font-weight-asian="bold" style:font-weight-complex="bold"/>
    </style:style>
    <style:style style:name="P39" style:family="paragraph" style:parent-style-name="Standard">
      <style:text-properties style:text-underline-style="none" fo:font-weight="bold" officeooo:rsid="00799f71" officeooo:paragraph-rsid="00799f71" style:font-weight-asian="bold" style:font-weight-complex="bold"/>
    </style:style>
    <style:style style:name="P40" style:family="paragraph" style:parent-style-name="Standard">
      <style:text-properties style:text-underline-style="none" fo:font-weight="bold" officeooo:rsid="007a0827" officeooo:paragraph-rsid="007a0827" style:font-weight-asian="bold" style:font-weight-complex="bold"/>
    </style:style>
    <style:style style:name="P41" style:family="paragraph" style:parent-style-name="Standard">
      <style:text-properties style:text-underline-style="none" fo:font-weight="bold" officeooo:rsid="007a87da" officeooo:paragraph-rsid="007a87da" style:font-weight-asian="bold" style:font-weight-complex="bold"/>
    </style:style>
    <style:style style:name="P42" style:family="paragraph" style:parent-style-name="Standard">
      <style:text-properties style:text-underline-style="none" fo:font-weight="bold" officeooo:rsid="007c5ee2" officeooo:paragraph-rsid="007c5ee2" style:font-weight-asian="bold" style:font-weight-complex="bold"/>
    </style:style>
    <style:style style:name="P43" style:family="paragraph" style:parent-style-name="Standard">
      <style:text-properties style:text-underline-style="none" fo:font-weight="bold" officeooo:rsid="00802e62" officeooo:paragraph-rsid="00802e62" style:font-weight-asian="bold" style:font-weight-complex="bold"/>
    </style:style>
    <style:style style:name="P44" style:family="paragraph" style:parent-style-name="Standard">
      <style:text-properties style:text-underline-style="none" fo:font-weight="bold" officeooo:rsid="0082d0a2" officeooo:paragraph-rsid="0082d0a2" style:font-weight-asian="bold" style:font-weight-complex="bold"/>
    </style:style>
    <style:style style:name="P45" style:family="paragraph" style:parent-style-name="Standard">
      <style:text-properties style:text-underline-style="none" fo:font-weight="bold" officeooo:rsid="008513b2" officeooo:paragraph-rsid="008513b2" style:font-weight-asian="bold" style:font-weight-complex="bold"/>
    </style:style>
    <style:style style:name="P46" style:family="paragraph" style:parent-style-name="Standard">
      <style:text-properties style:text-underline-style="none" fo:font-weight="bold" officeooo:rsid="0087ff65" officeooo:paragraph-rsid="0087ff65" style:font-weight-asian="bold" style:font-weight-complex="bold"/>
    </style:style>
    <style:style style:name="P47" style:family="paragraph" style:parent-style-name="Standard">
      <style:text-properties style:text-underline-style="none" fo:font-weight="bold" officeooo:rsid="0088e22e" officeooo:paragraph-rsid="0088e22e" style:font-weight-asian="bold" style:font-weight-complex="bold"/>
    </style:style>
    <style:style style:name="P48" style:family="paragraph" style:parent-style-name="Standard">
      <style:text-properties style:text-underline-style="none" fo:font-weight="bold" officeooo:rsid="008be822" officeooo:paragraph-rsid="008be822" style:font-weight-asian="bold" style:font-weight-complex="bold"/>
    </style:style>
    <style:style style:name="P49" style:family="paragraph" style:parent-style-name="Standard">
      <style:text-properties style:text-underline-style="none" fo:font-weight="bold" officeooo:rsid="008e98d9" officeooo:paragraph-rsid="008e98d9" style:font-weight-asian="bold" style:font-weight-complex="bold"/>
    </style:style>
    <style:style style:name="P50" style:family="paragraph" style:parent-style-name="Standard">
      <style:text-properties style:text-underline-style="none" fo:font-weight="bold" officeooo:rsid="008f5c40" officeooo:paragraph-rsid="008f5c40" style:font-weight-asian="bold" style:font-weight-complex="bold"/>
    </style:style>
    <style:style style:name="P51" style:family="paragraph" style:parent-style-name="Standard">
      <style:text-properties style:text-underline-style="none" fo:font-weight="bold" officeooo:rsid="003e8e17" officeooo:paragraph-rsid="003e8e17" style:font-weight-asian="bold" style:font-weight-complex="bold"/>
    </style:style>
    <style:style style:name="P52" style:family="paragraph" style:parent-style-name="Standard">
      <style:text-properties style:text-underline-style="none" fo:font-weight="bold" officeooo:rsid="0091f1e5" officeooo:paragraph-rsid="0091f1e5" style:font-weight-asian="bold" style:font-weight-complex="bold"/>
    </style:style>
    <style:style style:name="P53" style:family="paragraph" style:parent-style-name="Standard">
      <style:text-properties style:text-underline-style="none" fo:font-weight="bold" officeooo:rsid="0093ee6e" officeooo:paragraph-rsid="0093ee6e" style:font-weight-asian="bold" style:font-weight-complex="bold"/>
    </style:style>
    <style:style style:name="P54" style:family="paragraph" style:parent-style-name="Standard">
      <style:text-properties style:text-underline-style="none" fo:font-weight="bold" officeooo:rsid="0097ef46" officeooo:paragraph-rsid="0097ef46" style:font-weight-asian="bold" style:font-weight-complex="bold"/>
    </style:style>
    <style:style style:name="P55" style:family="paragraph" style:parent-style-name="Standard">
      <style:text-properties style:text-underline-style="none" fo:font-weight="bold" officeooo:rsid="0099d221" officeooo:paragraph-rsid="0099d221" style:font-weight-asian="bold" style:font-weight-complex="bold"/>
    </style:style>
    <style:style style:name="P56" style:family="paragraph" style:parent-style-name="Standard">
      <style:text-properties style:text-underline-style="none" fo:font-weight="bold" officeooo:rsid="009a6621" officeooo:paragraph-rsid="009a6621" style:font-weight-asian="bold" style:font-weight-complex="bold"/>
    </style:style>
    <style:style style:name="P57" style:family="paragraph" style:parent-style-name="Standard">
      <style:text-properties style:text-underline-style="none" fo:font-weight="bold" officeooo:rsid="009a6621" officeooo:paragraph-rsid="009c14c2" style:font-weight-asian="bold" style:font-weight-complex="bold"/>
    </style:style>
    <style:style style:name="P58" style:family="paragraph" style:parent-style-name="Standard">
      <style:text-properties style:text-underline-style="none" fo:font-weight="bold" officeooo:rsid="00556211" officeooo:paragraph-rsid="00556211" style:font-weight-asian="bold" style:font-weight-complex="bold"/>
    </style:style>
    <style:style style:name="P59" style:family="paragraph" style:parent-style-name="Standard">
      <style:text-properties style:text-underline-style="none" fo:font-weight="bold" officeooo:rsid="009fe924" officeooo:paragraph-rsid="009fe924" style:font-weight-asian="bold" style:font-weight-complex="bold"/>
    </style:style>
    <style:style style:name="P60" style:family="paragraph" style:parent-style-name="Standard">
      <style:text-properties style:text-underline-style="none" fo:font-weight="bold" officeooo:rsid="00a1db3a" officeooo:paragraph-rsid="00a1db3a" style:font-weight-asian="bold" style:font-weight-complex="bold"/>
    </style:style>
    <style:style style:name="P61" style:family="paragraph" style:parent-style-name="Standard">
      <style:text-properties style:text-underline-style="none" fo:font-weight="bold" officeooo:rsid="00a3dac1" officeooo:paragraph-rsid="00a3dac1" style:font-weight-asian="bold" style:font-weight-complex="bold"/>
    </style:style>
    <style:style style:name="P62" style:family="paragraph" style:parent-style-name="Standard">
      <style:text-properties style:text-underline-style="none" fo:font-weight="bold" officeooo:rsid="00a3dac1" officeooo:paragraph-rsid="00b651bd" style:font-weight-asian="bold" style:font-weight-complex="bold"/>
    </style:style>
    <style:style style:name="P63" style:family="paragraph" style:parent-style-name="Standard">
      <style:text-properties style:text-underline-style="none" fo:font-weight="bold" officeooo:rsid="00a5a8bc" officeooo:paragraph-rsid="00a5a8bc" style:font-weight-asian="bold" style:font-weight-complex="bold"/>
    </style:style>
    <style:style style:name="P64" style:family="paragraph" style:parent-style-name="Standard">
      <style:text-properties style:text-underline-style="none" fo:font-weight="bold" officeooo:rsid="00471238" officeooo:paragraph-rsid="00471238" style:font-weight-asian="bold" style:font-weight-complex="bold"/>
    </style:style>
    <style:style style:name="P65" style:family="paragraph" style:parent-style-name="Standard">
      <style:text-properties style:text-underline-style="none" fo:font-weight="bold" officeooo:rsid="00a8fe46" officeooo:paragraph-rsid="00a8fe46" style:font-weight-asian="bold" style:font-weight-complex="bold"/>
    </style:style>
    <style:style style:name="P66" style:family="paragraph" style:parent-style-name="Standard">
      <style:text-properties style:text-underline-style="none" fo:font-weight="bold" officeooo:rsid="00ab94c2" officeooo:paragraph-rsid="00ab94c2" style:font-weight-asian="bold" style:font-weight-complex="bold"/>
    </style:style>
    <style:style style:name="P67" style:family="paragraph" style:parent-style-name="Standard">
      <style:text-properties style:text-underline-style="none" fo:font-weight="bold" officeooo:rsid="00ac53e3" officeooo:paragraph-rsid="00ac53e3" style:font-weight-asian="bold" style:font-weight-complex="bold"/>
    </style:style>
    <style:style style:name="P68" style:family="paragraph" style:parent-style-name="Standard">
      <style:text-properties style:text-underline-style="none" fo:font-weight="bold" officeooo:rsid="00ae9265" officeooo:paragraph-rsid="00ae9265" style:font-weight-asian="bold" style:font-weight-complex="bold"/>
    </style:style>
    <style:style style:name="P69" style:family="paragraph" style:parent-style-name="Standard">
      <style:text-properties style:text-underline-style="none" fo:font-weight="bold" officeooo:rsid="00aef10a" officeooo:paragraph-rsid="00aef10a" style:font-weight-asian="bold" style:font-weight-complex="bold"/>
    </style:style>
    <style:style style:name="P70" style:family="paragraph" style:parent-style-name="Standard">
      <style:text-properties style:text-underline-style="none" fo:font-weight="bold" officeooo:rsid="00b0acc2" officeooo:paragraph-rsid="00b0acc2" style:font-weight-asian="bold" style:font-weight-complex="bold"/>
    </style:style>
    <style:style style:name="P71" style:family="paragraph" style:parent-style-name="Standard">
      <style:text-properties style:text-underline-style="none" fo:font-weight="bold" officeooo:rsid="00b2979e" officeooo:paragraph-rsid="00b2979e" style:font-weight-asian="bold" style:font-weight-complex="bold"/>
    </style:style>
    <style:style style:name="P72" style:family="paragraph" style:parent-style-name="Standard">
      <style:text-properties style:text-underline-style="none" fo:font-weight="bold" officeooo:rsid="0044f3ef" officeooo:paragraph-rsid="0087ff65" style:font-weight-asian="bold" style:font-weight-complex="bold"/>
    </style:style>
    <style:style style:name="P73" style:family="paragraph" style:parent-style-name="Standard">
      <style:text-properties style:text-underline-style="none" fo:font-weight="bold" officeooo:rsid="00b7ece5" officeooo:paragraph-rsid="00b7ece5" style:font-weight-asian="bold" style:font-weight-complex="bold"/>
    </style:style>
    <style:style style:name="P74" style:family="paragraph" style:parent-style-name="Standard">
      <style:text-properties style:text-underline-style="none" fo:font-weight="bold" officeooo:rsid="00b804f7" officeooo:paragraph-rsid="00b804f7" style:font-weight-asian="bold" style:font-weight-complex="bold"/>
    </style:style>
    <style:style style:name="P75" style:family="paragraph" style:parent-style-name="Standard">
      <style:text-properties style:text-underline-style="none" fo:font-weight="bold" officeooo:rsid="00b9f4b4" officeooo:paragraph-rsid="00b9f4b4" style:font-weight-asian="bold" style:font-weight-complex="bold"/>
    </style:style>
    <style:style style:name="P76" style:family="paragraph" style:parent-style-name="Standard">
      <style:text-properties style:text-underline-style="none" fo:font-weight="bold" officeooo:rsid="00bd31a8" officeooo:paragraph-rsid="00bd31a8" style:font-weight-asian="bold" style:font-weight-complex="bold"/>
    </style:style>
    <style:style style:name="P77" style:family="paragraph" style:parent-style-name="Standard">
      <style:text-properties style:text-underline-style="none" fo:font-weight="bold" officeooo:rsid="00be0109" officeooo:paragraph-rsid="00be0109" style:font-weight-asian="bold" style:font-weight-complex="bold"/>
    </style:style>
    <style:style style:name="P78" style:family="paragraph" style:parent-style-name="Standard">
      <style:text-properties style:text-underline-style="none" fo:font-weight="bold" officeooo:rsid="00bf047c" officeooo:paragraph-rsid="00bf047c" style:font-weight-asian="bold" style:font-weight-complex="bold"/>
    </style:style>
    <style:style style:name="P79" style:family="paragraph" style:parent-style-name="Standard">
      <style:text-properties style:text-underline-style="none" fo:font-weight="bold" officeooo:rsid="00c24541" officeooo:paragraph-rsid="00c24541" style:font-weight-asian="bold" style:font-weight-complex="bold"/>
    </style:style>
    <style:style style:name="P80" style:family="paragraph" style:parent-style-name="Standard">
      <style:text-properties style:text-underline-style="none" fo:font-weight="bold" officeooo:rsid="00c2d7e4" officeooo:paragraph-rsid="00c2d7e4" style:font-weight-asian="bold" style:font-weight-complex="bold"/>
    </style:style>
    <style:style style:name="P81" style:family="paragraph" style:parent-style-name="Standard">
      <style:text-properties style:text-underline-style="none" fo:font-weight="bold" officeooo:rsid="00c2d7e4" officeooo:paragraph-rsid="00c47df2" style:font-weight-asian="bold" style:font-weight-complex="bold"/>
    </style:style>
    <style:style style:name="P82" style:family="paragraph" style:parent-style-name="Standard">
      <style:text-properties style:text-underline-style="none" fo:font-weight="bold" officeooo:rsid="00c75f83" officeooo:paragraph-rsid="00c75f83" style:font-weight-asian="bold" style:font-weight-complex="bold"/>
    </style:style>
    <style:style style:name="P83" style:family="paragraph" style:parent-style-name="Standard">
      <style:text-properties style:text-underline-style="none" fo:font-weight="bold" officeooo:rsid="00c7cc1c" officeooo:paragraph-rsid="00c7cc1c" style:font-weight-asian="bold" style:font-weight-complex="bold"/>
    </style:style>
    <style:style style:name="P84" style:family="paragraph" style:parent-style-name="Standard">
      <style:text-properties style:text-underline-style="none" fo:font-weight="normal" officeooo:rsid="00111388" officeooo:paragraph-rsid="00111388" style:font-weight-asian="normal" style:font-weight-complex="normal"/>
    </style:style>
    <style:style style:name="P85" style:family="paragraph" style:parent-style-name="Standard">
      <style:text-properties style:text-underline-style="none" fo:font-weight="normal" officeooo:rsid="00111388" officeooo:paragraph-rsid="001892ec" style:font-weight-asian="normal" style:font-weight-complex="normal"/>
    </style:style>
    <style:style style:name="P86" style:family="paragraph" style:parent-style-name="Standard">
      <style:text-properties style:text-underline-style="none" fo:font-weight="normal" officeooo:rsid="00111388" officeooo:paragraph-rsid="006e8baf" style:font-weight-asian="normal" style:font-weight-complex="normal"/>
    </style:style>
    <style:style style:name="P87" style:family="paragraph" style:parent-style-name="Standard">
      <style:text-properties style:text-underline-style="none" fo:font-weight="normal" officeooo:rsid="001a74ec" officeooo:paragraph-rsid="001a74ec" style:font-weight-asian="normal" style:font-weight-complex="normal"/>
    </style:style>
    <style:style style:name="P88" style:family="paragraph" style:parent-style-name="Standard">
      <style:text-properties style:text-underline-style="none" fo:font-weight="normal" officeooo:rsid="001a74ec" officeooo:paragraph-rsid="006e8baf" style:font-weight-asian="normal" style:font-weight-complex="normal"/>
    </style:style>
    <style:style style:name="P89" style:family="paragraph" style:parent-style-name="Standard">
      <style:text-properties style:text-underline-style="none" fo:font-weight="normal" officeooo:rsid="001e8a76" officeooo:paragraph-rsid="001a74ec" style:font-weight-asian="normal" style:font-weight-complex="normal"/>
    </style:style>
    <style:style style:name="P90" style:family="paragraph" style:parent-style-name="Standard">
      <style:text-properties style:text-underline-style="none" fo:font-weight="normal" officeooo:rsid="00224927" officeooo:paragraph-rsid="00224927" style:font-weight-asian="normal" style:font-weight-complex="normal"/>
    </style:style>
    <style:style style:name="P91" style:family="paragraph" style:parent-style-name="Standard">
      <style:text-properties style:text-underline-style="none" fo:font-weight="normal" officeooo:rsid="0023f3f6" officeooo:paragraph-rsid="0023f3f6" style:font-weight-asian="normal" style:font-weight-complex="normal"/>
    </style:style>
    <style:style style:name="P92" style:family="paragraph" style:parent-style-name="Standard">
      <style:text-properties style:text-underline-style="none" fo:font-weight="normal" officeooo:rsid="002a6952" officeooo:paragraph-rsid="00296ad4" style:font-weight-asian="normal" style:font-weight-complex="normal"/>
    </style:style>
    <style:style style:name="P93" style:family="paragraph" style:parent-style-name="Standard">
      <style:text-properties style:text-underline-style="none" fo:font-weight="normal" officeooo:rsid="002d0764" officeooo:paragraph-rsid="002d0764" style:font-weight-asian="normal" style:font-weight-complex="normal"/>
    </style:style>
    <style:style style:name="P94" style:family="paragraph" style:parent-style-name="Standard">
      <style:text-properties style:text-underline-style="none" fo:font-weight="normal" officeooo:rsid="0030ed1f" officeooo:paragraph-rsid="002e5dc4" style:font-weight-asian="normal" style:font-weight-complex="normal"/>
    </style:style>
    <style:style style:name="P95" style:family="paragraph" style:parent-style-name="Standard">
      <style:text-properties style:text-underline-style="none" fo:font-weight="normal" officeooo:rsid="00317b81" officeooo:paragraph-rsid="0030ed1f" style:font-weight-asian="normal" style:font-weight-complex="normal"/>
    </style:style>
    <style:style style:name="P96" style:family="paragraph" style:parent-style-name="Standard">
      <style:text-properties style:text-underline-style="none" fo:font-weight="normal" officeooo:rsid="00336aac" officeooo:paragraph-rsid="00336aac" style:font-weight-asian="normal" style:font-weight-complex="normal"/>
    </style:style>
    <style:style style:name="P97" style:family="paragraph" style:parent-style-name="Standard">
      <style:text-properties style:text-underline-style="none" fo:font-weight="normal" officeooo:rsid="0036b5dc" officeooo:paragraph-rsid="0036b5dc" style:font-weight-asian="normal" style:font-weight-complex="normal"/>
    </style:style>
    <style:style style:name="P98" style:family="paragraph" style:parent-style-name="Standard">
      <style:text-properties style:text-underline-style="none" fo:font-weight="normal" officeooo:rsid="0036b5dc" officeooo:paragraph-rsid="00712237" style:font-weight-asian="normal" style:font-weight-complex="normal"/>
    </style:style>
    <style:style style:name="P99" style:family="paragraph" style:parent-style-name="Standard">
      <style:text-properties style:text-underline-style="none" fo:font-weight="normal" officeooo:rsid="003795b3" officeooo:paragraph-rsid="003795b3" style:font-weight-asian="normal" style:font-weight-complex="normal"/>
    </style:style>
    <style:style style:name="P100" style:family="paragraph" style:parent-style-name="Standard">
      <style:text-properties style:text-underline-style="none" fo:font-weight="normal" officeooo:rsid="003a541e" officeooo:paragraph-rsid="003795b3" style:font-weight-asian="normal" style:font-weight-complex="normal"/>
    </style:style>
    <style:style style:name="P101" style:family="paragraph" style:parent-style-name="Standard">
      <style:text-properties style:text-underline-style="none" fo:font-weight="normal" officeooo:rsid="003e0d6b" officeooo:paragraph-rsid="003a541e" style:font-weight-asian="normal" style:font-weight-complex="normal"/>
    </style:style>
    <style:style style:name="P102" style:family="paragraph" style:parent-style-name="Standard">
      <style:text-properties style:text-underline-style="none" fo:font-weight="normal" officeooo:rsid="003e0d6b" officeooo:paragraph-rsid="003e0d6b" style:font-weight-asian="normal" style:font-weight-complex="normal"/>
    </style:style>
    <style:style style:name="P103" style:family="paragraph" style:parent-style-name="Standard">
      <style:text-properties style:text-underline-style="none" fo:font-weight="normal" officeooo:rsid="003fc5b6" officeooo:paragraph-rsid="003e8e17" style:font-weight-asian="normal" style:font-weight-complex="normal"/>
    </style:style>
    <style:style style:name="P104" style:family="paragraph" style:parent-style-name="Standard">
      <style:text-properties style:text-underline-style="none" fo:font-weight="normal" officeooo:rsid="003fc5b6" officeooo:paragraph-rsid="003fc5b6" style:font-weight-asian="normal" style:font-weight-complex="normal"/>
    </style:style>
    <style:style style:name="P105" style:family="paragraph" style:parent-style-name="Standard">
      <style:text-properties style:text-underline-style="none" fo:font-weight="normal" officeooo:rsid="00410ae6" officeooo:paragraph-rsid="00410ae6" style:font-weight-asian="normal" style:font-weight-complex="normal"/>
    </style:style>
    <style:style style:name="P106" style:family="paragraph" style:parent-style-name="Standard">
      <style:text-properties style:text-underline-style="none" fo:font-weight="normal" officeooo:rsid="0042e660" officeooo:paragraph-rsid="0042e660" style:font-weight-asian="normal" style:font-weight-complex="normal"/>
    </style:style>
    <style:style style:name="P107" style:family="paragraph" style:parent-style-name="Standard">
      <style:text-properties style:text-underline-style="none" fo:font-weight="normal" officeooo:rsid="00438585" officeooo:paragraph-rsid="00438585" style:font-weight-asian="normal" style:font-weight-complex="normal"/>
    </style:style>
    <style:style style:name="P108" style:family="paragraph" style:parent-style-name="Standard">
      <style:text-properties style:text-underline-style="none" fo:font-weight="normal" officeooo:rsid="0043863f" officeooo:paragraph-rsid="0043863f" style:font-weight-asian="normal" style:font-weight-complex="normal"/>
    </style:style>
    <style:style style:name="P109" style:family="paragraph" style:parent-style-name="Standard">
      <style:text-properties style:text-underline-style="none" fo:font-weight="normal" officeooo:rsid="0044f3ef" officeooo:paragraph-rsid="0044f3ef" style:font-weight-asian="normal" style:font-weight-complex="normal"/>
    </style:style>
    <style:style style:name="P110" style:family="paragraph" style:parent-style-name="Standard">
      <style:text-properties style:text-underline-style="none" fo:font-weight="normal" officeooo:rsid="0044f3ef" officeooo:paragraph-rsid="007a87da" style:font-weight-asian="normal" style:font-weight-complex="normal"/>
    </style:style>
    <style:style style:name="P111" style:family="paragraph" style:parent-style-name="Standard">
      <style:text-properties style:text-underline-style="none" fo:font-weight="normal" officeooo:rsid="0044f3ef" officeooo:paragraph-rsid="008be822" style:font-weight-asian="normal" style:font-weight-complex="normal"/>
    </style:style>
    <style:style style:name="P112" style:family="paragraph" style:parent-style-name="Standard">
      <style:text-properties style:text-underline-style="none" fo:font-weight="normal" officeooo:rsid="0044f3ef" officeooo:paragraph-rsid="00a3dac1" style:font-weight-asian="normal" style:font-weight-complex="normal"/>
    </style:style>
    <style:style style:name="P113" style:family="paragraph" style:parent-style-name="Standard">
      <style:text-properties style:text-underline-style="none" fo:font-weight="normal" officeooo:rsid="00464a13" officeooo:paragraph-rsid="00464a13" style:font-weight-asian="normal" style:font-weight-complex="normal"/>
    </style:style>
    <style:style style:name="P114" style:family="paragraph" style:parent-style-name="Standard">
      <style:text-properties style:text-underline-style="none" fo:font-weight="normal" officeooo:rsid="00484a50" officeooo:paragraph-rsid="00471238" style:font-weight-asian="normal" style:font-weight-complex="normal"/>
    </style:style>
    <style:style style:name="P115" style:family="paragraph" style:parent-style-name="Standard">
      <style:text-properties style:text-underline-style="none" fo:font-weight="normal" officeooo:rsid="00484a50" officeooo:paragraph-rsid="00484a50" style:font-weight-asian="normal" style:font-weight-complex="normal"/>
    </style:style>
    <style:style style:name="P116" style:family="paragraph" style:parent-style-name="Standard">
      <style:text-properties style:text-underline-style="none" fo:font-weight="normal" officeooo:rsid="004925bd" officeooo:paragraph-rsid="004925bd" style:font-weight-asian="normal" style:font-weight-complex="normal"/>
    </style:style>
    <style:style style:name="P117" style:family="paragraph" style:parent-style-name="Standard">
      <style:text-properties style:text-underline-style="none" fo:font-weight="normal" officeooo:rsid="004a440c" officeooo:paragraph-rsid="004a440c" style:font-weight-asian="normal" style:font-weight-complex="normal"/>
    </style:style>
    <style:style style:name="P118" style:family="paragraph" style:parent-style-name="Standard">
      <style:text-properties style:text-underline-style="none" fo:font-weight="normal" officeooo:rsid="004c02cf" officeooo:paragraph-rsid="004a440c" style:font-weight-asian="normal" style:font-weight-complex="normal"/>
    </style:style>
    <style:style style:name="P119" style:family="paragraph" style:parent-style-name="Standard">
      <style:text-properties style:text-underline-style="none" fo:font-weight="normal" officeooo:rsid="004d3c1e" officeooo:paragraph-rsid="004d3c1e" style:font-weight-asian="normal" style:font-weight-complex="normal"/>
    </style:style>
    <style:style style:name="P120" style:family="paragraph" style:parent-style-name="Standard">
      <style:text-properties style:text-underline-style="none" fo:font-weight="normal" officeooo:rsid="004dd3f5" officeooo:paragraph-rsid="004dd3f5" style:font-weight-asian="normal" style:font-weight-complex="normal"/>
    </style:style>
    <style:style style:name="P121" style:family="paragraph" style:parent-style-name="Standard">
      <style:text-properties style:text-underline-style="none" fo:font-weight="normal" officeooo:rsid="004eccc9" officeooo:paragraph-rsid="004eccc9" style:font-weight-asian="normal" style:font-weight-complex="normal"/>
    </style:style>
    <style:style style:name="P122" style:family="paragraph" style:parent-style-name="Standard">
      <style:text-properties style:text-underline-style="none" fo:font-weight="normal" officeooo:rsid="005042e9" officeooo:paragraph-rsid="005042e9" style:font-weight-asian="normal" style:font-weight-complex="normal"/>
    </style:style>
    <style:style style:name="P123" style:family="paragraph" style:parent-style-name="Standard">
      <style:text-properties style:text-underline-style="none" fo:font-weight="normal" officeooo:rsid="00522faf" officeooo:paragraph-rsid="00522faf" style:font-weight-asian="normal" style:font-weight-complex="normal"/>
    </style:style>
    <style:style style:name="P124" style:family="paragraph" style:parent-style-name="Standard">
      <style:text-properties style:text-underline-style="none" fo:font-weight="normal" officeooo:rsid="0052a4ad" officeooo:paragraph-rsid="0052a4ad" style:font-weight-asian="normal" style:font-weight-complex="normal"/>
    </style:style>
    <style:style style:name="P125" style:family="paragraph" style:parent-style-name="Standard">
      <style:text-properties style:text-underline-style="none" fo:font-weight="normal" officeooo:rsid="00556211" officeooo:paragraph-rsid="00556211" style:font-weight-asian="normal" style:font-weight-complex="normal"/>
    </style:style>
    <style:style style:name="P126" style:family="paragraph" style:parent-style-name="Standard">
      <style:text-properties style:text-underline-style="none" fo:font-weight="normal" officeooo:rsid="00561c36" officeooo:paragraph-rsid="00556211" style:font-weight-asian="normal" style:font-weight-complex="normal"/>
    </style:style>
    <style:style style:name="P127" style:family="paragraph" style:parent-style-name="Standard">
      <style:text-properties style:text-underline-style="none" fo:font-weight="normal" officeooo:rsid="00561c36" officeooo:paragraph-rsid="00561c36" style:font-weight-asian="normal" style:font-weight-complex="normal"/>
    </style:style>
    <style:style style:name="P128" style:family="paragraph" style:parent-style-name="Standard">
      <style:text-properties style:text-underline-style="none" fo:font-weight="normal" officeooo:rsid="0056f7c1" officeooo:paragraph-rsid="0056f7c1" style:font-weight-asian="normal" style:font-weight-complex="normal"/>
    </style:style>
    <style:style style:name="P129" style:family="paragraph" style:parent-style-name="Standard">
      <style:text-properties style:text-underline-style="none" fo:font-weight="normal" officeooo:rsid="0057ba8d" officeooo:paragraph-rsid="0057ba8d" style:font-weight-asian="normal" style:font-weight-complex="normal"/>
    </style:style>
    <style:style style:name="P130" style:family="paragraph" style:parent-style-name="Standard">
      <style:text-properties style:text-underline-style="none" fo:font-weight="normal" officeooo:rsid="005971b3" officeooo:paragraph-rsid="005971b3" style:font-weight-asian="normal" style:font-weight-complex="normal"/>
    </style:style>
    <style:style style:name="P131" style:family="paragraph" style:parent-style-name="Standard">
      <style:text-properties style:text-underline-style="none" fo:font-weight="normal" officeooo:rsid="0059a7af" officeooo:paragraph-rsid="0059a7af" style:font-weight-asian="normal" style:font-weight-complex="normal"/>
    </style:style>
    <style:style style:name="P132" style:family="paragraph" style:parent-style-name="Standard">
      <style:text-properties style:text-underline-style="none" fo:font-weight="normal" officeooo:rsid="00208136" officeooo:paragraph-rsid="001e8a76" style:font-weight-asian="normal" style:font-weight-complex="normal"/>
    </style:style>
    <style:style style:name="P133" style:family="paragraph" style:parent-style-name="Standard">
      <style:text-properties style:text-underline-style="none" fo:font-weight="normal" officeooo:rsid="005b1566" officeooo:paragraph-rsid="005b1566" style:font-weight-asian="normal" style:font-weight-complex="normal"/>
    </style:style>
    <style:style style:name="P134" style:family="paragraph" style:parent-style-name="Standard">
      <style:text-properties style:text-underline-style="none" fo:font-weight="normal" officeooo:rsid="00622392" officeooo:paragraph-rsid="00622392" style:font-weight-asian="normal" style:font-weight-complex="normal"/>
    </style:style>
    <style:style style:name="P135" style:family="paragraph" style:parent-style-name="Standard">
      <style:text-properties style:text-underline-style="none" fo:font-weight="normal" officeooo:rsid="00169d83" officeooo:paragraph-rsid="006e8baf" style:font-weight-asian="normal" style:font-weight-complex="normal"/>
    </style:style>
    <style:style style:name="P136" style:family="paragraph" style:parent-style-name="Standard">
      <style:text-properties style:text-underline-style="none" fo:font-weight="normal" officeooo:rsid="002843b3" officeooo:paragraph-rsid="002843b3" style:font-weight-asian="normal" style:font-weight-complex="normal"/>
    </style:style>
    <style:style style:name="P137" style:family="paragraph" style:parent-style-name="Standard">
      <style:text-properties style:text-underline-style="none" fo:font-weight="normal" officeooo:rsid="002b8098" officeooo:paragraph-rsid="002b8098" style:font-weight-asian="normal" style:font-weight-complex="normal"/>
    </style:style>
    <style:style style:name="P138" style:family="paragraph" style:parent-style-name="Standard">
      <style:text-properties style:text-underline-style="none" fo:font-weight="normal" officeooo:rsid="00712237" officeooo:paragraph-rsid="00712237" style:font-weight-asian="normal" style:font-weight-complex="normal"/>
    </style:style>
    <style:style style:name="P139" style:family="paragraph" style:parent-style-name="Standard">
      <style:text-properties style:text-underline-style="none" fo:font-weight="normal" officeooo:rsid="00762940" officeooo:paragraph-rsid="00762940" style:font-weight-asian="normal" style:font-weight-complex="normal"/>
    </style:style>
    <style:style style:name="P140" style:family="paragraph" style:parent-style-name="Standard">
      <style:text-properties style:text-underline-style="none" fo:font-weight="normal" officeooo:rsid="005f9f67" officeooo:paragraph-rsid="005b8e76" style:font-weight-asian="normal" style:font-weight-complex="normal"/>
    </style:style>
    <style:style style:name="P141" style:family="paragraph" style:parent-style-name="Standard">
      <style:text-properties style:text-underline-style="none" fo:font-weight="normal" officeooo:rsid="005f9f67" officeooo:paragraph-rsid="005f9f67" style:font-weight-asian="normal" style:font-weight-complex="normal"/>
    </style:style>
    <style:style style:name="P142" style:family="paragraph" style:parent-style-name="Standard">
      <style:text-properties style:text-underline-style="none" fo:font-weight="normal" officeooo:rsid="001892ec" officeooo:paragraph-rsid="001892ec" style:font-weight-asian="normal" style:font-weight-complex="normal"/>
    </style:style>
    <style:style style:name="P143" style:family="paragraph" style:parent-style-name="Standard">
      <style:text-properties style:text-underline-style="none" fo:font-weight="normal" officeooo:rsid="006bcbbf" officeooo:paragraph-rsid="006b8ba8" style:font-weight-asian="normal" style:font-weight-complex="normal"/>
    </style:style>
    <style:style style:name="P144" style:family="paragraph" style:parent-style-name="Standard">
      <style:text-properties style:text-underline-style="none" fo:font-weight="normal" officeooo:rsid="006bcbbf" officeooo:paragraph-rsid="006bcbbf" style:font-weight-asian="normal" style:font-weight-complex="normal"/>
    </style:style>
    <style:style style:name="P145" style:family="paragraph" style:parent-style-name="Standard">
      <style:text-properties style:text-underline-style="none" fo:font-weight="normal" officeooo:rsid="0065be43" officeooo:paragraph-rsid="0065be43" style:font-weight-asian="normal" style:font-weight-complex="normal"/>
    </style:style>
    <style:style style:name="P146" style:family="paragraph" style:parent-style-name="Standard">
      <style:text-properties style:text-underline-style="none" fo:font-weight="normal" officeooo:rsid="006a2cd0" officeooo:paragraph-rsid="006860fc" style:font-weight-asian="normal" style:font-weight-complex="normal"/>
    </style:style>
    <style:style style:name="P147" style:family="paragraph" style:parent-style-name="Standard">
      <style:text-properties style:text-underline-style="none" fo:font-weight="normal" officeooo:rsid="006b461f" officeooo:paragraph-rsid="006b461f" style:font-weight-asian="normal" style:font-weight-complex="normal"/>
    </style:style>
    <style:style style:name="P148" style:family="paragraph" style:parent-style-name="Standard">
      <style:text-properties style:text-underline-style="none" fo:font-weight="normal" officeooo:rsid="006e0dae" officeooo:paragraph-rsid="006e8baf" style:font-weight-asian="normal" style:font-weight-complex="normal"/>
    </style:style>
    <style:style style:name="P149" style:family="paragraph" style:parent-style-name="Standard">
      <style:text-properties style:text-underline-style="none" fo:font-weight="normal" officeooo:rsid="006e8baf" officeooo:paragraph-rsid="006e8baf" style:font-weight-asian="normal" style:font-weight-complex="normal"/>
    </style:style>
    <style:style style:name="P150" style:family="paragraph" style:parent-style-name="Standard">
      <style:text-properties style:text-underline-style="none" fo:font-weight="normal" officeooo:rsid="00b2979e" officeooo:paragraph-rsid="00b2979e" style:font-weight-asian="normal" style:font-weight-complex="normal"/>
    </style:style>
    <style:style style:name="P151" style:family="paragraph" style:parent-style-name="Standard">
      <style:text-properties style:text-underline-style="none" fo:font-weight="normal" officeooo:rsid="00748943" officeooo:paragraph-rsid="00748943" style:font-weight-asian="normal" style:font-weight-complex="normal"/>
    </style:style>
    <style:style style:name="P152" style:family="paragraph" style:parent-style-name="Standard">
      <style:text-properties style:text-underline-style="none" fo:font-weight="normal" officeooo:rsid="0077c1de" officeooo:paragraph-rsid="0077c1de" style:font-weight-asian="normal" style:font-weight-complex="normal"/>
    </style:style>
    <style:style style:name="P153" style:family="paragraph" style:parent-style-name="Standard">
      <style:text-properties style:text-underline-style="none" fo:font-weight="normal" officeooo:rsid="0078ec5d" officeooo:paragraph-rsid="0078ec5d" style:font-weight-asian="normal" style:font-weight-complex="normal"/>
    </style:style>
    <style:style style:name="P154" style:family="paragraph" style:parent-style-name="Standard">
      <style:text-properties style:text-underline-style="none" fo:font-weight="normal" officeooo:rsid="007a0827" officeooo:paragraph-rsid="007a0827" style:font-weight-asian="normal" style:font-weight-complex="normal"/>
    </style:style>
    <style:style style:name="P155" style:family="paragraph" style:parent-style-name="Standard">
      <style:text-properties style:text-underline-style="none" fo:font-weight="normal" officeooo:rsid="007a87da" officeooo:paragraph-rsid="007a87da" style:font-weight-asian="normal" style:font-weight-complex="normal"/>
    </style:style>
    <style:style style:name="P156" style:family="paragraph" style:parent-style-name="Standard">
      <style:text-properties style:text-underline-style="none" fo:font-weight="normal" officeooo:rsid="007c5ee2" officeooo:paragraph-rsid="007c5ee2" style:font-weight-asian="normal" style:font-weight-complex="normal"/>
    </style:style>
    <style:style style:name="P157" style:family="paragraph" style:parent-style-name="Standard">
      <style:text-properties style:text-underline-style="none" fo:font-weight="normal" officeooo:rsid="00802e62" officeooo:paragraph-rsid="00802e62" style:font-weight-asian="normal" style:font-weight-complex="normal"/>
    </style:style>
    <style:style style:name="P158" style:family="paragraph" style:parent-style-name="Standard">
      <style:text-properties style:text-underline-style="none" fo:font-weight="normal" officeooo:rsid="0082d0a2" officeooo:paragraph-rsid="0082d0a2" style:font-weight-asian="normal" style:font-weight-complex="normal"/>
    </style:style>
    <style:style style:name="P159" style:family="paragraph" style:parent-style-name="Standard">
      <style:text-properties style:text-underline-style="none" fo:font-weight="normal" officeooo:rsid="008513b2" officeooo:paragraph-rsid="008513b2" style:font-weight-asian="normal" style:font-weight-complex="normal"/>
    </style:style>
    <style:style style:name="P160" style:family="paragraph" style:parent-style-name="Standard">
      <style:text-properties style:text-underline-style="none" fo:font-weight="normal" officeooo:rsid="008f5c40" officeooo:paragraph-rsid="008f5c40" style:font-weight-asian="normal" style:font-weight-complex="normal"/>
    </style:style>
    <style:style style:name="P161" style:family="paragraph" style:parent-style-name="Standard">
      <style:text-properties style:text-underline-style="none" fo:font-weight="normal" officeooo:rsid="008e98d9" officeooo:paragraph-rsid="008e98d9" style:font-weight-asian="normal" style:font-weight-complex="normal"/>
    </style:style>
    <style:style style:name="P162" style:family="paragraph" style:parent-style-name="Standard">
      <style:text-properties style:text-underline-style="none" fo:font-weight="normal" officeooo:rsid="00b4660c" officeooo:paragraph-rsid="00b4660c" style:font-weight-asian="normal" style:font-weight-complex="normal"/>
    </style:style>
    <style:style style:name="P163" style:family="paragraph" style:parent-style-name="Standard">
      <style:text-properties style:text-underline-style="none" fo:font-weight="normal" officeooo:rsid="0095f4c6" officeooo:paragraph-rsid="0093ee6e" style:font-weight-asian="normal" style:font-weight-complex="normal"/>
    </style:style>
    <style:style style:name="P164" style:family="paragraph" style:parent-style-name="Standard">
      <style:text-properties style:text-underline-style="none" fo:font-weight="normal" officeooo:rsid="0097ef46" officeooo:paragraph-rsid="0097ef46" style:font-weight-asian="normal" style:font-weight-complex="normal"/>
    </style:style>
    <style:style style:name="P165" style:family="paragraph" style:parent-style-name="Standard">
      <style:text-properties style:text-underline-style="none" fo:font-weight="normal" officeooo:rsid="00982a62" officeooo:paragraph-rsid="00982a62" style:font-weight-asian="normal" style:font-weight-complex="normal"/>
    </style:style>
    <style:style style:name="P166" style:family="paragraph" style:parent-style-name="Standard">
      <style:text-properties style:text-underline-style="none" fo:font-weight="normal" officeooo:rsid="0099d221" officeooo:paragraph-rsid="0099d221" style:font-weight-asian="normal" style:font-weight-complex="normal"/>
    </style:style>
    <style:style style:name="P167" style:family="paragraph" style:parent-style-name="Standard">
      <style:text-properties style:text-underline-style="none" fo:font-weight="normal" officeooo:rsid="009c14c2" officeooo:paragraph-rsid="009c14c2" style:font-weight-asian="normal" style:font-weight-complex="normal"/>
    </style:style>
    <style:style style:name="P168" style:family="paragraph" style:parent-style-name="Standard">
      <style:text-properties style:text-underline-style="none" fo:font-weight="normal" officeooo:rsid="009fe924" officeooo:paragraph-rsid="009fe924" style:font-weight-asian="normal" style:font-weight-complex="normal"/>
    </style:style>
    <style:style style:name="P169" style:family="paragraph" style:parent-style-name="Standard">
      <style:text-properties style:text-underline-style="none" fo:font-weight="normal" officeooo:rsid="00a2f990" officeooo:paragraph-rsid="00a1db3a" style:font-weight-asian="normal" style:font-weight-complex="normal"/>
    </style:style>
    <style:style style:name="P170" style:family="paragraph" style:parent-style-name="Standard">
      <style:text-properties style:text-underline-style="none" fo:font-weight="normal" officeooo:rsid="00a3dac1" officeooo:paragraph-rsid="00a3dac1" style:font-weight-asian="normal" style:font-weight-complex="normal"/>
    </style:style>
    <style:style style:name="P171" style:family="paragraph" style:parent-style-name="Standard">
      <style:text-properties style:text-underline-style="none" fo:font-weight="normal" officeooo:rsid="00ab94c2" officeooo:paragraph-rsid="00ab94c2" style:font-weight-asian="normal" style:font-weight-complex="normal"/>
    </style:style>
    <style:style style:name="P172" style:family="paragraph" style:parent-style-name="Standard">
      <style:text-properties style:text-underline-style="none" fo:font-weight="normal" officeooo:rsid="00a71a58" officeooo:paragraph-rsid="00a5a8bc" style:font-weight-asian="normal" style:font-weight-complex="normal"/>
    </style:style>
    <style:style style:name="P173" style:family="paragraph" style:parent-style-name="Standard">
      <style:text-properties style:text-underline-style="none" fo:font-weight="normal" officeooo:rsid="00a8fe46" officeooo:paragraph-rsid="00a8fe46" style:font-weight-asian="normal" style:font-weight-complex="normal"/>
    </style:style>
    <style:style style:name="P174" style:family="paragraph" style:parent-style-name="Standard">
      <style:text-properties style:text-underline-style="none" fo:font-weight="normal" officeooo:rsid="00a9f577" officeooo:paragraph-rsid="00a9f577" style:font-weight-asian="normal" style:font-weight-complex="normal"/>
    </style:style>
    <style:style style:name="P175" style:family="paragraph" style:parent-style-name="Standard">
      <style:text-properties style:text-underline-style="none" fo:font-weight="normal" officeooo:rsid="00ac934b" officeooo:paragraph-rsid="00ac53e3" style:font-weight-asian="normal" style:font-weight-complex="normal"/>
    </style:style>
    <style:style style:name="P176" style:family="paragraph" style:parent-style-name="Standard">
      <style:text-properties style:text-underline-style="none" fo:font-weight="normal" officeooo:rsid="00ac934b" officeooo:paragraph-rsid="00ac934b" style:font-weight-asian="normal" style:font-weight-complex="normal"/>
    </style:style>
    <style:style style:name="P177" style:family="paragraph" style:parent-style-name="Standard">
      <style:text-properties style:text-underline-style="none" fo:font-weight="normal" officeooo:rsid="00ae4655" officeooo:paragraph-rsid="00ae4655" style:font-weight-asian="normal" style:font-weight-complex="normal"/>
    </style:style>
    <style:style style:name="P178" style:family="paragraph" style:parent-style-name="Standard">
      <style:text-properties style:text-underline-style="none" fo:font-weight="normal" officeooo:rsid="00aef10a" officeooo:paragraph-rsid="00aef10a" style:font-weight-asian="normal" style:font-weight-complex="normal"/>
    </style:style>
    <style:style style:name="P179" style:family="paragraph" style:parent-style-name="Standard">
      <style:text-properties style:text-underline-style="none" fo:font-weight="normal" officeooo:rsid="00ae9265" officeooo:paragraph-rsid="00ae9265" style:font-weight-asian="normal" style:font-weight-complex="normal"/>
    </style:style>
    <style:style style:name="P180" style:family="paragraph" style:parent-style-name="Standard">
      <style:text-properties style:text-underline-style="none" fo:font-weight="normal" officeooo:rsid="00b651bd" officeooo:paragraph-rsid="00b651bd" style:font-weight-asian="normal" style:font-weight-complex="normal"/>
    </style:style>
    <style:style style:name="P181" style:family="paragraph" style:parent-style-name="Standard">
      <style:text-properties style:text-underline-style="none" fo:font-weight="normal" officeooo:rsid="00b7ece5" officeooo:paragraph-rsid="00b7ece5" style:font-weight-asian="normal" style:font-weight-complex="normal"/>
    </style:style>
    <style:style style:name="P182" style:family="paragraph" style:parent-style-name="Standard">
      <style:text-properties style:text-underline-style="solid" style:text-underline-type="double" style:text-underline-width="auto" style:text-underline-color="font-color" fo:font-weight="normal" officeooo:rsid="005f9f67" officeooo:paragraph-rsid="005f9f67" style:font-weight-asian="normal" style:font-weight-complex="normal"/>
    </style:style>
    <style:style style:name="P183" style:family="paragraph" style:parent-style-name="Standard" style:list-style-name="L1">
      <style:text-properties style:text-underline-style="none" fo:font-weight="normal" officeooo:rsid="0065be43" officeooo:paragraph-rsid="0065be43" style:font-weight-asian="normal" style:font-weight-complex="normal"/>
    </style:style>
    <style:style style:name="P184" style:family="paragraph" style:parent-style-name="Standard" style:list-style-name="L2">
      <style:text-properties style:text-underline-style="none" fo:font-weight="normal" officeooo:rsid="006cbb3f" officeooo:paragraph-rsid="006cbb3f" style:font-weight-asian="normal" style:font-weight-complex="normal"/>
    </style:style>
    <style:style style:name="P185" style:family="paragraph" style:parent-style-name="Standard" style:list-style-name="L4">
      <style:text-properties style:text-underline-style="none" fo:font-weight="normal" officeooo:rsid="00b7ece5" officeooo:paragraph-rsid="00b7ece5" style:font-weight-asian="normal" style:font-weight-complex="normal"/>
    </style:style>
    <style:style style:name="P186" style:family="paragraph" style:parent-style-name="Standard">
      <style:text-properties style:text-underline-style="none" fo:font-weight="normal" officeooo:rsid="00b804f7" officeooo:paragraph-rsid="00b7ece5" style:font-weight-asian="normal" style:font-weight-complex="normal"/>
    </style:style>
    <style:style style:name="P187" style:family="paragraph" style:parent-style-name="Standard">
      <style:text-properties style:text-underline-style="none" fo:font-weight="normal" officeooo:rsid="00b804f7" officeooo:paragraph-rsid="00b804f7" style:font-weight-asian="normal" style:font-weight-complex="normal"/>
    </style:style>
    <style:style style:name="P188" style:family="paragraph" style:parent-style-name="Standard">
      <style:text-properties style:text-underline-style="none" fo:font-weight="normal" officeooo:rsid="00b9f4b4" officeooo:paragraph-rsid="00b804f7" style:font-weight-asian="normal" style:font-weight-complex="normal"/>
    </style:style>
    <style:style style:name="P189" style:family="paragraph" style:parent-style-name="Standard">
      <style:text-properties style:text-underline-style="none" fo:font-weight="normal" officeooo:rsid="00b9f4b4" officeooo:paragraph-rsid="00b9f4b4" style:font-weight-asian="normal" style:font-weight-complex="normal"/>
    </style:style>
    <style:style style:name="P190" style:family="paragraph" style:parent-style-name="Standard">
      <style:text-properties style:text-underline-style="none" fo:font-weight="normal" officeooo:rsid="00bb7a2e" officeooo:paragraph-rsid="00bb7a2e" style:font-weight-asian="normal" style:font-weight-complex="normal"/>
    </style:style>
    <style:style style:name="P191" style:family="paragraph" style:parent-style-name="Standard">
      <style:text-properties style:text-underline-style="none" fo:font-weight="normal" officeooo:rsid="00bd31a8" officeooo:paragraph-rsid="00bd31a8" style:font-weight-asian="normal" style:font-weight-complex="normal"/>
    </style:style>
    <style:style style:name="P192" style:family="paragraph" style:parent-style-name="Standard">
      <style:text-properties style:text-underline-style="none" fo:font-weight="normal" officeooo:rsid="00be0109" officeooo:paragraph-rsid="00be0109" style:font-weight-asian="normal" style:font-weight-complex="normal"/>
    </style:style>
    <style:style style:name="P193" style:family="paragraph" style:parent-style-name="Standard">
      <style:text-properties style:text-underline-style="none" fo:font-weight="normal" officeooo:rsid="00c0e840" officeooo:paragraph-rsid="00bf047c" style:font-weight-asian="normal" style:font-weight-complex="normal"/>
    </style:style>
    <style:style style:name="P194" style:family="paragraph" style:parent-style-name="Standard" style:list-style-name="L5">
      <style:text-properties style:text-underline-style="none" fo:font-weight="normal" officeooo:rsid="00c24541" officeooo:paragraph-rsid="00c24541" style:font-weight-asian="normal" style:font-weight-complex="normal"/>
    </style:style>
    <style:style style:name="P195" style:family="paragraph" style:parent-style-name="Standard">
      <style:text-properties style:text-underline-style="none" fo:font-weight="normal" officeooo:rsid="00c24541" officeooo:paragraph-rsid="00c24541" style:font-weight-asian="normal" style:font-weight-complex="normal"/>
    </style:style>
    <style:style style:name="P196" style:family="paragraph" style:parent-style-name="Standard">
      <style:text-properties style:text-underline-style="none" fo:font-weight="normal" officeooo:rsid="00c2d7e4" officeooo:paragraph-rsid="00c2d7e4" style:font-weight-asian="normal" style:font-weight-complex="normal"/>
    </style:style>
    <style:style style:name="P197" style:family="paragraph" style:parent-style-name="Standard">
      <style:text-properties style:text-underline-style="none" fo:font-weight="normal" officeooo:rsid="00c2d7e4" officeooo:paragraph-rsid="00c47df2" style:font-weight-asian="normal" style:font-weight-complex="normal"/>
    </style:style>
    <style:style style:name="P198" style:family="paragraph" style:parent-style-name="Standard">
      <style:text-properties style:text-underline-style="none" fo:font-weight="normal" officeooo:rsid="00c47df2" officeooo:paragraph-rsid="00c47df2" style:font-weight-asian="normal" style:font-weight-complex="normal"/>
    </style:style>
    <style:style style:name="P199" style:family="paragraph" style:parent-style-name="Standard">
      <style:text-properties style:text-underline-style="none" fo:font-weight="normal" officeooo:rsid="00c5be6d" officeooo:paragraph-rsid="00c5be6d" style:font-weight-asian="normal" style:font-weight-complex="normal"/>
    </style:style>
    <style:style style:name="P200" style:family="paragraph" style:parent-style-name="Standard">
      <style:text-properties style:text-underline-style="none" fo:font-weight="normal" officeooo:rsid="00c75f83" officeooo:paragraph-rsid="00c75f83" style:font-weight-asian="normal" style:font-weight-complex="normal"/>
    </style:style>
    <style:style style:name="P201" style:family="paragraph" style:parent-style-name="Standard">
      <style:text-properties style:text-underline-style="none" fo:font-weight="normal" officeooo:rsid="00c7cc1c" officeooo:paragraph-rsid="00c7cc1c" style:font-weight-asian="normal" style:font-weight-complex="normal"/>
    </style:style>
    <style:style style:name="P202" style:family="paragraph" style:parent-style-name="Standard">
      <style:text-properties style:text-underline-style="none" fo:font-weight="normal" officeooo:rsid="00762940" officeooo:paragraph-rsid="00762940" style:font-weight-asian="normal" style:font-weight-complex="normal"/>
    </style:style>
    <style:style style:name="P203" style:family="paragraph" style:parent-style-name="Standard">
      <style:text-properties style:text-underline-style="none" fo:font-weight="normal" officeooo:rsid="00c9bb0f" officeooo:paragraph-rsid="00c9bb0f" style:font-weight-asian="normal" style:font-weight-complex="normal"/>
    </style:style>
    <style:style style:name="P204" style:family="paragraph" style:parent-style-name="Standard">
      <style:text-properties style:text-underline-style="none" fo:font-weight="normal" officeooo:rsid="00c9bb0f" officeooo:paragraph-rsid="00ca0e08" style:font-weight-asian="normal" style:font-weight-complex="normal"/>
    </style:style>
    <style:style style:name="P205" style:family="paragraph" style:parent-style-name="Standard">
      <style:text-properties style:text-underline-style="none" fo:font-weight="normal" officeooo:rsid="00cb4e29" officeooo:paragraph-rsid="00cb4e29" style:font-weight-asian="normal" style:font-weight-complex="normal"/>
    </style:style>
    <style:style style:name="P206" style:family="paragraph" style:parent-style-name="Standard">
      <style:text-properties style:text-underline-style="none" fo:font-weight="normal" officeooo:rsid="00cf2a1e" officeooo:paragraph-rsid="00cf2a1e" style:font-weight-asian="normal" style:font-weight-complex="normal"/>
    </style:style>
    <style:style style:name="P207" style:family="paragraph" style:parent-style-name="Standard">
      <style:text-properties style:text-underline-style="none" fo:font-weight="normal" officeooo:rsid="0044f3ef" officeooo:paragraph-rsid="008be822" style:font-weight-asian="normal" style:font-weight-complex="normal"/>
    </style:style>
    <style:style style:name="P208" style:family="paragraph" style:parent-style-name="Standard">
      <style:text-properties style:text-underline-style="none" fo:font-weight="normal" officeooo:rsid="00484a50" officeooo:paragraph-rsid="00484a50" style:font-weight-asian="normal" style:font-weight-complex="normal"/>
    </style:style>
    <style:style style:name="P209" style:family="paragraph" style:parent-style-name="Standard">
      <style:text-properties style:text-underline-style="none" fo:font-weight="normal" officeooo:rsid="00561c36" officeooo:paragraph-rsid="00561c36" style:font-weight-asian="normal" style:font-weight-complex="normal"/>
    </style:style>
    <style:style style:name="P210" style:family="paragraph" style:parent-style-name="Standard">
      <style:text-properties style:text-underline-style="none" fo:font-weight="normal" officeooo:rsid="00dec829" officeooo:paragraph-rsid="00dec829" style:font-weight-asian="normal" style:font-weight-complex="normal"/>
    </style:style>
    <style:style style:name="P211" style:family="paragraph" style:parent-style-name="Standard">
      <style:text-properties style:text-underline-style="none" fo:font-weight="normal" officeooo:rsid="00e0761b" officeooo:paragraph-rsid="00e0761b" style:font-weight-asian="normal" style:font-weight-complex="normal"/>
    </style:style>
    <style:style style:name="P212" style:family="paragraph" style:parent-style-name="Standard">
      <style:text-properties style:text-underline-style="none" fo:font-weight="normal" officeooo:rsid="00e175d1" officeooo:paragraph-rsid="00e175d1" style:font-weight-asian="normal" style:font-weight-complex="normal"/>
    </style:style>
    <style:style style:name="P213" style:family="paragraph" style:parent-style-name="Standard">
      <style:text-properties style:text-underline-style="none" fo:font-weight="normal" officeooo:rsid="00fc88ad" officeooo:paragraph-rsid="00fc88ad" style:font-weight-asian="normal" style:font-weight-complex="normal"/>
    </style:style>
    <style:style style:name="P214" style:family="paragraph" style:parent-style-name="Standard">
      <style:text-properties style:text-underline-style="none" fo:font-weight="normal" officeooo:rsid="0104fed9" officeooo:paragraph-rsid="0104fed9" style:font-weight-asian="normal" style:font-weight-complex="normal"/>
    </style:style>
    <style:style style:name="P215" style:family="paragraph" style:parent-style-name="Standard">
      <style:text-properties style:text-underline-style="none" fo:font-weight="normal" officeooo:rsid="01160334" officeooo:paragraph-rsid="01160334" style:font-weight-asian="normal" style:font-weight-complex="normal"/>
    </style:style>
    <style:style style:name="P216" style:family="paragraph" style:parent-style-name="Standard">
      <style:text-properties style:text-underline-style="none" fo:font-weight="normal" officeooo:rsid="0117a7a9" officeooo:paragraph-rsid="0117a7a9" style:font-weight-asian="normal" style:font-weight-complex="normal"/>
    </style:style>
    <style:style style:name="P217" style:family="paragraph" style:parent-style-name="Standard">
      <style:text-properties style:text-underline-style="none" fo:font-weight="normal" officeooo:rsid="0118f916" officeooo:paragraph-rsid="0118f916" style:font-weight-asian="normal" style:font-weight-complex="normal"/>
    </style:style>
    <style:style style:name="P218" style:family="paragraph" style:parent-style-name="Standard">
      <style:text-properties style:text-underline-style="none" fo:font-weight="normal" officeooo:rsid="011a268c" officeooo:paragraph-rsid="011a268c" style:font-weight-asian="normal" style:font-weight-complex="normal"/>
    </style:style>
    <style:style style:name="P219" style:family="paragraph" style:parent-style-name="Standard">
      <style:text-properties style:text-underline-style="none" fo:font-weight="normal" officeooo:rsid="011dc568" officeooo:paragraph-rsid="011dc568" style:font-weight-asian="normal" style:font-weight-complex="normal"/>
    </style:style>
    <style:style style:name="P220" style:family="paragraph" style:parent-style-name="Standard">
      <style:text-properties style:text-underline-style="none" fo:font-weight="normal" officeooo:rsid="011fde18" officeooo:paragraph-rsid="011fde18" style:font-weight-asian="normal" style:font-weight-complex="normal"/>
    </style:style>
    <style:style style:name="P221" style:family="paragraph" style:parent-style-name="Standard">
      <style:text-properties style:text-underline-style="none" fo:font-weight="normal" officeooo:rsid="0122c5dc" officeooo:paragraph-rsid="0122c5dc" style:font-weight-asian="normal" style:font-weight-complex="normal"/>
    </style:style>
    <style:style style:name="P222" style:family="paragraph" style:parent-style-name="Standard">
      <style:text-properties style:text-underline-style="none" fo:font-weight="normal" officeooo:rsid="01247d44" officeooo:paragraph-rsid="01247d44" style:font-weight-asian="normal" style:font-weight-complex="normal"/>
    </style:style>
    <style:style style:name="P223" style:family="paragraph" style:parent-style-name="Standard">
      <style:text-properties style:text-underline-style="none" fo:font-weight="normal" officeooo:rsid="012590f6" officeooo:paragraph-rsid="012590f6" style:font-weight-asian="normal" style:font-weight-complex="normal"/>
    </style:style>
    <style:style style:name="P224" style:family="paragraph" style:parent-style-name="Standard">
      <style:text-properties style:text-underline-style="none" fo:font-weight="normal" officeooo:rsid="012cecd9" officeooo:paragraph-rsid="012cecd9" style:font-weight-asian="normal" style:font-weight-complex="normal"/>
    </style:style>
    <style:style style:name="P225" style:family="paragraph" style:parent-style-name="Standard">
      <style:text-properties style:text-underline-style="none" fo:font-weight="normal" officeooo:rsid="0134883b" officeooo:paragraph-rsid="0134883b" style:font-weight-asian="normal" style:font-weight-complex="normal"/>
    </style:style>
    <style:style style:name="P226" style:family="paragraph" style:parent-style-name="Standard">
      <style:text-properties style:text-underline-style="none" fo:font-weight="normal" officeooo:rsid="013617af" officeooo:paragraph-rsid="013617af" style:font-weight-asian="normal" style:font-weight-complex="normal"/>
    </style:style>
    <style:style style:name="P227" style:family="paragraph" style:parent-style-name="Standard" style:list-style-name="L3">
      <style:text-properties style:text-underline-style="none" fo:font-weight="bold" officeooo:rsid="006e8baf" officeooo:paragraph-rsid="006e8baf" style:font-weight-asian="bold" style:font-weight-complex="bold"/>
    </style:style>
    <style:style style:name="P228" style:family="paragraph" style:parent-style-name="Standard">
      <style:text-properties style:text-underline-style="none" fo:font-weight="bold" officeooo:rsid="0078ec5d" officeooo:paragraph-rsid="0078ec5d" style:font-weight-asian="bold" style:font-weight-complex="bold"/>
    </style:style>
    <style:style style:name="P229" style:family="paragraph" style:parent-style-name="Standard">
      <style:text-properties style:text-underline-style="none" fo:font-weight="bold" officeooo:rsid="007a0827" officeooo:paragraph-rsid="007a0827" style:font-weight-asian="bold" style:font-weight-complex="bold"/>
    </style:style>
    <style:style style:name="P230" style:family="paragraph" style:parent-style-name="Standard">
      <style:text-properties style:text-underline-style="none" fo:font-weight="bold" officeooo:rsid="00ca0e08" officeooo:paragraph-rsid="00ca0e08" style:font-weight-asian="bold" style:font-weight-complex="bold"/>
    </style:style>
    <style:style style:name="P231" style:family="paragraph" style:parent-style-name="Standard">
      <style:text-properties style:text-underline-style="none" fo:font-weight="bold" officeooo:rsid="00b4660c" officeooo:paragraph-rsid="00b4660c" style:font-weight-asian="bold" style:font-weight-complex="bold"/>
    </style:style>
    <style:style style:name="P232" style:family="paragraph" style:parent-style-name="Standard">
      <style:text-properties style:text-underline-style="none" fo:font-weight="bold" officeooo:rsid="00cb4e29" officeooo:paragraph-rsid="00cb4e29" style:font-weight-asian="bold" style:font-weight-complex="bold"/>
    </style:style>
    <style:style style:name="P233" style:family="paragraph" style:parent-style-name="Standard">
      <style:text-properties style:text-underline-style="none" fo:font-weight="bold" officeooo:rsid="0090ba23" officeooo:paragraph-rsid="0090ba23" style:font-weight-asian="bold" style:font-weight-complex="bold"/>
    </style:style>
    <style:style style:name="P234" style:family="paragraph" style:parent-style-name="Standard">
      <style:text-properties style:text-underline-style="none" fo:font-weight="bold" officeooo:rsid="00cf2a1e" officeooo:paragraph-rsid="00cf2a1e" style:font-weight-asian="bold" style:font-weight-complex="bold"/>
    </style:style>
    <style:style style:name="P235" style:family="paragraph" style:parent-style-name="Standard">
      <style:text-properties style:text-underline-style="none" fo:font-weight="bold" officeooo:rsid="00d38bfa" officeooo:paragraph-rsid="00d38bfa" style:font-weight-asian="bold" style:font-weight-complex="bold"/>
    </style:style>
    <style:style style:name="P236" style:family="paragraph" style:parent-style-name="Standard">
      <style:text-properties style:text-underline-style="none" fo:font-weight="bold" officeooo:rsid="00ae9265" officeooo:paragraph-rsid="00ae9265" style:font-weight-asian="bold" style:font-weight-complex="bold"/>
    </style:style>
    <style:style style:name="P237" style:family="paragraph" style:parent-style-name="Standard">
      <style:text-properties style:text-underline-style="none" fo:font-weight="bold" officeooo:rsid="00d3a108" officeooo:paragraph-rsid="00d3a108" style:font-weight-asian="bold" style:font-weight-complex="bold"/>
    </style:style>
    <style:style style:name="P238" style:family="paragraph" style:parent-style-name="Standard">
      <style:text-properties style:text-underline-style="none" fo:font-weight="bold" officeooo:rsid="00c7cc1c" officeooo:paragraph-rsid="00c7cc1c" style:font-weight-asian="bold" style:font-weight-complex="bold"/>
    </style:style>
    <style:style style:name="P239" style:family="paragraph" style:parent-style-name="Standard">
      <style:text-properties style:text-underline-style="none" fo:font-weight="bold" officeooo:rsid="00d802c7" officeooo:paragraph-rsid="00d802c7" style:font-weight-asian="bold" style:font-weight-complex="bold"/>
    </style:style>
    <style:style style:name="P240" style:family="paragraph" style:parent-style-name="Standard">
      <style:text-properties style:text-underline-style="none" fo:font-weight="bold" officeooo:rsid="00d93026" officeooo:paragraph-rsid="00d93026" style:font-weight-asian="bold" style:font-weight-complex="bold"/>
    </style:style>
    <style:style style:name="P241" style:family="paragraph" style:parent-style-name="Standard">
      <style:text-properties style:text-underline-style="none" fo:font-weight="bold" officeooo:rsid="00c5be6d" officeooo:paragraph-rsid="00c5be6d" style:font-weight-asian="bold" style:font-weight-complex="bold"/>
    </style:style>
    <style:style style:name="P242" style:family="paragraph" style:parent-style-name="Standard">
      <style:text-properties style:text-underline-style="none" fo:font-weight="bold" officeooo:rsid="00d9645a" officeooo:paragraph-rsid="00d9645a" style:font-weight-asian="bold" style:font-weight-complex="bold"/>
    </style:style>
    <style:style style:name="P243" style:family="paragraph" style:parent-style-name="Standard">
      <style:text-properties style:text-underline-style="none" fo:font-weight="bold" officeooo:rsid="00dce4cb" officeooo:paragraph-rsid="00dce4cb" style:font-weight-asian="bold" style:font-weight-complex="bold"/>
    </style:style>
    <style:style style:name="P244" style:family="paragraph" style:parent-style-name="Standard">
      <style:text-properties style:text-underline-style="none" fo:font-weight="bold" officeooo:rsid="00de0aa6" officeooo:paragraph-rsid="00de0aa6" style:font-weight-asian="bold" style:font-weight-complex="bold"/>
    </style:style>
    <style:style style:name="P245" style:family="paragraph" style:parent-style-name="Standard" style:list-style-name="L6">
      <style:text-properties style:text-underline-style="none" fo:font-weight="bold" officeooo:rsid="00de0aa6" officeooo:paragraph-rsid="00de0aa6" style:font-weight-asian="bold" style:font-weight-complex="bold"/>
    </style:style>
    <style:style style:name="P246" style:family="paragraph" style:parent-style-name="Standard">
      <style:text-properties style:text-underline-style="none" fo:font-weight="bold" officeooo:rsid="00dec829" officeooo:paragraph-rsid="00dec829" style:font-weight-asian="bold" style:font-weight-complex="bold"/>
    </style:style>
    <style:style style:name="P247" style:family="paragraph" style:parent-style-name="Standard">
      <style:text-properties style:text-underline-style="none" fo:font-weight="bold" officeooo:rsid="00e175d1" officeooo:paragraph-rsid="00e175d1" style:font-weight-asian="bold" style:font-weight-complex="bold"/>
    </style:style>
    <style:style style:name="P248" style:family="paragraph" style:parent-style-name="Standard">
      <style:text-properties style:text-underline-style="none" fo:font-weight="bold" officeooo:rsid="00e3c4b6" officeooo:paragraph-rsid="00e3c4b6" style:font-weight-asian="bold" style:font-weight-complex="bold"/>
    </style:style>
    <style:style style:name="P249" style:family="paragraph" style:parent-style-name="Standard">
      <style:text-properties style:text-underline-style="none" fo:font-weight="bold" officeooo:rsid="00e59d32" officeooo:paragraph-rsid="00e59d32" style:font-weight-asian="bold" style:font-weight-complex="bold"/>
    </style:style>
    <style:style style:name="P250" style:family="paragraph" style:parent-style-name="Standard">
      <style:text-properties style:text-underline-style="none" fo:font-weight="bold" officeooo:rsid="00e66603" officeooo:paragraph-rsid="00e66603" style:font-weight-asian="bold" style:font-weight-complex="bold"/>
    </style:style>
    <style:style style:name="P251" style:family="paragraph" style:parent-style-name="Standard">
      <style:text-properties style:text-underline-style="none" fo:font-weight="bold" officeooo:rsid="00e82238" officeooo:paragraph-rsid="00e82238" style:font-weight-asian="bold" style:font-weight-complex="bold"/>
    </style:style>
    <style:style style:name="P252" style:family="paragraph" style:parent-style-name="Standard">
      <style:text-properties style:text-underline-style="none" fo:font-weight="bold" officeooo:rsid="00ebb0c9" officeooo:paragraph-rsid="00ebb0c9" style:font-weight-asian="bold" style:font-weight-complex="bold"/>
    </style:style>
    <style:style style:name="P253" style:family="paragraph" style:parent-style-name="Standard">
      <style:text-properties style:text-underline-style="none" fo:font-weight="bold" officeooo:rsid="00ecfc30" officeooo:paragraph-rsid="00ecfc30" style:font-weight-asian="bold" style:font-weight-complex="bold"/>
    </style:style>
    <style:style style:name="P254" style:family="paragraph" style:parent-style-name="Standard">
      <style:text-properties style:text-underline-style="none" fo:font-weight="bold" officeooo:rsid="00eef91c" officeooo:paragraph-rsid="00eef91c" style:font-weight-asian="bold" style:font-weight-complex="bold"/>
    </style:style>
    <style:style style:name="P255" style:family="paragraph" style:parent-style-name="Standard">
      <style:text-properties style:text-underline-style="none" fo:font-weight="bold" officeooo:rsid="00f05a32" officeooo:paragraph-rsid="00f05a32" style:font-weight-asian="bold" style:font-weight-complex="bold"/>
    </style:style>
    <style:style style:name="P256" style:family="paragraph" style:parent-style-name="Standard">
      <style:text-properties style:text-underline-style="none" fo:font-weight="bold" officeooo:rsid="00f157f7" officeooo:paragraph-rsid="00f157f7" style:font-weight-asian="bold" style:font-weight-complex="bold"/>
    </style:style>
    <style:style style:name="P257" style:family="paragraph" style:parent-style-name="Standard">
      <style:text-properties style:text-underline-style="none" fo:font-weight="bold" officeooo:rsid="00f32b08" officeooo:paragraph-rsid="00f32b08" style:font-weight-asian="bold" style:font-weight-complex="bold"/>
    </style:style>
    <style:style style:name="P258" style:family="paragraph" style:parent-style-name="Standard">
      <style:text-properties style:text-underline-style="none" fo:font-weight="bold" officeooo:rsid="00f4ee13" officeooo:paragraph-rsid="00f4ee13" style:font-weight-asian="bold" style:font-weight-complex="bold"/>
    </style:style>
    <style:style style:name="P259" style:family="paragraph" style:parent-style-name="Standard" style:list-style-name="L7">
      <style:text-properties style:text-underline-style="none" fo:font-weight="bold" officeooo:rsid="00f90824" officeooo:paragraph-rsid="00f90824" style:font-weight-asian="bold" style:font-weight-complex="bold"/>
    </style:style>
    <style:style style:name="P260" style:family="paragraph" style:parent-style-name="Standard">
      <style:text-properties style:text-underline-style="none" fo:font-weight="bold" officeooo:rsid="00f90824" officeooo:paragraph-rsid="00f90824" style:font-weight-asian="bold" style:font-weight-complex="bold"/>
    </style:style>
    <style:style style:name="P261" style:family="paragraph" style:parent-style-name="Standard">
      <style:text-properties style:text-underline-style="none" fo:font-weight="bold" officeooo:rsid="00f96654" officeooo:paragraph-rsid="00f96654" style:font-weight-asian="bold" style:font-weight-complex="bold"/>
    </style:style>
    <style:style style:name="P262" style:family="paragraph" style:parent-style-name="Standard">
      <style:text-properties style:text-underline-style="none" fo:font-weight="bold" officeooo:rsid="00f98b06" officeooo:paragraph-rsid="00f98b06" style:font-weight-asian="bold" style:font-weight-complex="bold"/>
    </style:style>
    <style:style style:name="P263" style:family="paragraph" style:parent-style-name="Standard">
      <style:text-properties style:text-underline-style="none" fo:font-weight="bold" officeooo:rsid="00fb2ca4" officeooo:paragraph-rsid="00fb2ca4" style:font-weight-asian="bold" style:font-weight-complex="bold"/>
    </style:style>
    <style:style style:name="P264" style:family="paragraph" style:parent-style-name="Standard" style:list-style-name="L8">
      <style:text-properties style:text-underline-style="none" fo:font-weight="bold" officeooo:rsid="00fb2ca4" officeooo:paragraph-rsid="00fb2ca4" style:font-weight-asian="bold" style:font-weight-complex="bold"/>
    </style:style>
    <style:style style:name="P265" style:family="paragraph" style:parent-style-name="Standard">
      <style:text-properties style:text-underline-style="none" fo:font-weight="bold" officeooo:rsid="00fc88ad" officeooo:paragraph-rsid="00fc88ad" style:font-weight-asian="bold" style:font-weight-complex="bold"/>
    </style:style>
    <style:style style:name="P266" style:family="paragraph" style:parent-style-name="Standard">
      <style:text-properties style:text-underline-style="none" fo:font-weight="bold" officeooo:rsid="00fe8629" officeooo:paragraph-rsid="00fe8629" style:font-weight-asian="bold" style:font-weight-complex="bold"/>
    </style:style>
    <style:style style:name="P267" style:family="paragraph" style:parent-style-name="Standard">
      <style:text-properties style:text-underline-style="none" fo:font-weight="bold" officeooo:rsid="01001a99" officeooo:paragraph-rsid="01001a99" style:font-weight-asian="bold" style:font-weight-complex="bold"/>
    </style:style>
    <style:style style:name="P268" style:family="paragraph" style:parent-style-name="Standard">
      <style:text-properties style:text-underline-style="none" fo:font-weight="bold" officeooo:rsid="0101ed42" officeooo:paragraph-rsid="0101ed42" style:font-weight-asian="bold" style:font-weight-complex="bold"/>
    </style:style>
    <style:style style:name="P269" style:family="paragraph" style:parent-style-name="Standard">
      <style:text-properties style:text-underline-style="none" fo:font-weight="bold" officeooo:rsid="01025609" officeooo:paragraph-rsid="01025609" style:font-weight-asian="bold" style:font-weight-complex="bold"/>
    </style:style>
    <style:style style:name="P270" style:family="paragraph" style:parent-style-name="Standard">
      <style:text-properties style:text-underline-style="none" fo:font-weight="bold" officeooo:rsid="0102e286" officeooo:paragraph-rsid="0102e286" style:font-weight-asian="bold" style:font-weight-complex="bold"/>
    </style:style>
    <style:style style:name="P271" style:family="paragraph" style:parent-style-name="Standard">
      <style:text-properties style:text-underline-style="none" fo:font-weight="bold" officeooo:rsid="0104fed9" officeooo:paragraph-rsid="0104fed9" style:font-weight-asian="bold" style:font-weight-complex="bold"/>
    </style:style>
    <style:style style:name="P272" style:family="paragraph" style:parent-style-name="Standard">
      <style:text-properties style:text-underline-style="none" fo:font-weight="bold" officeooo:rsid="0106dc02" officeooo:paragraph-rsid="0106dc02" style:font-weight-asian="bold" style:font-weight-complex="bold"/>
    </style:style>
    <style:style style:name="P273" style:family="paragraph" style:parent-style-name="Standard">
      <style:text-properties style:text-underline-style="none" fo:font-weight="bold" officeooo:rsid="0106fef1" officeooo:paragraph-rsid="0106fef1" style:font-weight-asian="bold" style:font-weight-complex="bold"/>
    </style:style>
    <style:style style:name="P274" style:family="paragraph" style:parent-style-name="Standard">
      <style:text-properties style:text-underline-style="none" fo:font-weight="bold" officeooo:rsid="01075354" officeooo:paragraph-rsid="01075354" style:font-weight-asian="bold" style:font-weight-complex="bold"/>
    </style:style>
    <style:style style:name="P275" style:family="paragraph" style:parent-style-name="Standard">
      <style:text-properties style:text-underline-style="none" fo:font-weight="bold" officeooo:rsid="010863eb" officeooo:paragraph-rsid="010863eb" style:font-weight-asian="bold" style:font-weight-complex="bold"/>
    </style:style>
    <style:style style:name="P276" style:family="paragraph" style:parent-style-name="Standard">
      <style:text-properties style:text-underline-style="none" fo:font-weight="bold" officeooo:rsid="01094279" officeooo:paragraph-rsid="01094279" style:font-weight-asian="bold" style:font-weight-complex="bold"/>
    </style:style>
    <style:style style:name="P277" style:family="paragraph" style:parent-style-name="Standard">
      <style:text-properties style:text-underline-style="none" fo:font-weight="bold" officeooo:rsid="010c1969" officeooo:paragraph-rsid="010c1969" style:font-weight-asian="bold" style:font-weight-complex="bold"/>
    </style:style>
    <style:style style:name="P278" style:family="paragraph" style:parent-style-name="Standard">
      <style:text-properties style:text-underline-style="none" fo:font-weight="bold" officeooo:rsid="010e8bdd" officeooo:paragraph-rsid="010e8bdd" style:font-weight-asian="bold" style:font-weight-complex="bold"/>
    </style:style>
    <style:style style:name="P279" style:family="paragraph" style:parent-style-name="Standard">
      <style:text-properties style:text-underline-style="none" fo:font-weight="bold" officeooo:rsid="01106ae1" officeooo:paragraph-rsid="01106ae1" style:font-weight-asian="bold" style:font-weight-complex="bold"/>
    </style:style>
    <style:style style:name="P280" style:family="paragraph" style:parent-style-name="Standard">
      <style:text-properties style:text-underline-style="none" fo:font-weight="bold" officeooo:rsid="0110e842" officeooo:paragraph-rsid="0110e842" style:font-weight-asian="bold" style:font-weight-complex="bold"/>
    </style:style>
    <style:style style:name="P281" style:family="paragraph" style:parent-style-name="Standard">
      <style:text-properties style:text-underline-style="none" fo:font-weight="bold" officeooo:rsid="01118bc0" officeooo:paragraph-rsid="01118bc0" style:font-weight-asian="bold" style:font-weight-complex="bold"/>
    </style:style>
    <style:style style:name="P282" style:family="paragraph" style:parent-style-name="Standard">
      <style:text-properties style:text-underline-style="none" fo:font-weight="bold" officeooo:rsid="0111c662" officeooo:paragraph-rsid="0111c662" style:font-weight-asian="bold" style:font-weight-complex="bold"/>
    </style:style>
    <style:style style:name="P283" style:family="paragraph" style:parent-style-name="Standard">
      <style:text-properties style:text-underline-style="none" fo:font-weight="bold" officeooo:rsid="0111d195" officeooo:paragraph-rsid="0111d195" style:font-weight-asian="bold" style:font-weight-complex="bold"/>
    </style:style>
    <style:style style:name="P284" style:family="paragraph" style:parent-style-name="Standard">
      <style:text-properties style:text-underline-style="none" fo:font-weight="bold" officeooo:rsid="01134116" officeooo:paragraph-rsid="01134116" style:font-weight-asian="bold" style:font-weight-complex="bold"/>
    </style:style>
    <style:style style:name="P285" style:family="paragraph" style:parent-style-name="Standard">
      <style:text-properties style:text-underline-style="none" fo:font-weight="bold" officeooo:rsid="011481fd" officeooo:paragraph-rsid="011481fd" style:font-weight-asian="bold" style:font-weight-complex="bold"/>
    </style:style>
    <style:style style:name="P286" style:family="paragraph" style:parent-style-name="Standard">
      <style:text-properties style:text-underline-style="none" fo:font-weight="bold" officeooo:rsid="01160334" officeooo:paragraph-rsid="01160334" style:font-weight-asian="bold" style:font-weight-complex="bold"/>
    </style:style>
    <style:style style:name="P287" style:family="paragraph" style:parent-style-name="Standard">
      <style:text-properties style:text-underline-style="none" fo:font-weight="bold" officeooo:rsid="011a268c" officeooo:paragraph-rsid="011a268c" style:font-weight-asian="bold" style:font-weight-complex="bold"/>
    </style:style>
    <style:style style:name="P288" style:family="paragraph" style:parent-style-name="Standard">
      <style:text-properties style:text-underline-style="none" fo:font-weight="bold" officeooo:rsid="0120822b" officeooo:paragraph-rsid="0120822b" style:font-weight-asian="bold" style:font-weight-complex="bold"/>
    </style:style>
    <style:style style:name="P289" style:family="paragraph" style:parent-style-name="Standard">
      <style:text-properties style:text-underline-style="none" fo:font-weight="bold" officeooo:rsid="01214865" officeooo:paragraph-rsid="01214865" style:font-weight-asian="bold" style:font-weight-complex="bold"/>
    </style:style>
    <style:style style:name="P290" style:family="paragraph" style:parent-style-name="Standard">
      <style:text-properties style:text-underline-style="none" fo:font-weight="bold" officeooo:rsid="0121928d" officeooo:paragraph-rsid="0121928d" style:font-weight-asian="bold" style:font-weight-complex="bold"/>
    </style:style>
    <style:style style:name="P291" style:family="paragraph" style:parent-style-name="Standard">
      <style:text-properties style:text-underline-style="none" fo:font-weight="bold" officeooo:rsid="0121f57d" officeooo:paragraph-rsid="0121f57d" style:font-weight-asian="bold" style:font-weight-complex="bold"/>
    </style:style>
    <style:style style:name="P292" style:family="paragraph" style:parent-style-name="Standard">
      <style:text-properties style:text-underline-style="none" fo:font-weight="bold" officeooo:rsid="0122b677" officeooo:paragraph-rsid="0122b677" style:font-weight-asian="bold" style:font-weight-complex="bold"/>
    </style:style>
    <style:style style:name="P293" style:family="paragraph" style:parent-style-name="Standard">
      <style:text-properties style:text-underline-style="none" fo:font-weight="bold" officeooo:rsid="0122c5dc" officeooo:paragraph-rsid="0122c5dc" style:font-weight-asian="bold" style:font-weight-complex="bold"/>
    </style:style>
    <style:style style:name="P294" style:family="paragraph" style:parent-style-name="Standard">
      <style:text-properties style:text-underline-style="none" fo:font-weight="bold" officeooo:rsid="01266466" officeooo:paragraph-rsid="01266466" style:font-weight-asian="bold" style:font-weight-complex="bold"/>
    </style:style>
    <style:style style:name="P295" style:family="paragraph" style:parent-style-name="Standard">
      <style:text-properties style:text-underline-style="none" fo:font-weight="bold" officeooo:rsid="012917c6" officeooo:paragraph-rsid="012917c6" style:font-weight-asian="bold" style:font-weight-complex="bold"/>
    </style:style>
    <style:style style:name="P296" style:family="paragraph" style:parent-style-name="Standard">
      <style:text-properties style:text-underline-style="none" fo:font-weight="bold" officeooo:rsid="01299bfc" officeooo:paragraph-rsid="01299bfc" style:font-weight-asian="bold" style:font-weight-complex="bold"/>
    </style:style>
    <style:style style:name="P297" style:family="paragraph" style:parent-style-name="Standard">
      <style:text-properties style:text-underline-style="none" fo:font-weight="bold" officeooo:rsid="012a6edc" officeooo:paragraph-rsid="012a6edc" style:font-weight-asian="bold" style:font-weight-complex="bold"/>
    </style:style>
    <style:style style:name="P298" style:family="paragraph" style:parent-style-name="Standard">
      <style:text-properties style:text-underline-style="none" fo:font-weight="bold" officeooo:rsid="012e21da" officeooo:paragraph-rsid="012e21da" style:font-weight-asian="bold" style:font-weight-complex="bold"/>
    </style:style>
    <style:style style:name="P299" style:family="paragraph" style:parent-style-name="Standard" style:list-style-name="L9">
      <style:text-properties style:text-underline-style="none" fo:font-weight="bold" officeooo:rsid="012e21da" officeooo:paragraph-rsid="012e21da" style:font-weight-asian="bold" style:font-weight-complex="bold"/>
    </style:style>
    <style:style style:name="P300" style:family="paragraph" style:parent-style-name="Standard" style:list-style-name="L10">
      <style:text-properties style:text-underline-style="none" fo:font-weight="bold" officeooo:rsid="012e21da" officeooo:paragraph-rsid="012e21da" style:font-weight-asian="bold" style:font-weight-complex="bold"/>
    </style:style>
    <style:style style:name="P301" style:family="paragraph" style:parent-style-name="Standard">
      <style:text-properties style:text-underline-style="none" fo:font-weight="bold" officeooo:rsid="012f600e" officeooo:paragraph-rsid="012f600e" style:font-weight-asian="bold" style:font-weight-complex="bold"/>
    </style:style>
    <style:style style:name="P302" style:family="paragraph" style:parent-style-name="Standard">
      <style:text-properties style:text-underline-style="none" fo:font-weight="bold" officeooo:rsid="01303585" officeooo:paragraph-rsid="01303585" style:font-weight-asian="bold" style:font-weight-complex="bold"/>
    </style:style>
    <style:style style:name="P303" style:family="paragraph" style:parent-style-name="Standard">
      <style:text-properties style:text-underline-style="none" fo:font-weight="bold" officeooo:rsid="013063e0" officeooo:paragraph-rsid="013063e0" style:font-weight-asian="bold" style:font-weight-complex="bold"/>
    </style:style>
    <style:style style:name="P304" style:family="paragraph" style:parent-style-name="Standard">
      <style:text-properties style:text-underline-style="none" fo:font-weight="bold" officeooo:rsid="013097df" officeooo:paragraph-rsid="013097df" style:font-weight-asian="bold" style:font-weight-complex="bold"/>
    </style:style>
    <style:style style:name="P305" style:family="paragraph" style:parent-style-name="Standard" style:list-style-name="L11">
      <style:text-properties style:text-underline-style="none" fo:font-weight="bold" officeooo:rsid="013097df" officeooo:paragraph-rsid="013097df" style:font-weight-asian="bold" style:font-weight-complex="bold"/>
    </style:style>
    <style:style style:name="P306" style:family="paragraph" style:parent-style-name="Standard">
      <style:text-properties style:text-underline-style="none" fo:font-weight="bold" officeooo:rsid="0130d0b4" officeooo:paragraph-rsid="0130d0b4" style:font-weight-asian="bold" style:font-weight-complex="bold"/>
    </style:style>
    <style:style style:name="P307" style:family="paragraph" style:parent-style-name="Standard">
      <style:text-properties style:text-underline-style="none" fo:font-weight="bold" officeooo:rsid="01312ca9" officeooo:paragraph-rsid="01312ca9" style:font-weight-asian="bold" style:font-weight-complex="bold"/>
    </style:style>
    <style:style style:name="P308" style:family="paragraph" style:parent-style-name="Standard">
      <style:text-properties style:text-underline-style="none" fo:font-weight="bold" officeooo:rsid="0131a6ed" officeooo:paragraph-rsid="0131a6ed" style:font-weight-asian="bold" style:font-weight-complex="bold"/>
    </style:style>
    <style:style style:name="P309" style:family="paragraph" style:parent-style-name="Standard">
      <style:text-properties style:text-underline-style="none" fo:font-weight="bold" officeooo:rsid="0132f574" officeooo:paragraph-rsid="0132f574" style:font-weight-asian="bold" style:font-weight-complex="bold"/>
    </style:style>
    <style:style style:name="P310" style:family="paragraph" style:parent-style-name="Standard">
      <style:text-properties style:text-underline-style="none" fo:font-weight="bold" officeooo:rsid="013475f2" officeooo:paragraph-rsid="013475f2" style:font-weight-asian="bold" style:font-weight-complex="bold"/>
    </style:style>
    <style:style style:name="P311" style:family="paragraph" style:parent-style-name="Standard">
      <style:text-properties style:text-underline-style="none" fo:font-weight="bold" officeooo:rsid="0134883b" officeooo:paragraph-rsid="0134883b" style:font-weight-asian="bold" style:font-weight-complex="bold"/>
    </style:style>
    <style:style style:name="P312" style:family="paragraph" style:parent-style-name="Standard">
      <style:text-properties style:text-underline-style="none" fo:font-weight="bold" officeooo:rsid="013617af" officeooo:paragraph-rsid="013617af" style:font-weight-asian="bold" style:font-weight-complex="bold"/>
    </style:style>
    <style:style style:name="P313" style:family="paragraph" style:parent-style-name="Standard">
      <style:text-properties style:text-underline-style="none" fo:font-weight="bold" officeooo:rsid="0136e4b9" officeooo:paragraph-rsid="0136e4b9" style:font-weight-asian="bold" style:font-weight-complex="bold"/>
    </style:style>
    <style:style style:name="P314" style:family="paragraph" style:parent-style-name="Standard" style:list-style-name="L1">
      <style:text-properties officeooo:rsid="0065be43" officeooo:paragraph-rsid="0065be43"/>
    </style:style>
    <style:style style:name="T1" style:family="text">
      <style:text-properties fo:font-weight="normal" style:font-weight-asian="normal" style:font-weight-complex="normal"/>
    </style:style>
    <style:style style:name="T2" style:family="text">
      <style:text-properties fo:font-weight="normal" officeooo:rsid="0014321e" style:font-weight-asian="normal" style:font-weight-complex="normal"/>
    </style:style>
    <style:style style:name="T3" style:family="text">
      <style:text-properties fo:font-weight="normal" officeooo:rsid="0016049a" style:font-weight-asian="normal" style:font-weight-complex="normal"/>
    </style:style>
    <style:style style:name="T4" style:family="text">
      <style:text-properties fo:font-weight="normal" officeooo:rsid="0017e62f" style:font-weight-asian="normal" style:font-weight-complex="normal"/>
    </style:style>
    <style:style style:name="T5" style:family="text">
      <style:text-properties fo:font-weight="normal" officeooo:rsid="001892ec" style:font-weight-asian="normal" style:font-weight-complex="normal"/>
    </style:style>
    <style:style style:name="T6" style:family="text">
      <style:text-properties fo:font-weight="normal" officeooo:rsid="001bd048" style:font-weight-asian="normal" style:font-weight-complex="normal"/>
    </style:style>
    <style:style style:name="T7" style:family="text">
      <style:text-properties fo:font-weight="normal" officeooo:rsid="001d222c" style:font-weight-asian="normal" style:font-weight-complex="normal"/>
    </style:style>
    <style:style style:name="T8" style:family="text">
      <style:text-properties fo:font-weight="normal" officeooo:rsid="001d6cbb" style:font-weight-asian="normal" style:font-weight-complex="normal"/>
    </style:style>
    <style:style style:name="T9" style:family="text">
      <style:text-properties fo:font-weight="normal" officeooo:rsid="001e8a76" style:font-weight-asian="normal" style:font-weight-complex="normal"/>
    </style:style>
    <style:style style:name="T10" style:family="text">
      <style:text-properties fo:font-weight="normal" officeooo:rsid="00208136" style:font-weight-asian="normal" style:font-weight-complex="normal"/>
    </style:style>
    <style:style style:name="T11" style:family="text">
      <style:text-properties fo:font-weight="normal" officeooo:rsid="00257eda" style:font-weight-asian="normal" style:font-weight-complex="normal"/>
    </style:style>
    <style:style style:name="T12" style:family="text">
      <style:text-properties fo:font-weight="normal" officeooo:rsid="0025d051" style:font-weight-asian="normal" style:font-weight-complex="normal"/>
    </style:style>
    <style:style style:name="T13" style:family="text">
      <style:text-properties fo:font-weight="normal" officeooo:rsid="00267151" style:font-weight-asian="normal" style:font-weight-complex="normal"/>
    </style:style>
    <style:style style:name="T14" style:family="text">
      <style:text-properties fo:font-weight="normal" officeooo:rsid="00297d93" style:font-weight-asian="normal" style:font-weight-complex="normal"/>
    </style:style>
    <style:style style:name="T15" style:family="text">
      <style:text-properties fo:font-weight="normal" officeooo:rsid="002a6952" style:font-weight-asian="normal" style:font-weight-complex="normal"/>
    </style:style>
    <style:style style:name="T16" style:family="text">
      <style:text-properties fo:font-weight="normal" officeooo:rsid="002f4223" style:font-weight-asian="normal" style:font-weight-complex="normal"/>
    </style:style>
    <style:style style:name="T17" style:family="text">
      <style:text-properties fo:font-weight="normal" officeooo:rsid="003001ec" style:font-weight-asian="normal" style:font-weight-complex="normal"/>
    </style:style>
    <style:style style:name="T18" style:family="text">
      <style:text-properties fo:font-weight="normal" officeooo:rsid="0030ed1f" style:font-weight-asian="normal" style:font-weight-complex="normal"/>
    </style:style>
    <style:style style:name="T19" style:family="text">
      <style:text-properties fo:font-weight="normal" officeooo:rsid="00317b81" style:font-weight-asian="normal" style:font-weight-complex="normal"/>
    </style:style>
    <style:style style:name="T20" style:family="text">
      <style:text-properties fo:font-weight="normal" officeooo:rsid="00388998" style:font-weight-asian="normal" style:font-weight-complex="normal"/>
    </style:style>
    <style:style style:name="T21" style:family="text">
      <style:text-properties fo:font-weight="normal" officeooo:rsid="003a541e" style:font-weight-asian="normal" style:font-weight-complex="normal"/>
    </style:style>
    <style:style style:name="T22" style:family="text">
      <style:text-properties fo:font-weight="normal" officeooo:rsid="003c3472" style:font-weight-asian="normal" style:font-weight-complex="normal"/>
    </style:style>
    <style:style style:name="T23" style:family="text">
      <style:text-properties fo:font-weight="normal" officeooo:rsid="003d6a9c" style:font-weight-asian="normal" style:font-weight-complex="normal"/>
    </style:style>
    <style:style style:name="T24" style:family="text">
      <style:text-properties fo:font-weight="normal" officeooo:rsid="003e0d6b" style:font-weight-asian="normal" style:font-weight-complex="normal"/>
    </style:style>
    <style:style style:name="T25" style:family="text">
      <style:text-properties fo:font-weight="normal" officeooo:rsid="003f378f" style:font-weight-asian="normal" style:font-weight-complex="normal"/>
    </style:style>
    <style:style style:name="T26" style:family="text">
      <style:text-properties fo:font-weight="normal" officeooo:rsid="003fc5b6" style:font-weight-asian="normal" style:font-weight-complex="normal"/>
    </style:style>
    <style:style style:name="T27" style:family="text">
      <style:text-properties fo:font-weight="normal" officeooo:rsid="00410ae6" style:font-weight-asian="normal" style:font-weight-complex="normal"/>
    </style:style>
    <style:style style:name="T28" style:family="text">
      <style:text-properties fo:font-weight="normal" officeooo:rsid="00484a50" style:font-weight-asian="normal" style:font-weight-complex="normal"/>
    </style:style>
    <style:style style:name="T29" style:family="text">
      <style:text-properties fo:font-weight="normal" officeooo:rsid="004af3e1" style:font-weight-asian="normal" style:font-weight-complex="normal"/>
    </style:style>
    <style:style style:name="T30" style:family="text">
      <style:text-properties fo:font-weight="normal" officeooo:rsid="004c02cf" style:font-weight-asian="normal" style:font-weight-complex="normal"/>
    </style:style>
    <style:style style:name="T31" style:family="text">
      <style:text-properties fo:font-weight="normal" officeooo:rsid="00561c36" style:font-weight-asian="normal" style:font-weight-complex="normal"/>
    </style:style>
    <style:style style:name="T32" style:family="text">
      <style:text-properties fo:font-weight="normal" officeooo:rsid="005bb1a0" style:font-weight-asian="normal" style:font-weight-complex="normal"/>
    </style:style>
    <style:style style:name="T33" style:family="text">
      <style:text-properties fo:font-weight="normal" officeooo:rsid="005bb26c" style:font-weight-asian="normal" style:font-weight-complex="normal"/>
    </style:style>
    <style:style style:name="T34" style:family="text">
      <style:text-properties fo:font-weight="normal" officeooo:rsid="005d73b6" style:font-weight-asian="normal" style:font-weight-complex="normal"/>
    </style:style>
    <style:style style:name="T35" style:family="text">
      <style:text-properties fo:font-weight="normal" officeooo:rsid="005f62b9" style:font-weight-asian="normal" style:font-weight-complex="normal"/>
    </style:style>
    <style:style style:name="T36" style:family="text">
      <style:text-properties fo:font-weight="normal" officeooo:rsid="00606abd" style:font-weight-asian="normal" style:font-weight-complex="normal"/>
    </style:style>
    <style:style style:name="T37" style:family="text">
      <style:text-properties fo:font-weight="normal" officeooo:rsid="00692f82" style:font-weight-asian="normal" style:font-weight-complex="normal"/>
    </style:style>
    <style:style style:name="T38" style:family="text">
      <style:text-properties fo:font-weight="normal" officeooo:rsid="006a2cd0" style:font-weight-asian="normal" style:font-weight-complex="normal"/>
    </style:style>
    <style:style style:name="T39" style:family="text">
      <style:text-properties fo:font-weight="normal" officeooo:rsid="006bcbbf" style:font-weight-asian="normal" style:font-weight-complex="normal"/>
    </style:style>
    <style:style style:name="T40" style:family="text">
      <style:text-properties fo:font-weight="normal" officeooo:rsid="006c305a" style:font-weight-asian="normal" style:font-weight-complex="normal"/>
    </style:style>
    <style:style style:name="T41" style:family="text">
      <style:text-properties fo:font-weight="normal" officeooo:rsid="006e0dae" style:font-weight-asian="normal" style:font-weight-complex="normal"/>
    </style:style>
    <style:style style:name="T42" style:family="text">
      <style:text-properties fo:font-weight="normal" officeooo:rsid="006feefd" style:font-weight-asian="normal" style:font-weight-complex="normal"/>
    </style:style>
    <style:style style:name="T43" style:family="text">
      <style:text-properties fo:font-weight="normal" officeooo:rsid="00712237" style:font-weight-asian="normal" style:font-weight-complex="normal"/>
    </style:style>
    <style:style style:name="T44" style:family="text">
      <style:text-properties fo:font-weight="normal" officeooo:rsid="007309a0" style:font-weight-asian="normal" style:font-weight-complex="normal"/>
    </style:style>
    <style:style style:name="T45" style:family="text">
      <style:text-properties fo:font-weight="normal" officeooo:rsid="007c5ee2" style:font-weight-asian="normal" style:font-weight-complex="normal"/>
    </style:style>
    <style:style style:name="T46" style:family="text">
      <style:text-properties fo:font-weight="normal" officeooo:rsid="007e899b" style:font-weight-asian="normal" style:font-weight-complex="normal"/>
    </style:style>
    <style:style style:name="T47" style:family="text">
      <style:text-properties fo:font-weight="normal" officeooo:rsid="007ed575" style:font-weight-asian="normal" style:font-weight-complex="normal"/>
    </style:style>
    <style:style style:name="T48" style:family="text">
      <style:text-properties fo:font-weight="normal" officeooo:rsid="008040cc" style:font-weight-asian="normal" style:font-weight-complex="normal"/>
    </style:style>
    <style:style style:name="T49" style:family="text">
      <style:text-properties fo:font-weight="normal" officeooo:rsid="0081e920" style:font-weight-asian="normal" style:font-weight-complex="normal"/>
    </style:style>
    <style:style style:name="T50" style:family="text">
      <style:text-properties fo:font-weight="normal" officeooo:rsid="00833f17" style:font-weight-asian="normal" style:font-weight-complex="normal"/>
    </style:style>
    <style:style style:name="T51" style:family="text">
      <style:text-properties fo:font-weight="normal" officeooo:rsid="00860abe" style:font-weight-asian="normal" style:font-weight-complex="normal"/>
    </style:style>
    <style:style style:name="T52" style:family="text">
      <style:text-properties fo:font-weight="normal" officeooo:rsid="0089e9eb" style:font-weight-asian="normal" style:font-weight-complex="normal"/>
    </style:style>
    <style:style style:name="T53" style:family="text">
      <style:text-properties fo:font-weight="normal" officeooo:rsid="008da797" style:font-weight-asian="normal" style:font-weight-complex="normal"/>
    </style:style>
    <style:style style:name="T54" style:family="text">
      <style:text-properties fo:font-weight="normal" officeooo:rsid="00941c46" style:font-weight-asian="normal" style:font-weight-complex="normal"/>
    </style:style>
    <style:style style:name="T55" style:family="text">
      <style:text-properties fo:font-weight="normal" officeooo:rsid="0095b36f" style:font-weight-asian="normal" style:font-weight-complex="normal"/>
    </style:style>
    <style:style style:name="T56" style:family="text">
      <style:text-properties fo:font-weight="normal" officeooo:rsid="0095f4c6" style:font-weight-asian="normal" style:font-weight-complex="normal"/>
    </style:style>
    <style:style style:name="T57" style:family="text">
      <style:text-properties fo:font-weight="normal" officeooo:rsid="00994b06" style:font-weight-asian="normal" style:font-weight-complex="normal"/>
    </style:style>
    <style:style style:name="T58" style:family="text">
      <style:text-properties fo:font-weight="normal" officeooo:rsid="009c14c2" style:font-weight-asian="normal" style:font-weight-complex="normal"/>
    </style:style>
    <style:style style:name="T59" style:family="text">
      <style:text-properties fo:font-weight="normal" officeooo:rsid="009c90dc" style:font-weight-asian="normal" style:font-weight-complex="normal"/>
    </style:style>
    <style:style style:name="T60" style:family="text">
      <style:text-properties fo:font-weight="normal" officeooo:rsid="00a2f990" style:font-weight-asian="normal" style:font-weight-complex="normal"/>
    </style:style>
    <style:style style:name="T61" style:family="text">
      <style:text-properties fo:font-weight="normal" officeooo:rsid="00a71a58" style:font-weight-asian="normal" style:font-weight-complex="normal"/>
    </style:style>
    <style:style style:name="T62" style:family="text">
      <style:text-properties fo:font-weight="normal" officeooo:rsid="00a771bd" style:font-weight-asian="normal" style:font-weight-complex="normal"/>
    </style:style>
    <style:style style:name="T63" style:family="text">
      <style:text-properties fo:font-weight="normal" officeooo:rsid="00ac35aa" style:font-weight-asian="normal" style:font-weight-complex="normal"/>
    </style:style>
    <style:style style:name="T64" style:family="text">
      <style:text-properties fo:font-weight="normal" officeooo:rsid="00ac53e3" style:font-weight-asian="normal" style:font-weight-complex="normal"/>
    </style:style>
    <style:style style:name="T65" style:family="text">
      <style:text-properties fo:font-weight="normal" officeooo:rsid="00ac934b" style:font-weight-asian="normal" style:font-weight-complex="normal"/>
    </style:style>
    <style:style style:name="T66" style:family="text">
      <style:text-properties fo:font-weight="normal" officeooo:rsid="00af1e2a" style:font-weight-asian="normal" style:font-weight-complex="normal"/>
    </style:style>
    <style:style style:name="T67" style:family="text">
      <style:text-properties fo:font-weight="normal" officeooo:rsid="00b2b109" style:font-weight-asian="normal" style:font-weight-complex="normal"/>
    </style:style>
    <style:style style:name="T68" style:family="text">
      <style:text-properties fo:font-weight="normal" officeooo:rsid="00b2979e" style:font-weight-asian="normal" style:font-weight-complex="normal"/>
    </style:style>
    <style:style style:name="T69" style:family="text">
      <style:text-properties fo:font-weight="normal" officeooo:rsid="00b651bd" style:font-weight-asian="normal" style:font-weight-complex="normal"/>
    </style:style>
    <style:style style:name="T70" style:family="text">
      <style:text-properties fo:font-weight="normal" officeooo:rsid="00b804f7" style:font-weight-asian="normal" style:font-weight-complex="normal"/>
    </style:style>
    <style:style style:name="T71" style:family="text">
      <style:text-properties fo:font-weight="normal" officeooo:rsid="00b9f4b4" style:font-weight-asian="normal" style:font-weight-complex="normal"/>
    </style:style>
    <style:style style:name="T72" style:family="text">
      <style:text-properties fo:font-weight="normal" officeooo:rsid="00bf047c" style:font-weight-asian="normal" style:font-weight-complex="normal"/>
    </style:style>
    <style:style style:name="T73" style:family="text">
      <style:text-properties fo:font-weight="normal" officeooo:rsid="00c0e840" style:font-weight-asian="normal" style:font-weight-complex="normal"/>
    </style:style>
    <style:style style:name="T74" style:family="text">
      <style:text-properties fo:font-weight="normal" officeooo:rsid="00c47df2" style:font-weight-asian="normal" style:font-weight-complex="normal"/>
    </style:style>
    <style:style style:name="T75" style:family="text">
      <style:text-properties fo:font-weight="normal" officeooo:rsid="00c7cc1c" style:font-weight-asian="normal" style:font-weight-complex="normal"/>
    </style:style>
    <style:style style:name="T76" style:family="text">
      <style:text-properties fo:font-weight="normal" officeooo:rsid="00c9247b" style:font-weight-asian="normal" style:font-weight-complex="normal"/>
    </style:style>
    <style:style style:name="T77" style:family="text">
      <style:text-properties fo:font-weight="normal" officeooo:rsid="00caece1" style:font-weight-asian="normal" style:font-weight-complex="normal"/>
    </style:style>
    <style:style style:name="T78" style:family="text">
      <style:text-properties fo:font-weight="normal" officeooo:rsid="00d6cfc6" style:font-weight-asian="normal" style:font-weight-complex="normal"/>
    </style:style>
    <style:style style:name="T79" style:family="text">
      <style:text-properties fo:font-weight="normal" officeooo:rsid="00d802c7" style:font-weight-asian="normal" style:font-weight-complex="normal"/>
    </style:style>
    <style:style style:name="T80" style:family="text">
      <style:text-properties fo:font-weight="normal" officeooo:rsid="00d93026" style:font-weight-asian="normal" style:font-weight-complex="normal"/>
    </style:style>
    <style:style style:name="T81" style:family="text">
      <style:text-properties fo:font-weight="normal" officeooo:rsid="00d9645a" style:font-weight-asian="normal" style:font-weight-complex="normal"/>
    </style:style>
    <style:style style:name="T82" style:family="text">
      <style:text-properties fo:font-weight="normal" officeooo:rsid="00db5214" style:font-weight-asian="normal" style:font-weight-complex="normal"/>
    </style:style>
    <style:style style:name="T83" style:family="text">
      <style:text-properties fo:font-weight="normal" officeooo:rsid="00e31037" style:font-weight-asian="normal" style:font-weight-complex="normal"/>
    </style:style>
    <style:style style:name="T84" style:family="text">
      <style:text-properties fo:font-weight="normal" officeooo:rsid="00e66603" style:font-weight-asian="normal" style:font-weight-complex="normal"/>
    </style:style>
    <style:style style:name="T85" style:family="text">
      <style:text-properties fo:font-weight="normal" officeooo:rsid="00e812fe" style:font-weight-asian="normal" style:font-weight-complex="normal"/>
    </style:style>
    <style:style style:name="T86" style:family="text">
      <style:text-properties officeooo:rsid="001bd048"/>
    </style:style>
    <style:style style:name="T87" style:family="text">
      <style:text-properties officeooo:rsid="00208136"/>
    </style:style>
    <style:style style:name="T88" style:family="text">
      <style:text-properties officeooo:rsid="0025d051"/>
    </style:style>
    <style:style style:name="T89" style:family="text">
      <style:text-properties officeooo:rsid="0030ed1f"/>
    </style:style>
    <style:style style:name="T90" style:family="text">
      <style:text-properties style:text-position="super 58%" fo:font-weight="normal" style:font-weight-asian="normal" style:font-weight-complex="normal"/>
    </style:style>
    <style:style style:name="T91" style:family="text">
      <style:text-properties style:text-position="super 58%" fo:font-weight="normal" officeooo:rsid="004af3e1" style:font-weight-asian="normal" style:font-weight-complex="normal"/>
    </style:style>
    <style:style style:name="T92" style:family="text">
      <style:text-properties fo:font-weight="bold" style:font-weight-asian="bold" style:font-weight-complex="bold"/>
    </style:style>
    <style:style style:name="T93" style:family="text">
      <style:text-properties fo:font-weight="bold" officeooo:rsid="006403f6" style:font-weight-asian="bold" style:font-weight-complex="bold"/>
    </style:style>
    <style:style style:name="T94" style:family="text">
      <style:text-properties fo:font-weight="bold" officeooo:rsid="006b8ba8" style:font-weight-asian="bold" style:font-weight-complex="bold"/>
    </style:style>
    <style:style style:name="T95" style:family="text">
      <style:text-properties fo:font-weight="bold" officeooo:rsid="007a0827" style:font-weight-asian="bold" style:font-weight-complex="bold"/>
    </style:style>
    <style:style style:name="T96" style:family="text">
      <style:text-properties fo:font-weight="bold" officeooo:rsid="007ef366" style:font-weight-asian="bold" style:font-weight-complex="bold"/>
    </style:style>
    <style:style style:name="T97" style:family="text">
      <style:text-properties fo:font-weight="bold" officeooo:rsid="0088e22e" style:font-weight-asian="bold" style:font-weight-complex="bold"/>
    </style:style>
    <style:style style:name="T98" style:family="text">
      <style:text-properties fo:font-weight="bold" officeooo:rsid="009e8eec" style:font-weight-asian="bold" style:font-weight-complex="bold"/>
    </style:style>
    <style:style style:name="T99" style:family="text">
      <style:text-properties fo:font-weight="bold" officeooo:rsid="00a8b0d5" style:font-weight-asian="bold" style:font-weight-complex="bold"/>
    </style:style>
    <style:style style:name="T100" style:family="text">
      <style:text-properties fo:font-weight="bold" officeooo:rsid="00aabef2" style:font-weight-asian="bold" style:font-weight-complex="bold"/>
    </style:style>
    <style:style style:name="T101" style:family="text">
      <style:text-properties officeooo:rsid="0063af88"/>
    </style:style>
    <style:style style:name="T102" style:family="text">
      <style:text-properties officeooo:rsid="006403f6"/>
    </style:style>
    <style:style style:name="T103" style:family="text">
      <style:text-properties style:text-underline-style="none" fo:font-weight="normal" style:font-weight-asian="normal" style:font-weight-complex="normal"/>
    </style:style>
    <style:style style:name="T104" style:family="text">
      <style:text-properties style:text-underline-style="none" fo:font-weight="normal" officeooo:rsid="0065be43" style:font-weight-asian="normal" style:font-weight-complex="normal"/>
    </style:style>
    <style:style style:name="T105" style:family="text">
      <style:text-properties style:text-underline-style="none" fo:font-weight="normal" officeooo:rsid="0066dfa6" style:font-weight-asian="normal" style:font-weight-complex="normal"/>
    </style:style>
    <style:style style:name="T106" style:family="text">
      <style:text-properties officeooo:rsid="00297d93"/>
    </style:style>
    <style:style style:name="T107" style:family="text">
      <style:text-properties officeooo:rsid="003001ec"/>
    </style:style>
    <style:style style:name="T108" style:family="text">
      <style:text-properties officeooo:rsid="00351c43"/>
    </style:style>
    <style:style style:name="T109" style:family="text">
      <style:text-properties officeooo:rsid="00748943"/>
    </style:style>
    <style:style style:name="T110" style:family="text">
      <style:text-properties officeooo:rsid="007c5ee2"/>
    </style:style>
    <style:style style:name="T111" style:family="text">
      <style:text-properties officeooo:rsid="007db9fb"/>
    </style:style>
    <style:style style:name="T112" style:family="text">
      <style:text-properties officeooo:rsid="007e899b"/>
    </style:style>
    <style:style style:name="T113" style:family="text">
      <style:text-properties officeooo:rsid="007ef366"/>
    </style:style>
    <style:style style:name="T114" style:family="text">
      <style:text-properties officeooo:rsid="0088e22e"/>
    </style:style>
    <style:style style:name="T115" style:family="text">
      <style:text-properties officeooo:rsid="0095b36f"/>
    </style:style>
    <style:style style:name="T116" style:family="text">
      <style:text-properties officeooo:rsid="0095f4c6"/>
    </style:style>
    <style:style style:name="T117" style:family="text">
      <style:text-properties officeooo:rsid="009c14c2"/>
    </style:style>
    <style:style style:name="T118" style:family="text">
      <style:text-properties officeooo:rsid="009c90dc"/>
    </style:style>
    <style:style style:name="T119" style:family="text">
      <style:text-properties officeooo:rsid="009e8eec"/>
    </style:style>
    <style:style style:name="T120" style:family="text">
      <style:text-properties officeooo:rsid="00561c36"/>
    </style:style>
    <style:style style:name="T121" style:family="text">
      <style:text-properties officeooo:rsid="00a2f990"/>
    </style:style>
    <style:style style:name="T122" style:family="text">
      <style:text-properties officeooo:rsid="00aabef2"/>
    </style:style>
    <style:style style:name="T123" style:family="text">
      <style:text-properties officeooo:rsid="00ac35aa"/>
    </style:style>
    <style:style style:name="T124" style:family="text">
      <style:text-properties officeooo:rsid="00ac53e3"/>
    </style:style>
    <style:style style:name="T125" style:family="text">
      <style:text-properties officeooo:rsid="00b2979e"/>
    </style:style>
    <style:style style:name="T126" style:family="text">
      <style:text-properties officeooo:rsid="00b59281"/>
    </style:style>
    <style:style style:name="T127" style:family="text">
      <style:text-properties officeooo:rsid="00b651bd"/>
    </style:style>
    <style:style style:name="T128" style:family="text">
      <style:text-properties officeooo:rsid="00bf047c"/>
    </style:style>
    <style:style style:name="T129" style:family="text">
      <style:text-properties officeooo:rsid="00c7cc1c"/>
    </style:style>
    <style:style style:name="T130" style:family="text">
      <style:text-properties officeooo:rsid="00d154d3"/>
    </style:style>
    <style:style style:name="T131" style:family="text">
      <style:text-properties officeooo:rsid="00e31037"/>
    </style:style>
    <style:style style:name="T132" style:family="text">
      <style:text-properties officeooo:rsid="00e812fe"/>
    </style:style>
    <style:style style:name="T133" style:family="text">
      <style:text-properties style:text-position="0% 100%"/>
    </style:style>
    <style:style style:name="T134" style:family="text">
      <style:text-properties style:text-position="0% 100%" fo:font-weight="normal" style:font-weight-asian="normal" style:font-weight-complex="normal"/>
    </style:style>
    <style:style style:name="T135" style:family="text">
      <style:text-properties style:text-position="0% 100%" fo:font-weight="normal" officeooo:rsid="00ea05c9" style:font-weight-asian="normal" style:font-weight-complex="normal"/>
    </style:style>
    <style:style style:name="T136" style:family="text">
      <style:text-properties style:text-position="0% 100%" fo:font-weight="normal" officeooo:rsid="00ecfc30" style:font-weight-asian="normal" style:font-weight-complex="normal"/>
    </style:style>
    <style:style style:name="T137" style:family="text">
      <style:text-properties style:text-position="0% 100%" fo:font-weight="normal" officeooo:rsid="00eef91c" style:font-weight-asian="normal" style:font-weight-complex="normal"/>
    </style:style>
    <style:style style:name="T138" style:family="text">
      <style:text-properties style:text-position="0% 100%" fo:font-weight="normal" officeooo:rsid="00f4f200" style:font-weight-asian="normal" style:font-weight-complex="normal"/>
    </style:style>
    <style:style style:name="T139" style:family="text">
      <style:text-properties style:text-position="0% 100%" fo:font-weight="normal" officeooo:rsid="00f6344c" style:font-weight-asian="normal" style:font-weight-complex="normal"/>
    </style:style>
    <style:style style:name="T140" style:family="text">
      <style:text-properties style:text-position="0% 100%" fo:font-weight="normal" officeooo:rsid="00f70d96" style:font-weight-asian="normal" style:font-weight-complex="normal"/>
    </style:style>
    <style:style style:name="T141" style:family="text">
      <style:text-properties style:text-position="0% 100%" fo:font-weight="normal" officeooo:rsid="00f90824" style:font-weight-asian="normal" style:font-weight-complex="normal"/>
    </style:style>
    <style:style style:name="T142" style:family="text">
      <style:text-properties style:text-position="0% 100%" fo:font-weight="normal" officeooo:rsid="00f98b06" style:font-weight-asian="normal" style:font-weight-complex="normal"/>
    </style:style>
    <style:style style:name="T143" style:family="text">
      <style:text-properties style:text-position="0% 100%" fo:font-weight="normal" officeooo:rsid="00fb2ca4" style:font-weight-asian="normal" style:font-weight-complex="normal"/>
    </style:style>
    <style:style style:name="T144" style:family="text">
      <style:text-properties style:text-position="0% 100%" fo:font-weight="normal" officeooo:rsid="00fe8629" style:font-weight-asian="normal" style:font-weight-complex="normal"/>
    </style:style>
    <style:style style:name="T145" style:family="text">
      <style:text-properties style:text-position="0% 100%" fo:font-weight="normal" officeooo:rsid="01001a99" style:font-weight-asian="normal" style:font-weight-complex="normal"/>
    </style:style>
    <style:style style:name="T146" style:family="text">
      <style:text-properties style:text-position="0% 100%" fo:font-weight="normal" officeooo:rsid="01046c0b" style:font-weight-asian="normal" style:font-weight-complex="normal"/>
    </style:style>
    <style:style style:name="T147" style:family="text">
      <style:text-properties style:text-position="0% 100%" fo:font-weight="normal" officeooo:rsid="0104fed9" style:font-weight-asian="normal" style:font-weight-complex="normal"/>
    </style:style>
    <style:style style:name="T148" style:family="text">
      <style:text-properties style:text-position="0% 100%" fo:font-weight="normal" officeooo:rsid="010dda7c" style:font-weight-asian="normal" style:font-weight-complex="normal"/>
    </style:style>
    <style:style style:name="T149" style:family="text">
      <style:text-properties style:text-position="0% 100%" fo:font-weight="normal" officeooo:rsid="0111d195" style:font-weight-asian="normal" style:font-weight-complex="normal"/>
    </style:style>
    <style:style style:name="T150" style:family="text">
      <style:text-properties style:text-position="0% 100%" fo:font-weight="normal" officeooo:rsid="011c83b9" style:font-weight-asian="normal" style:font-weight-complex="normal"/>
    </style:style>
    <style:style style:name="T151" style:family="text">
      <style:text-properties style:text-position="0% 100%" fo:font-weight="normal" officeooo:rsid="0122b677" style:font-weight-asian="normal" style:font-weight-complex="normal"/>
    </style:style>
    <style:style style:name="T152" style:family="text">
      <style:text-properties style:text-position="0% 100%" fo:font-weight="normal" officeooo:rsid="0127c503" style:font-weight-asian="normal" style:font-weight-complex="normal"/>
    </style:style>
    <style:style style:name="T153" style:family="text">
      <style:text-properties style:text-position="0% 100%" fo:font-weight="normal" officeooo:rsid="012917c6" style:font-weight-asian="normal" style:font-weight-complex="normal"/>
    </style:style>
    <style:style style:name="T154" style:family="text">
      <style:text-properties style:text-position="0% 100%" fo:font-weight="normal" officeooo:rsid="012bcc60" style:font-weight-asian="normal" style:font-weight-complex="normal"/>
    </style:style>
    <style:style style:name="T155" style:family="text">
      <style:text-properties style:text-position="0% 100%" fo:font-weight="normal" officeooo:rsid="01303585" style:font-weight-asian="normal" style:font-weight-complex="normal"/>
    </style:style>
    <style:style style:name="T156" style:family="text">
      <style:text-properties style:text-position="0% 100%" fo:font-weight="normal" officeooo:rsid="013467e3" style:font-weight-asian="normal" style:font-weight-complex="normal"/>
    </style:style>
    <style:style style:name="T157" style:family="text">
      <style:text-properties style:text-position="0% 100%" fo:font-weight="normal" officeooo:rsid="013475f2" style:font-weight-asian="normal" style:font-weight-complex="normal"/>
    </style:style>
    <style:style style:name="T158" style:family="text">
      <style:text-properties style:text-position="0% 100%" officeooo:rsid="00ea05c9"/>
    </style:style>
    <style:style style:name="T159" style:family="text">
      <style:text-properties style:text-position="0% 100%" fo:font-weight="bold" style:font-weight-asian="bold" style:font-weight-complex="bold"/>
    </style:style>
    <style:style style:name="T160" style:family="text">
      <style:text-properties style:text-position="0% 100%" fo:font-weight="bold" officeooo:rsid="011f16b5" style:font-weight-asian="bold" style:font-weight-complex="bold"/>
    </style:style>
    <style:style style:name="T161" style:family="text">
      <style:text-properties style:text-position="0% 100%" fo:font-weight="bold" officeooo:rsid="0122efef" style:font-weight-asian="bold" style:font-weight-complex="bold"/>
    </style:style>
    <style:style style:name="T162" style:family="text">
      <style:text-properties style:text-position="0% 100%" officeooo:rsid="00ecfc30"/>
    </style:style>
    <style:style style:name="T163" style:family="text">
      <style:text-properties style:text-position="0% 100%" officeooo:rsid="00fe8629"/>
    </style:style>
    <style:style style:name="T164" style:family="text">
      <style:text-properties style:text-position="0% 100%" officeooo:rsid="010dda7c"/>
    </style:style>
    <style:style style:name="T165" style:family="text">
      <style:text-properties style:text-position="0% 100%" officeooo:rsid="0117a7a9"/>
    </style:style>
    <style:style style:name="T166" style:family="text">
      <style:text-properties style:text-position="0% 100%" officeooo:rsid="011a268c"/>
    </style:style>
    <style:style style:name="T167" style:family="text">
      <style:text-properties style:text-position="0% 100%" officeooo:rsid="011f16b5"/>
    </style:style>
    <style:style style:name="T168" style:family="text">
      <style:text-properties style:text-position="0% 100%" officeooo:rsid="0122efef"/>
    </style:style>
    <style:style style:name="T169" style:family="text">
      <style:text-properties style:text-position="0% 100%" officeooo:rsid="01247d44"/>
    </style:style>
    <style:style style:name="T170" style:family="text">
      <style:text-properties style:text-position="0% 100%" officeooo:rsid="012cf17b"/>
    </style:style>
    <style:style style:name="T171" style:family="text">
      <style:text-properties style:text-position="0% 100%" officeooo:rsid="0130358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text:p>
      <text:p text:style-name="P1"/>
      <text:p text:style-name="P3">Objected Oriented Programming –<text:span text:style-name="T1"> encapsulation, inheritance, abstraction, polymorphism. </text:span></text:p>
      <text:p text:style-name="P84"/>
      <text:p text:style-name="P3">Java <text:span text:style-name="T1"><text:s/>differs from C++ because it does not allow pointers </text:span><text:span text:style-name="T2">and requiered manual </text:span><text:span text:style-name="T1">handles </text:span><text:span text:style-name="T2">of </text:span><text:span text:style-name="T1">memory management and garbage collection. </text:span></text:p>
      <text:p text:style-name="P84"/>
      <text:p text:style-name="P21"><text:span text:style-name="T1">Originally “C with Classes”. Developed in late 1970s by Danish computer scientist Bjarne Stroustrup. Began as a set of enhancements to allow object oriented programming in C. Based on C language, adding many powerful features while retaining as much of C's syntax, efficiency and utility as possible. <text:s text:c="2"/></text:span><text:span text:style-name="T32">Very popular. </text:span><text:span text:style-name="T33">Used in Firmware, OS, and applications. </text:span><text:span text:style-name="T34">Parts of Unix not written in C, Windows, OSX, etc. </text:span><text:span text:style-name="T35">Microsoft Office, Firefox, Adobe products, Amazon, Facebook, Google. </text:span></text:p>
      <text:p text:style-name="P140"/>
      <text:p text:style-name="P141">5 Parts:</text:p>
      <text:p text:style-name="P141"/>
      <text:p text:style-name="P141">Preprocessor </text:p>
      <text:p text:style-name="P141">C Language Syntax</text:p>
      <text:p text:style-name="P141">Classes and Objects</text:p>
      <text:p text:style-name="P141">C++ Templates</text:p>
      <text:p text:style-name="P141">STL – Standard template library</text:p>
      <text:p text:style-name="P182"/>
      <text:p text:style-name="P22"><text:span text:style-name="T1">C++98 – first standard. C++03 was next. TR1 was a set of library extensions including regular expressions, smart pointers, hash tables, and random number generators. C++11 is modern standard that was first real extension of C++ standard, providing range-based for loop, type inference, lambda functions, and unambiguous null pointer constant, etc. C++14 is the newes</text:span><text:span text:style-name="T36">t.</text:span></text:p>
      <text:p text:style-name="P84"/>
      <text:p text:style-name="P4">Interpreter<text:span text:style-name="T1"> translates and executes a program as it reads it, tur</text:span><text:span text:style-name="T3">n</text:span><text:span text:style-name="T1">ing source code directly into action. </text:span><text:span text:style-name="T5">Need interpreter to run the program.</text:span></text:p>
      <text:p text:style-name="P142"/>
      <text:p text:style-name="P28"><text:span text:style-name="T5">C</text:span><text:span text:style-name="T1">++ is a compiled language. </text:span></text:p>
      <text:p text:style-name="P85"/>
      <text:p text:style-name="P4"><text:span text:style-name="T1"><text:s/></text:span>Compiler<text:span text:style-name="T1"> translates source code into an intermediary form of object code (readable by machines) and produces object files. </text:span>Linker<text:span text:style-name="T1"> runs after compile and combines object files into an executable program containing machine code that can be directly run from the processor. </text:span><text:span text:style-name="T4">Compiled code runs faster because it has already been translated into machine language at compile time. </text:span><text:span text:style-name="T5">Can run the program on any computer after it is compiled. </text:span><text:span text:style-name="T41">Executable program is created for a specific hardware/system combination; it is not portable. Portability refers to source code. </text:span></text:p>
      <text:p text:style-name="P87"/>
      <text:p text:style-name="P5"><text:span text:style-name="T1">A </text:span>procedure<text:span text:style-name="T1">, or </text:span>function/method<text:span text:style-name="T1">, is a set of specific instruction execute done after the other. </text:span><text:span text:style-name="T86">Structured programming</text:span><text:span text:style-name="T6"> was created to help programmers keep track of which functions called which other functions and what data was changed. </text:span><text:span text:style-name="T7">Principle behind it is divide and conquer. </text:span><text:span text:style-name="T8">Program is broken down into a set of smaller tasks. </text:span><text:span text:style-name="T9">Unfortunately, structured programming separates data structures from the functions that manipulate them, and there is no natural way to group data with its assoicated functions. Second, programmers found themselves needin gto reuse functions, but functions that worked with one type of data often could not be used with other types of data. </text:span></text:p>
      <text:p text:style-name="P89"/>
      <text:p text:style-name="P6">Object oriented programming<text:span text:style-name="T1"> – provides techniques for managing enormous complexity, achieving reuse of software components (templates/generics), and coupling data with the tasks that manipulate that data (classes). </text:span><text:span text:style-name="T10">Essence is to model objects (things or conepts) rather than data. Objects have </text:span><text:soft-page-break/><text:span text:style-name="T10">characteristics, also called </text:span><text:span text:style-name="T87">properties</text:span><text:span text:style-name="T10"> or </text:span><text:span text:style-name="T87">attibutes</text:span><text:span text:style-name="T10">. Also have capabilities, called </text:span><text:span text:style-name="T87">operations</text:span><text:span text:style-name="T10"> of </text:span><text:span text:style-name="T87">functions</text:span><text:span text:style-name="T10">.</text:span></text:p>
      <text:p text:style-name="P132"/>
      <text:p text:style-name="P133">Also supports <text:span text:style-name="T92">Functional</text:span>, <text:span text:style-name="T92">Procedural</text:span>, <text:span text:style-name="T94">Data Abstraction,</text:span> and <text:span text:style-name="T92">Generic</text:span> coding paradigms.</text:p>
      <text:p text:style-name="P133"/>
      <text:p text:style-name="P26">Procedural Programming – <text:span text:style-name="T1">What C was designed to support. Focused on processing and the design of suitable data structures. </text:span><text:span text:style-name="T39">In form of built-in types, operators, statements, functions, structs, unions, etc. C++ expands on C with further support for procedure programming in the form of many additoinal language constructs and a stricter, more flexible and more supportive type system. </text:span></text:p>
      <text:p text:style-name="P143"/>
      <text:p text:style-name="P27">Data Abstraction – <text:span text:style-name="T1">Design of interfaces, hiding implementation details, in general and representations in particular. C++ supports concrete and abstract classes.</text:span></text:p>
      <text:p text:style-name="P144"/>
      <text:p text:style-name="P27">Object Oriented Programming – <text:span text:style-name="T1">Focused on the design, implementation, and use of class hierarchies. Provide polymorphism and encapsulation. </text:span></text:p>
      <text:p text:style-name="P144"/>
      <text:p text:style-name="P27">Generic Programming – <text:span text:style-name="T1">Focused on design, implementation, and use of general algorithms, algorithms designed to accept a wide variety of types as long as they meet the algorithm's requirements on its arguments. </text:span><text:span text:style-name="T40">Template is C++'s support for generic programming. Templates provide parametric polymorphism in compile-time. </text:span></text:p>
      <text:p text:style-name="P133"/>
      <text:p text:style-name="P133"/>
      <text:p text:style-name="P7">Encapsulation<text:span text:style-name="T1"> – Property of being a self contained unit. Programmers don't need to know the inner working of programs, just how to use it. </text:span>Data hiding<text:span text:style-name="T1"> is highly valued characteristic that objectcan be used without the user knowing or caring how it works internally. </text:span></text:p>
      <text:p text:style-name="P90"/>
      <text:p text:style-name="P7">Inheritance<text:span text:style-name="T1"> – You can declare a new type that is an entension of an existing type. New type inherits all the old type's qualities. Programmers can add to the new type or modify those qualities as needed. </text:span></text:p>
      <text:p text:style-name="P90"/>
      <text:p text:style-name="P23">Polymorphism<text:span text:style-name="T1"> – Many forms. Idea that different objects can be treated similarly and still do the right thing through what is called function polymorphism or class polymorphism. </text:span></text:p>
      <text:p text:style-name="P91"/>
      <text:p text:style-name="P145">C++ designed to provide:</text:p>
      <text:list xml:id="list5494060357728393537" text:style-name="L1">
        <text:list-item>
          <text:p text:style-name="P183">Direct Maps of Built-in Operations and Types to Hardware to provide efficient memory use and efficient low-level operations</text:p>
        </text:list-item>
        <text:list-item>
          <text:p text:style-name="P314"><text:span text:style-name="T104">A</text:span><text:span text:style-name="T103">ffordable and Flexible Abstraction Mechanisms to provide user-defined type</text:span><text:span text:style-name="T105">s </text:span><text:span text:style-name="T103">with the same nota</text:span><text:span text:style-name="T105">t</text:span><text:span text:style-name="T103">ional suppor</text:span><text:span text:style-name="T105">t</text:span><text:span text:style-name="T103">, range of uses, and performance as built-in types. </text:span></text:p>
        </text:list-item>
      </text:list>
      <text:p text:style-name="P145"><text:tab/></text:p>
      <text:p text:style-name="P24"><text:span text:style-name="T1">Design was focussed on fundamental notions such as memory, mutability, abstraction, resource management, expression of algorithms, error handling, and modularity. </text:span><text:span text:style-name="T37">Widely used in financial systems, for game development, and for scientific computation. </text:span><text:span text:style-name="T38">Designed for general purpose programming, not one specific area. </text:span></text:p>
      <text:p text:style-name="P146"/>
      <text:p text:style-name="P25">Zero-Overhead Principle –<text:span text:style-name="T1"> If you can write reasonable code to simulate a language feature or a fundamental abstractoin and provide even slightly better performance, do so. Must not waste a single byte or a single processor cycle compared to equivalent alternatives. </text:span></text:p>
      <text:p text:style-name="P147"/>
      <text:p text:style-name="P28">Libraries – <text:span text:style-name="T1">C++ is supported by a variey of libraries beyond its standard. </text:span></text:p>
      <text:list xml:id="list7818980577633779944" text:style-name="L2">
        <text:list-item>
          <text:p text:style-name="P184"><text:soft-page-break/>Boost – portable foundation libraries</text:p>
        </text:list-item>
        <text:list-item>
          <text:p text:style-name="P184">POCO – Web development</text:p>
        </text:list-item>
        <text:list-item>
          <text:p text:style-name="P184">QT – cross-platform application development</text:p>
        </text:list-item>
        <text:list-item>
          <text:p text:style-name="P184">wxWidgets – cross-platform GUI library</text:p>
        </text:list-item>
        <text:list-item>
          <text:p text:style-name="P184">WebKit – loyout engine library for web browsers</text:p>
        </text:list-item>
        <text:list-item>
          <text:p text:style-name="P184">CGAL – computational geometry</text:p>
        </text:list-item>
        <text:list-item>
          <text:p text:style-name="P184">QuickFix – financial information eXchange</text:p>
        </text:list-item>
        <text:list-item>
          <text:p text:style-name="P184">OpenCV – real-time image processing</text:p>
        </text:list-item>
        <text:list-item>
          <text:p text:style-name="P184">Root – high-energy physics</text:p>
        </text:list-item>
      </text:list>
      <text:p text:style-name="P148"/>
      <text:p text:style-name="P29"><text:span text:style-name="T41">I</text:span><text:span text:style-name="T1">SO C++ standard defined two types of entities:</text:span></text:p>
      <text:list xml:id="list5070037593030618923" text:style-name="L3">
        <text:list-item>
          <text:p text:style-name="P227">Core Language Features<text:span text:style-name="T1"> – built-in types (char, int) and loops</text:span></text:p>
        </text:list-item>
        <text:list-item>
          <text:p text:style-name="P227">Standard Library Components –<text:span text:style-name="T1"> containers ( vector, map) and I/) operations (&lt;&lt;, getline())</text:span></text:p>
        </text:list-item>
      </text:list>
      <text:p text:style-name="P29"/>
      <text:p text:style-name="P29">Statically Typed Language – <text:span text:style-name="T1">the type of every entity (object, value, etc) must be known to the compiler at its point of use. Type determines the set of operations applicable to it. </text:span></text:p>
      <text:p text:style-name="P86"/>
      <text:p text:style-name="P135">Scripts – interpreted programs. Interpreters often called script engines. </text:p>
      <text:p text:style-name="P135"/>
      <text:p text:style-name="P88">Until recently, computer programs were thought of as a series of procedures that acted on data.</text:p>
      <text:p text:style-name="P91"/>
      <text:p text:style-name="P8">#<text:span text:style-name="T1"> symbol is a signal to a program called the preprocessor. </text:span>Preprocessor<text:span text:style-name="T1"> is run first everytime you run your compiler. </text:span><text:span text:style-name="T11">It reads through the source code, looking for lines that begin with th epound symbol and acts on those lines before the compiler runs. Adds standard libraries to source code for function to run. </text:span><text:span text:style-name="T88">#include</text:span><text:span text:style-name="T12"> tells preprocessor that “what follows is a file. Find that file, read it, and place it here. Angle brackets &lt;&gt; tell preprocessor to look in standard locations. </text:span><text:span text:style-name="T13">iostream is used by cout. </text:span></text:p>
      <text:p text:style-name="P9"><text:span text:style-name="T13">A</text:span><text:span text:style-name="T1">ctual program starts with function named </text:span>main()<text:span text:style-name="T1">. Every C++ program has a </text:span>main() <text:span text:style-name="T1">function. </text:span></text:p>
      <text:p text:style-name="P9">Function<text:span text:style-name="T1"> is a block of code that performs one or more actions. Usually, they are invoked or called by other functions, but main() is special. When program starts, main() is called automically.</text:span></text:p>
      <text:p text:style-name="P136"/>
      <text:p text:style-name="P2">Basics</text:p>
      <text:p text:style-name="P136"/>
      <text:p text:style-name="P29">int main() {} <text:span text:style-name="T1"><text:s/>- the minimal C++ program. <text:s/>Every program must have one global function named </text:span>main().<text:span text:style-name="T1"> The </text:span>int<text:span text:style-name="T1"> value returned by </text:span>main()<text:span text:style-name="T1"> is the program's return value to “the system.”</text:span><text:span text:style-name="T42"> A nonzero return typically indicates falure, though only Linux/Unix systems typically make use of return value. </text:span></text:p>
      <text:p text:style-name="P149"/>
      <text:p text:style-name="P10">main()<text:span text:style-name="T1">, like all functions, must state what kind of value it returns. </text:span><text:span text:style-name="T14">In hello, the return type is </text:span><text:span text:style-name="T106">int</text:span><text:span text:style-name="T14">, which means this </text:span><text:span text:style-name="T43">function</text:span><text:span text:style-name="T14"> returns an integer to the </text:span><text:span text:style-name="T43">OS</text:span><text:span text:style-name="T14"> when it completes. </text:span><text:span text:style-name="T15">In this case, it returns 0. </text:span></text:p>
      <text:p text:style-name="P92"/>
      <text:p text:style-name="P30"><text:span text:style-name="T15">A</text:span><text:span text:style-name="T1">ll functions begin with opening </text:span>{<text:span text:style-name="T1"> and end with closing </text:span>}<text:span text:style-name="T1">. </text:span></text:p>
      <text:p text:style-name="P137"/>
      <text:p text:style-name="P71">Identifiers:</text:p>
      <text:p text:style-name="P150"/>
      <text:p text:style-name="P150">case-sensitive. 70+ keywords cannot be used as identifiers. Initial underscore (_variable) is commonly used for private identifiers. More than one is normally reserved for system level private use (_system_use_only). </text:p>
      <text:p text:style-name="P137"/>
      <text:p text:style-name="P31">I/O</text:p>
      <text:p text:style-name="P138"><text:soft-page-break/></text:p>
      <text:p text:style-name="P31">#include &lt;iostream&gt; <text:span text:style-name="T1"><text:s/>- instructs compiler to include the declarations of the standard steam I/O library in </text:span>iostream.</text:p>
      <text:p text:style-name="P138"/>
      <text:p text:style-name="P11">cin<text:span text:style-name="T1"> and </text:span>cout<text:span text:style-name="T1"> are objects used for </text:span>standard input<text:span text:style-name="T1"> and </text:span>standard output<text:span text:style-name="T1"> respectively. Provided in </text:span>standard library<text:span text:style-name="T1">. A </text:span>library<text:span text:style-name="T1"> is a collection of classes. The </text:span>standard library<text:span text:style-name="T1"> is the standard collection that comes with every ANSI-compliant compiler. </text:span></text:p>
      <text:p text:style-name="P93"/>
      <text:p text:style-name="P12"><text:span text:style-name="T1">You designate that the </text:span>cout<text:span text:style-name="T1"> object you want to use is part of the standard library by using </text:span>namespace<text:span text:style-name="T1"> specifier </text:span>std<text:span text:style-name="T1">. </text:span><text:span text:style-name="T16">Because you might have objects with the same name from different libraries. </text:span><text:span text:style-name="T17">C++ divides the world into </text:span><text:span text:style-name="T107">namespaces</text:span><text:span text:style-name="T17">. </text:span><text:span text:style-name="T18">You chose </text:span><text:span text:style-name="T89">namespace</text:span><text:span text:style-name="T18"> by putting the </text:span><text:span text:style-name="T89">namespace</text:span><text:span text:style-name="T18"> followed by two colons before the object. So </text:span><text:span text:style-name="T89">std::cout</text:span><text:span text:style-name="T18">. </text:span></text:p>
      <text:p text:style-name="P94"/>
      <text:p text:style-name="P13">&lt;&lt;<text:span text:style-name="T1"> is the output redirection operator. Whatever follows the output redirection operator is written to the console. </text:span><text:span text:style-name="T19">Enclose strings in quotation marks. </text:span></text:p>
      <text:p text:style-name="P95"/>
      <text:p text:style-name="P14">std::end<text:span text:style-name="T108">l</text:span><text:span text:style-name="T1"> writes a new line to the screen. \n is for newline. \t is for tabbed space. </text:span></text:p>
      <text:p text:style-name="P96"/>
      <text:p text:style-name="P98"><text:span text:style-name="T92">Casting</text:span> – specifying type. </text:p>
      <text:p text:style-name="P98"/>
      <text:p text:style-name="P98">(float) 5 = 5.0</text:p>
      <text:p text:style-name="P97"/>
      <text:p text:style-name="P15"><text:span text:style-name="T1">Can tell compiler you will be </text:span>using<text:span text:style-name="T1"> std::cout and etc in beginning of code. </text:span></text:p>
      <text:p text:style-name="P97"/>
      <text:p text:style-name="P97"><text:span text:style-name="T92">using</text:span> std::cout;</text:p>
      <text:p text:style-name="P97"><text:span text:style-name="T92">using</text:span> std::endl;</text:p>
      <text:p text:style-name="P97"/>
      <text:p text:style-name="P97"><text:span text:style-name="T92">cout</text:span> &lt;&lt; “This is a String.\n”;</text:p>
      <text:p text:style-name="P34">cout &lt;&lt;<text:span text:style-name="T1"> “The square of ” &lt;&lt; x &lt;&lt; “ is ” &lt;&lt; square(x) &lt;&lt; “n”; //</text:span><text:span text:style-name="T44">concatenation</text:span></text:p>
      <text:p text:style-name="P97"/>
      <text:p text:style-name="P31">String literal –<text:span text:style-name="T1"> a sequence of characters surrounded by double quotes.</text:span></text:p>
      <text:p text:style-name="P32">Special Characters<text:span text:style-name="T1"> – Preceded by </text:span>\ backslash character<text:span text:style-name="T1">. \n, \t, \0, etc. </text:span></text:p>
      <text:p text:style-name="P97"/>
      <text:p text:style-name="P16"><text:span text:style-name="T1">Can also tell compiler that you will be </text:span>using<text:span text:style-name="T1"> entire std </text:span>namespace<text:span text:style-name="T1">. </text:span><text:span text:style-name="T20">Run risk of using objects from wrong library but do not have to specify each object you will use.:</text:span></text:p>
      <text:p text:style-name="P99"/>
      <text:p text:style-name="P99">using <text:span text:style-name="T92">namespace</text:span> std;</text:p>
      <text:p text:style-name="P99"/>
      <text:p text:style-name="P16">//<text:span text:style-name="T1"> </text:span><text:span text:style-name="T21">- for single line comments. </text:span></text:p>
      <text:p text:style-name="P100"><text:span text:style-name="T92">/**/</text:span> - for multi line comments</text:p>
      <text:p text:style-name="P100"/>
      <text:p text:style-name="P100"/>
      <text:p text:style-name="P100"/>
      <text:p text:style-name="P33">Other I/O:</text:p>
      <text:p text:style-name="P134"/>
      <text:p text:style-name="P134"><text:span text:style-name="T92">#include &lt;cstdio&gt;</text:span> - c Standard IO – <text:span text:style-name="T93">cstio </text:span><text:span text:style-name="T102">has </text:span><text:span text:style-name="T93">printf</text:span><text:span text:style-name="T102"> and </text:span><text:span text:style-name="T93">puts</text:span></text:p>
      <text:p text:style-name="P134"><text:span text:style-name="T92">printf</text:span>(“string %s<text:span text:style-name="T101">\n</text:span>”, string);</text:p>
      <text:p text:style-name="P134"><text:span text:style-name="T92">puts</text:span>(“String.”);</text:p>
      <text:p text:style-name="P100"/>
      <text:p text:style-name="P17"><text:soft-page-break/>main()<text:span text:style-name="T1"> function called by OS. <text:s/></text:span><text:span text:style-name="T22">Must be int. Functions either return a value or they return void. </text:span><text:span text:style-name="T23">Functions are defined by the type of their return value. </text:span><text:span text:style-name="T24">They consist of a header and a body. Header consists of return type, function name, and parameters. <text:s/>Body consists of opening brace, statements, and close brace. return <text:s/>keyword returns a value.</text:span></text:p>
      <text:p text:style-name="P101"/>
      <text:p text:style-name="P102"><text:span text:style-name="T92">int</text:span> <text:s/>Sum ( int first, int second) {</text:p>
      <text:p text:style-name="P16"><text:span text:style-name="T1">//</text:span><text:span text:style-name="T24">statements</text:span></text:p>
      <text:p text:style-name="P102"><text:span text:style-name="T92">return</text:span> 0;</text:p>
      <text:p text:style-name="P102">}</text:p>
      <text:p text:style-name="P102"/>
      <text:p text:style-name="P102"><text:span text:style-name="T92">cin</text:span> handles input. <text:span text:style-name="T96">&gt;&gt;</text:span><text:span text:style-name="T113"> allows you to send from input into a variable/object. Type of variable determine what input is accepted.</text:span></text:p>
      <text:p text:style-name="P102"/>
      <text:p text:style-name="P102"><text:span text:style-name="T92">int</text:span> a = 0;</text:p>
      <text:p text:style-name="P102"><text:span text:style-name="T92">cout</text:span> &gt;&gt; “Decide a number: \n”;</text:p>
      <text:p text:style-name="P102"><text:span text:style-name="T92">cin</text:span> &gt;&gt; a;</text:p>
      <text:p text:style-name="P102"/>
      <text:p text:style-name="P35">Types, Variables, and Arithmetic:</text:p>
      <text:p text:style-name="P35"/>
      <text:p text:style-name="P35">Declaration <text:span text:style-name="T1"><text:s/>- is a statement that introduces a name into the program. It specifies a type for the named entity. </text:span></text:p>
      <text:p text:style-name="P151"/>
      <text:p text:style-name="P35">Type<text:span text:style-name="T1"> – defines a set of possible values and a set of operations (for an object)</text:span></text:p>
      <text:p text:style-name="P35">Object<text:span text:style-name="T1"> – some memory that holds a value of some type</text:span></text:p>
      <text:p text:style-name="P35">Value<text:span text:style-name="T1"> – a set of bits interpreted accorded to type</text:span></text:p>
      <text:p text:style-name="P35">Variable ­ <text:span text:style-name="T1"><text:s/>a named object</text:span></text:p>
      <text:p text:style-name="P102"/>
      <text:p text:style-name="P51">Variable<text:span text:style-name="T1"> is a location in your computer's memory in which you can store a value and from which you can later access that value. </text:span><text:span text:style-name="T25">Used for temporary storage. </text:span><text:span text:style-name="T26">Variable's name is a label for memory address. Must tell compiler what kind of variable it is (type), which tells compiler how much space to set aside. </text:span></text:p>
      <text:p text:style-name="P103"/>
      <text:p text:style-name="P52">Data Types<text:span text:style-name="T1">: Are deliberately low-level. Directly and efficiently reflect the capabilities of conventional computer hardware. However, they don't provide the programmer with high-level facilities to conveniently write advanced applications.</text:span></text:p>
      <text:p text:style-name="P103"/>
      <text:p text:style-name="P104"><text:span text:style-name="T92">Type</text:span><text:tab/><text:tab/><text:tab/><text:tab/><text:tab/><text:span text:style-name="T92">Size</text:span><text:tab/><text:tab/><text:tab/><text:tab/><text:span text:style-name="T92">Values</text:span></text:p>
      <text:p text:style-name="P104">bool<text:tab/><text:tab/><text:tab/><text:tab/><text:tab/>1 byte<text:tab/><text:tab/><text:tab/><text:tab/>T or F</text:p>
      <text:p text:style-name="P104">unsigned short int<text:tab/><text:tab/><text:tab/>2 bytes<text:tab/><text:tab/><text:tab/><text:tab/>0 – 65, 535</text:p>
      <text:p text:style-name="P104">short int<text:tab/><text:tab/><text:tab/><text:tab/>2 bytes<text:tab/><text:tab/><text:tab/><text:tab/>-32,768 – 32,767</text:p>
      <text:p text:style-name="P104">unsigned long int <text:tab/><text:tab/><text:tab/>4 bytes<text:tab/><text:tab/><text:tab/><text:tab/>0 - 4,294, 967, 295</text:p>
      <text:p text:style-name="P104">long int<text:tab/><text:tab/><text:tab/><text:tab/>4 bytes<text:tab/><text:tab/><text:tab/><text:tab/>-2,147,483,648 – 2,147,483,647</text:p>
      <text:p text:style-name="P104">int (16 bit)<text:tab/><text:tab/><text:tab/><text:tab/>2 bytes<text:tab/><text:tab/><text:tab/><text:tab/>-32,768 – 32,767</text:p>
      <text:p text:style-name="P104">int (32 bit)<text:tab/><text:tab/><text:tab/><text:tab/>4 bytes<text:tab/><text:tab/><text:tab/><text:tab/>-2,147,483-648 – 2,147,483,647</text:p>
      <text:p text:style-name="P18"><text:span text:style-name="T1">unsigned int (16 bit)<text:tab/><text:tab/><text:tab/></text:span><text:span text:style-name="T27">2 bytes<text:tab/><text:tab/><text:tab/><text:tab/>0 - 65,535</text:span></text:p>
      <text:p text:style-name="P105">unsigned int (32 bit)<text:tab/><text:tab/><text:tab/>4 bytes<text:tab/><text:tab/><text:tab/><text:tab/>0 – 4,294,967, 295</text:p>
      <text:p text:style-name="P105">char<text:tab/><text:tab/><text:tab/><text:tab/><text:tab/>1 byte<text:tab/><text:tab/><text:tab/><text:tab/>256 character values</text:p>
      <text:p text:style-name="P105">float <text:tab/><text:tab/><text:tab/><text:tab/><text:tab/>4 bytes<text:tab/><text:tab/><text:tab/><text:tab/>10^38 and 7 sig figs</text:p>
      <text:p text:style-name="P105">double <text:tab/><text:tab/><text:tab/><text:tab/>8 bytes<text:tab/><text:tab/><text:tab/><text:tab/>10^308 and 15 sig figs</text:p>
      <text:p text:style-name="P105"/>
      <text:p text:style-name="P105"><text:soft-page-break/><text:span text:style-name="T92">type</text:span> name = value;</text:p>
      <text:p text:style-name="P105"><text:span text:style-name="T92">unsigned</text:span> <text:span text:style-name="T92">short</text:span> x = 10;</text:p>
      <text:p text:style-name="P105"><text:span text:style-name="T92">unsigned</text:span> <text:span text:style-name="T92">short</text:span> y = 10;</text:p>
      <text:p text:style-name="P105"><text:span text:style-name="T92">unsigned</text:span> <text:span text:style-name="T92">short</text:span> z = x + y;</text:p>
      <text:p text:style-name="P105"/>
      <text:p text:style-name="P105"><text:span text:style-name="T92">sizeof</text:span> returns size of variable type on computer. </text:p>
      <text:p text:style-name="P105"/>
      <text:p text:style-name="P106">Type defining is giving a variable to a certain type. </text:p>
      <text:p text:style-name="P106"/>
      <text:p text:style-name="P106"><text:span text:style-name="T92">typedef</text:span> <text:span text:style-name="T92">unsigned</text:span> <text:span text:style-name="T92">short</text:span> int USHORT;</text:p>
      <text:p text:style-name="P106">USHORT width = 5;</text:p>
      <text:p text:style-name="P106"/>
      <text:p text:style-name="P106">If value exceeds space then value will wrap around. </text:p>
      <text:p text:style-name="P106"/>
      <text:p text:style-name="P106">USHORT number = 65353;</text:p>
      <text:p text:style-name="P106">number++; // number = 0;</text:p>
      <text:p text:style-name="P106">number ++; // number = 1;</text:p>
      <text:p text:style-name="P106"/>
      <text:p text:style-name="P107">char use values to determine characters. ASCII standard. 128 values for upper and lowercase letters, numerals, and punctuation. Remaining 128 for system. </text:p>
      <text:p text:style-name="P107"/>
      <text:p text:style-name="P36">Arithmetic Operators<text:span text:style-name="T1">:</text:span></text:p>
      <text:p text:style-name="P36">x+y<text:span text:style-name="T1"> – addition</text:span></text:p>
      <text:p text:style-name="P36">+x<text:span text:style-name="T1"> – positive</text:span></text:p>
      <text:p text:style-name="P36">-x<text:span text:style-name="T1"> – negative</text:span></text:p>
      <text:p text:style-name="P36">x-y<text:span text:style-name="T1"> – subtraction</text:span></text:p>
      <text:p text:style-name="P36">x*y<text:span text:style-name="T1"> – multiplication</text:span></text:p>
      <text:p text:style-name="P36">x/y<text:span text:style-name="T1"> – division</text:span></text:p>
      <text:p text:style-name="P36">x%y<text:span text:style-name="T1"> – modulus</text:span></text:p>
      <text:p text:style-name="P39">x+=y – <text:span text:style-name="T1">x = x + y</text:span></text:p>
      <text:p text:style-name="P39">++x<text:span text:style-name="T1"> – increment x = x + 1 then use x</text:span></text:p>
      <text:p text:style-name="P39">x-=y<text:span text:style-name="T1"> – x = x-y</text:span></text:p>
      <text:p text:style-name="P39">--x<text:span text:style-name="T1"> – decrement x = x – 1 then use x</text:span></text:p>
      <text:p text:style-name="P39">x*=y<text:span text:style-name="T1"> – x = x * y</text:span></text:p>
      <text:p text:style-name="P39">x/=y<text:span text:style-name="T1"> – x = x/y</text:span></text:p>
      <text:p text:style-name="P39">x%=y<text:span text:style-name="T1"> – x = x%y</text:span></text:p>
      <text:p text:style-name="P139"/>
      <text:p text:style-name="P36">Comparisons Operators:</text:p>
      <text:p text:style-name="P36">x==y <text:span text:style-name="T1"><text:s/>- equals?</text:span></text:p>
      <text:p text:style-name="P36">x!=y – <text:span text:style-name="T1">does not equal?</text:span></text:p>
      <text:p text:style-name="P36">x&lt;y – <text:span text:style-name="T1">less than?</text:span></text:p>
      <text:p text:style-name="P36">x&gt;y –<text:span text:style-name="T1"> greater than?</text:span></text:p>
      <text:p text:style-name="P36">x&lt;=y<text:span text:style-name="T1"> – less than or equal?</text:span></text:p>
      <text:p text:style-name="P36">x&gt;=y<text:span text:style-name="T1"> – greater than or equal?</text:span></text:p>
      <text:p text:style-name="P139"/>
      <text:p text:style-name="P36">Complex Number Class:</text:p>
      <text:p text:style-name="P139"/>
      <text:p text:style-name="P36">double <text:span text:style-name="T1">d1 = 2.3;</text:span></text:p>
      <text:p text:style-name="P36">double <text:span text:style-name="T1">d2 {2.3}; //does not need = operators</text:span></text:p>
      <text:p text:style-name="P139"><text:soft-page-break/></text:p>
      <text:p text:style-name="P203">Can be used to avoid castings that lose information (narrowing casting).</text:p>
      <text:p text:style-name="P203"/>
      <text:p text:style-name="P36">complex<text:span text:style-name="T1">&lt;</text:span>double<text:span text:style-name="T1">&gt; z = 1; //complex number with double precision</text:span></text:p>
      <text:p text:style-name="P36">complex&lt;double&gt;<text:span text:style-name="T1"> z2 {d1, d2};</text:span></text:p>
      <text:p text:style-name="P36">complex&lt;double&gt;<text:span text:style-name="T1"> z3 = {1, 2}; //the = is optional with {…}</text:span></text:p>
      <text:p text:style-name="P139"/>
      <text:p text:style-name="P37">vector&lt;int&gt; <text:span text:style-name="T1">v {1, 2, 3, 4, 5}; //a vector of ints</text:span></text:p>
      <text:p text:style-name="P152"/>
      <text:p text:style-name="P38">{..}<text:span text:style-name="T1"> - saves from conversions that lose information (double to integer). </text:span></text:p>
      <text:p text:style-name="P38"><text:span text:style-name="T1"/></text:p>
      <text:p text:style-name="P204">Int i1 = 7.2; // i1 becomes 7</text:p>
      <text:p text:style-name="P204"><text:span text:style-name="T1">int i2 {7.2}; //error because types not </text:span></text:p>
      <text:p text:style-name="P152"/>
      <text:p text:style-name="P152"/>
      <text:p text:style-name="P152"/>
      <text:p text:style-name="P38">Auto – <text:span text:style-name="T1">keyword which allows the compiler to figure out the type by its initialized value.</text:span></text:p>
      <text:p text:style-name="P153"/>
      <text:p text:style-name="P38">Auto <text:span text:style-name="T1">b</text:span> = <text:span text:style-name="T1">true</text:span>; //bool</text:p>
      <text:p text:style-name="P38">auto <text:span text:style-name="T1">ch</text:span> = '<text:span text:style-name="T1">x</text:span>'; //char</text:p>
      <text:p text:style-name="P38">auto <text:span text:style-name="T1">I</text:span> = <text:span text:style-name="T1">123</text:span>; //int</text:p>
      <text:p text:style-name="P38">auto <text:span text:style-name="T1">d</text:span> = <text:span text:style-name="T1">1</text:span>.<text:span text:style-name="T1">2</text:span>; //double</text:p>
      <text:p text:style-name="P38">auto <text:span text:style-name="T1">z</text:span> = <text:span text:style-name="T1">sqrt(y)</text:span> //whatever sqrt() returns</text:p>
      <text:p text:style-name="P108"/>
      <text:p text:style-name="P108"/>
      <text:p text:style-name="P108"/>
      <text:p text:style-name="P108">Special character: \ is escape character which give following characters new meaning</text:p>
      <text:p text:style-name="P108"/>
      <text:p text:style-name="P108">Character<text:tab/><text:tab/><text:tab/>Meaning</text:p>
      <text:p text:style-name="P108">\a<text:tab/><text:tab/><text:tab/><text:tab/>Bell (alert)</text:p>
      <text:p text:style-name="P108">\b<text:tab/><text:tab/><text:tab/><text:tab/>Backspace</text:p>
      <text:p text:style-name="P108">\f<text:tab/><text:tab/><text:tab/><text:tab/>Form feed</text:p>
      <text:p text:style-name="P108">\n <text:tab/><text:tab/><text:tab/><text:tab/>New Line</text:p>
      <text:p text:style-name="P108">\r<text:tab/><text:tab/><text:tab/><text:tab/>Carriage return</text:p>
      <text:p text:style-name="P108">\t<text:tab/><text:tab/><text:tab/><text:tab/>Tab</text:p>
      <text:p text:style-name="P108">\v<text:tab/><text:tab/><text:tab/><text:tab/>Vertical Tab</text:p>
      <text:p text:style-name="P108">\' <text:tab/><text:tab/><text:tab/><text:tab/>Single quote</text:p>
      <text:p text:style-name="P108">\”<text:tab/><text:tab/><text:tab/><text:tab/>Double quote</text:p>
      <text:p text:style-name="P108">\?<text:tab/><text:tab/><text:tab/><text:tab/>Question mark</text:p>
      <text:p text:style-name="P108">\\<text:tab/><text:tab/><text:tab/><text:tab/>Backslash</text:p>
      <text:p text:style-name="P108">\000<text:tab/><text:tab/><text:tab/><text:tab/>Octal notation</text:p>
      <text:p text:style-name="P108">\xhhh<text:tab/><text:tab/><text:tab/><text:tab/>Hexadecimal notation</text:p>
      <text:p text:style-name="P108"/>
      <text:p text:style-name="P109"><text:span text:style-name="T92">Constants</text:span> – variables that don't change. <text:span text:style-name="T95">Immutability.</text:span></text:p>
      <text:p text:style-name="P109"/>
      <text:p text:style-name="P40">const<text:span text:style-name="T1"> – means “I promise not to change this value.” Used primarily to specify interfaces so that data can be passed to functions without fear of it being modified. </text:span></text:p>
      <text:p text:style-name="P40"><text:span text:style-name="T1"/></text:p>
      <text:p text:style-name="P230"><text:span text:style-name="T1">Cannot be left uninitialized.</text:span></text:p>
      <text:p text:style-name="P154"><text:soft-page-break/></text:p>
      <text:p text:style-name="P40">Constexpr<text:span text:style-name="T1"> – Meaning “to be evaluated at compile time.” Use primarily to specify constants to allow placement of data in memory where it is unlikely to be corrupted and for performance. </text:span><text:span text:style-name="T45">For a </text:span><text:span text:style-name="T110">function</text:span><text:span text:style-name="T45"> to be usable in a </text:span><text:span text:style-name="T110">constant expression, </text:span><text:span text:style-name="T45">it must be defined </text:span><text:span text:style-name="T110">constexpr. Function</text:span><text:span text:style-name="T45"> </text:span><text:span text:style-name="T46">must be just a </text:span><text:span text:style-name="T112">return</text:span><text:span text:style-name="T46"> statement computing a value.</text:span><text:span text:style-name="T47"> Can be used for non-constant arguments, but when that is done the result is not a constant expression. </text:span></text:p>
      <text:p text:style-name="P154"/>
      <text:p text:style-name="P110"><text:span text:style-name="T92">#define</text:span> students = 15; //outdated</text:p>
      <text:p text:style-name="P110"><text:span text:style-name="T92">const</text:span> unsigned short int students = 15;</text:p>
      <text:p text:style-name="P110"/>
      <text:p text:style-name="P41">const int <text:span text:style-name="T1">dmv = 17;</text:span></text:p>
      <text:p text:style-name="P41">int <text:span text:style-name="T1">var = 17;</text:span></text:p>
      <text:p text:style-name="P41">constexpr double <text:span text:style-name="T1">max1 = 1.4*square(dmv); //OK if square(17) is a constant expression.</text:span></text:p>
      <text:p text:style-name="P41">constexpr double<text:span text:style-name="T1"> max2 = 1.4*square(var); //error: var is not a constant expressions</text:span></text:p>
      <text:p text:style-name="P41">double <text:span text:style-name="T1">sum</text:span>(const vector&lt;double&gt;<text:span text:style-name="T1">&amp;); //sum will not modify its arguments</text:span></text:p>
      <text:p text:style-name="P41">vector&lt;double&gt; <text:span text:style-name="T1">v {1.2, 3.4, 4.5}; // v is not a constants</text:span></text:p>
      <text:p text:style-name="P41">const double<text:span text:style-name="T1"> s1 = sum(v); /OK: evaluated at run time</text:span></text:p>
      <text:p text:style-name="P41">constexpr double <text:span text:style-name="T1">s2 = sum(v); //error sum(v) not a constant expression.</text:span></text:p>
      <text:p text:style-name="P155"/>
      <text:p text:style-name="P42"><text:span text:style-name="T111">c</text:span>onstexpr double <text:span text:style-name="T1">square(</text:span>double x) <text:span text:style-name="T1">{ </text:span>return<text:span text:style-name="T1"> x*x; }</text:span></text:p>
      <text:p text:style-name="P156"/>
      <text:p text:style-name="P43">Loops:</text:p>
      <text:p text:style-name="P43"/>
      <text:p text:style-name="P43">Switch – <text:span text:style-name="T1">lets you choose from multiple options easily. </text:span><text:span text:style-name="T48">Need to break if not returning. </text:span><text:span text:style-name="T49">If no default is provided, no action is take if the value doesn't match.</text:span></text:p>
      <text:p text:style-name="P157"/>
      <text:p text:style-name="P43">switch <text:span text:style-name="T1">(answer) {</text:span></text:p>
      <text:p text:style-name="P43"><text:span text:style-name="T1"><text:tab/></text:span>case<text:span text:style-name="T1"> 'y':</text:span></text:p>
      <text:p text:style-name="P43"><text:span text:style-name="T1"><text:tab/><text:tab/></text:span>return<text:span text:style-name="T1"> true;</text:span></text:p>
      <text:p text:style-name="P43"><text:span text:style-name="T1"><text:tab/></text:span>case <text:span text:style-name="T1">'n':</text:span></text:p>
      <text:p text:style-name="P43"><text:span text:style-name="T1"><text:tab/><text:tab/></text:span>return<text:span text:style-name="T1"> false;</text:span></text:p>
      <text:p text:style-name="P43"><text:span text:style-name="T1"><text:tab/></text:span>default:</text:p>
      <text:p text:style-name="P43"><text:tab/><text:tab/>cout<text:span text:style-name="T1"> &lt;&lt; “I'll take that for a no.\n”;</text:span></text:p>
      <text:p text:style-name="P43"><text:span text:style-name="T1"><text:tab/><text:tab/></text:span>return <text:span text:style-name="T1">false;</text:span></text:p>
      <text:p text:style-name="P157">}</text:p>
      <text:p text:style-name="P157"/>
      <text:p text:style-name="P44">While loop</text:p>
      <text:p text:style-name="P158"/>
      <text:p text:style-name="P44">Pointers, Arrays, and Loops:</text:p>
      <text:p text:style-name="P44"/>
      <text:p text:style-name="P44">Array: <text:span text:style-name="T50">Size of an array must be a constant expression.</text:span></text:p>
      <text:p text:style-name="P44"/>
      <text:p text:style-name="P44">char <text:span text:style-name="T1">v[6]; //array v holds 6 char elements. </text:span></text:p>
      <text:p text:style-name="P158"/>
      <text:p text:style-name="P44">Pointer:</text:p>
      <text:p text:style-name="P44"/>
      <text:p text:style-name="P44">char*<text:span text:style-name="T1"> p; //pointer to character address</text:span></text:p>
      <text:p text:style-name="P158"/>
      <text:p text:style-name="P45"><text:span text:style-name="T1">p = </text:span>&amp;<text:span text:style-name="T1">v[3]; //p points to </text:span><text:span text:style-name="T51">the address of</text:span><text:span text:style-name="T1"> v's 4</text:span><text:span text:style-name="T90">th</text:span><text:span text:style-name="T1"> element</text:span></text:p>
      <text:p text:style-name="P45"><text:soft-page-break/>char <text:span text:style-name="T1">x = *p; //x equals the value at address p</text:span></text:p>
      <text:p text:style-name="P159"/>
      <text:p text:style-name="P50">Null Pointer ­<text:span text:style-name="T1"> called </text:span>nullptr<text:span text:style-name="T1"> in C++.</text:span></text:p>
      <text:p text:style-name="P160"/>
      <text:p text:style-name="P50">double* <text:span text:style-name="T1">pd = </text:span>nullptr;</text:p>
      <text:p text:style-name="P50"/>
      <text:p text:style-name="P233">Can increment an array or list by incrementing a pointer that points to its memory location.</text:p>
      <text:p text:style-name="P233"/>
      <text:p text:style-name="P206">Char *p; //char array null terminated string</text:p>
      <text:p text:style-name="P206">for (; p!=0; ++p) //loops through stgring ungil null character</text:p>
      <text:p text:style-name="P159"/>
      <text:p text:style-name="P49">Declarator Operators<text:span text:style-name="T1">:</text:span></text:p>
      <text:p text:style-name="P161">* - pointer to in declaration, value at address in expressions</text:p>
      <text:p text:style-name="P150">int *ip;</text:p>
      <text:p text:style-name="P150">ip = &amp;x; -pointer ip equals address stored in x. </text:p>
      <text:p text:style-name="P150">int y = *ip; //int y equals the value stores in the address ip points to.</text:p>
      <text:p text:style-name="P150"/>
      <text:p text:style-name="P161">&amp; - address of in expressions, reference when used as suffix. </text:p>
      <text:p text:style-name="P150"><text:span text:style-name="T129">i</text:span>p = &amp;x; //pointer ip equals address of variable x.</text:p>
      <text:p text:style-name="P150">int &amp;y = x; //y is a reference of the address of x. </text:p>
      <text:p text:style-name="P162">z =149;</text:p>
      <text:p text:style-name="P162">y = z; //now x = z as well</text:p>
      <text:p text:style-name="P162"/>
      <text:p text:style-name="P231"><text:span text:style-name="T125">Reference – </text:span><text:span text:style-name="T68">Reference is like a pointer. </text:span><text:span text:style-name="T77">Except you don’t need to use a prefix * to access the value referred to by the reference. </text:span><text:span text:style-name="T68">Cannot define a reference without also initializing it. Throughout its life, y will always be a reference of x. Anytime you use y, it's the same as </text:span><text:span text:style-name="T67">u</text:span><text:span text:style-name="T68">sing x. </text:span></text:p>
      <text:p text:style-name="P231"><text:span text:style-name="T68"/></text:p>
      <text:p text:style-name="P232"><text:span text:style-name="T68">T </text:span><text:span text:style-name="T1">a[n]; //T[n]: array of n Ts</text:span></text:p>
      <text:p text:style-name="P205">T *p; // T *: pointer to T</text:p>
      <text:p text:style-name="P205">T &amp;r; //T&amp;: reference to T</text:p>
      <text:p text:style-name="P205">T f(A); // T(A): function taking an argument of type A returning a result of type T</text:p>
      <text:p text:style-name="P159"/>
      <text:p text:style-name="P46">For Loop:</text:p>
      <text:p text:style-name="P72"/>
      <text:p text:style-name="P47">For-Every Loop: <text:span text:style-name="T53">No bound needed when used with a list.</text:span></text:p>
      <text:p text:style-name="P47"/>
      <text:p text:style-name="P47">for<text:span text:style-name="T1">(auto x: v)</text:span></text:p>
      <text:p text:style-name="P47"><text:span text:style-name="T1"><text:tab/></text:span>cout<text:span text:style-name="T1"> &lt;&lt; x &lt;&lt; '\n'; //for every element in v denoted as x. Output x. </text:span><text:span text:style-name="T52">Runs the whole array.</text:span></text:p>
      <text:p text:style-name="P48">for<text:span text:style-name="T1">(auto x : {10, 21, 32, 43})</text:span></text:p>
      <text:p text:style-name="P111"><text:tab/><text:span text:style-name="T97">cout</text:span><text:span text:style-name="T114"> &lt;&lt; x &lt;&lt; '\n'; //for every element in v denoted as x. Output x. Runs the whole array.</text:span></text:p>
      <text:p text:style-name="P111"/>
      <text:p text:style-name="P234">Built-in Types –<text:span text:style-name="T1"> Types that can be built from the fundamental types, the const modifier, and the declarator operators. Deliberately low level. </text:span></text:p>
      <text:p text:style-name="P111"/>
      <text:p text:style-name="P53">Abstraction Mechanisms <text:span text:style-name="T1"><text:s/>- provided by C++ and lets programmers build high level facilities. </text:span><text:span text:style-name="T54">Designed to let programmer design and implement their own types, with suitable representations and operations, and for programmers to simply and elegantly use such types. </text:span><text:span text:style-name="T55">Called </text:span><text:span text:style-name="T115">User-Defined Types, </text:span><text:span text:style-name="T56">referred to as </text:span><text:span text:style-name="T116">Classes </text:span><text:span text:style-name="T56">and </text:span><text:span text:style-name="T116">Enumerations</text:span><text:span text:style-name="T56">.</text:span></text:p>
      <text:p text:style-name="P163"/>
      <text:p text:style-name="P54"><text:soft-page-break/>Structures<text:span text:style-name="T1">:</text:span></text:p>
      <text:p text:style-name="P164"/>
      <text:p text:style-name="P54">struct<text:span text:style-name="T1"> Vector {</text:span></text:p>
      <text:p text:style-name="P54"><text:span text:style-name="T1"><text:tab/></text:span>int<text:span text:style-name="T1"> sz; //</text:span><text:span text:style-name="T57">number of elements</text:span></text:p>
      <text:p text:style-name="P54"><text:span text:style-name="T1"><text:tab/></text:span>double*<text:span text:style-name="T1"> elem; //</text:span><text:span text:style-name="T57">pointer to elements</text:span></text:p>
      <text:p text:style-name="P165">}</text:p>
      <text:p text:style-name="P55"/>
      <text:p text:style-name="P55">Vector <text:span text:style-name="T1">v;</text:span></text:p>
      <text:p text:style-name="P166"/>
      <text:p text:style-name="P56">void<text:span text:style-name="T1"> vector_init (Vector&amp; v, int s) { </text:span></text:p>
      <text:p text:style-name="P166"><text:tab/>v.sz = s;</text:p>
      <text:p text:style-name="P166"><text:tab/>v.elem = new double[s];</text:p>
      <text:p text:style-name="P57"><text:span text:style-name="T1">} //</text:span><text:span text:style-name="T58">Vector&amp; v means we pass v by non-const reference. Can be modified in function.</text:span></text:p>
      <text:p text:style-name="P167"/>
      <text:p text:style-name="P57"><text:span text:style-name="T58">//</text:span><text:span text:style-name="T118">new</text:span><text:span text:style-name="T59"> operator allocated memory </text:span><text:span text:style-name="T118">the free store (dynamic memory, heap).</text:span></text:p>
      <text:p text:style-name="P57"/>
      <text:p text:style-name="P59"><text:span text:style-name="T1">Use</text:span> .(dot) operator <text:span text:style-name="T1">to access members of a </text:span>struct<text:span text:style-name="T1"> and the </text:span>→<text:span text:style-name="T117"> </text:span>(point) operator<text:span text:style-name="T1"> to access members through a pointer. </text:span></text:p>
      <text:p text:style-name="P168"/>
      <text:p text:style-name="P59">Vector *<text:span text:style-name="T1">pt;</text:span></text:p>
      <text:p text:style-name="P168">pt→sz = 5;</text:p>
      <text:p text:style-name="P168"/>
      <text:p text:style-name="P60">Classes:</text:p>
      <text:p text:style-name="P60"/>
      <text:p text:style-name="P60">Classes<text:span text:style-name="T1"> offer a tight connection between the representation and the operations for a use-defined type to act like a “real type.” </text:span><text:span text:style-name="T60">A set of members which can be data, function, or type member. Interface is defined by the </text:span><text:span text:style-name="T121">public</text:span><text:span text:style-name="T60"> member of a class, and </text:span><text:span text:style-name="T121">private</text:span><text:span text:style-name="T60"> members are accessible only through that interface. </text:span></text:p>
      <text:p text:style-name="P169"/>
      <text:p text:style-name="P61">class <text:span text:style-name="T1">Vector {</text:span></text:p>
      <text:p text:style-name="P61"><text:span text:style-name="T1"><text:tab/></text:span>public:</text:p>
      <text:p text:style-name="P61"><text:span text:style-name="T1"><text:tab/><text:tab/></text:span>Vector<text:span text:style-name="T1">(int s): elem{ </text:span>new<text:span text:style-name="T1"> </text:span>double<text:span text:style-name="T1">[s] }, sz{s} {} //construct a Vector</text:span></text:p>
      <text:p text:style-name="P61"><text:span text:style-name="T1"><text:tab/><text:tab/></text:span>double&amp;<text:span text:style-name="T1"> operator[](</text:span>int<text:span text:style-name="T1"> I) { </text:span>return<text:span text:style-name="T1"> elem[i]; } //element accessible<text:tab/>. </text:span><text:span text:style-name="T62">Returns reference</text:span><text:span text:style-name="T1"><text:tab/></text:span></text:p>
      <text:p text:style-name="P61"><text:span text:style-name="T1"><text:tab/><text:tab/></text:span>int<text:span text:style-name="T1"> size() { </text:span>return<text:span text:style-name="T1"> sz; }</text:span></text:p>
      <text:p text:style-name="P170"><text:tab/></text:p>
      <text:p text:style-name="P170"><text:tab/>//: <text:span text:style-name="T130">begins member initializer list</text:span></text:p>
      <text:p text:style-name="P61"><text:span text:style-name="T1"><text:tab/></text:span>private:</text:p>
      <text:p text:style-name="P61"><text:tab/><text:tab/>double* <text:span text:style-name="T1">elem; // pointer to elements</text:span></text:p>
      <text:p text:style-name="P61"><text:span text:style-name="T1"><text:tab/><text:tab/></text:span>int <text:span text:style-name="T1">sz; //the number of elements</text:span></text:p>
      <text:p text:style-name="P170">};</text:p>
      <text:p text:style-name="P170"/>
      <text:p text:style-name="P66"><text:span text:style-name="T1">Can place interface in a </text:span>header file<text:span text:style-name="T1"> called </text:span>vector.h<text:span text:style-name="T1"> and tell compiler to include it. </text:span><text:span text:style-name="T63">Must put </text:span><text:span text:style-name="T123">#include “vector.h”</text:span><text:span text:style-name="T63"> in </text:span><text:span text:style-name="T123">.cpp</text:span><text:span text:style-name="T63"> file containing its definition as well. <text:s/></text:span><text:span text:style-name="T64">Good for </text:span><text:span text:style-name="T124">modularity.</text:span></text:p>
      <text:p text:style-name="P171"/>
      <text:p text:style-name="P66">#include “vector.h”</text:p>
      <text:p text:style-name="P66">#include &lt;cmath&gt; <text:span text:style-name="T1">- holds standard library math functions.</text:span></text:p>
      <text:p text:style-name="P170"/>
      <text:p text:style-name="P67">User.cpp<text:span text:style-name="T1"> uses </text:span>#include “vector.h”<text:span text:style-name="T1"> to call → </text:span>vector.h<text:span text:style-name="T1"> → which is defined in </text:span>vector.cpp<text:span text:style-name="T1"> which has </text:span>#include “vector.h”</text:p>
      <text:p text:style-name="P67"><text:soft-page-break/></text:p>
      <text:p text:style-name="P63">Constructor ­<text:span text:style-name="T1"> function with same name as its class. Used to construct objects of a class. </text:span><text:span text:style-name="T61">Vector(int) method in above example. </text:span></text:p>
      <text:p text:style-name="P172"/>
      <text:p text:style-name="P62">Vector<text:span text:style-name="T1">(int s): elem{ </text:span>new<text:span text:style-name="T1"> </text:span>double<text:span text:style-name="T1">[s] }, sz{s} {} //construct a Vector - </text:span><text:span text:style-name="T61">First initialize elem with a pointer to s elements of type double. Then initialize sz to s. </text:span></text:p>
      <text:p text:style-name="P112"/>
      <text:p text:style-name="P109"><text:span text:style-name="T92">Enumerated constants </text:span><text:span text:style-name="T100">and classes</text:span> – enable you to create new types and then to define variables of those types who<text:span text:style-name="T109">s</text:span>e values are restricted to a set of possible values. </text:p>
      <text:p text:style-name="P109"/>
      <text:p text:style-name="P113"><text:span text:style-name="T92">enum</text:span> <text:span text:style-name="T99">class </text:span>Color = { RED, BLUE, GREEN,WHITE, BLACK }; //<text:span text:style-name="T100">class</text:span><text:span text:style-name="T122"> means you only want the specific values to be applied. Otherwise they are ints (0, 1, 2, 3)</text:span></text:p>
      <text:p text:style-name="P113"/>
      <text:p text:style-name="P64">Enumerated<text:span text:style-name="T1"> variables are generally unsigned ints and that enumerated constants equate to integer variables. </text:span><text:span text:style-name="T28">Every enumerated constant has an integer value. The first is 0 and the rest increment from there. If initialized, they count upward from last initialized. </text:span></text:p>
      <text:p text:style-name="P114"/>
      <text:p text:style-name="P65">Color<text:span text:style-name="T1"> col = Color::RED;</text:span></text:p>
      <text:p text:style-name="P173"/>
      <text:p text:style-name="P174">Strongly typed so col cannot equal 2 or use a value from a different enumerator. </text:p>
      <text:p text:style-name="P114"/>
      <text:p text:style-name="P115"><text:span text:style-name="T92">enum</text:span><text:span text:style-name="T99"> </text:span>Color = { RED = 100, BLUE, GREEN = 500,WHITE, BLACK = 700};</text:p>
      <text:p text:style-name="P115"/>
      <text:p text:style-name="P115">Red = 100, Blue = 101, Green = 500, White = 501, Black = 700</text:p>
      <text:p text:style-name="P115"/>
      <text:p text:style-name="P235">Modularity</text:p>
      <text:p text:style-name="P235"/>
      <text:p text:style-name="P235">Separate Compilation –<text:span text:style-name="T1"> User code sees only declarations of types and functions used. Definitions</text:span></text:p>
      <text:p text:style-name="P235"><text:span text:style-name="T1">of those types and functions are in separate source files and compiled separately. </text:span></text:p>
      <text:p text:style-name="P115"/>
      <text:p text:style-name="P67">Namespaces<text:span text:style-name="T1"> – a mechanism for expressing that some declarations belong together and that their names shouldn't clash with other names. </text:span><text:span text:style-name="T65">Create own namespaces:</text:span></text:p>
      <text:p text:style-name="P175"/>
      <text:p text:style-name="P176">namespace My_code {</text:p>
      <text:p text:style-name="P176"><text:tab/>class complex { };</text:p>
      <text:p text:style-name="P176"><text:tab/>complex sqrt(complex);</text:p>
      <text:p text:style-name="P176"><text:tab/></text:p>
      <text:p text:style-name="P176"><text:tab/>int main();</text:p>
      <text:p text:style-name="P176">}</text:p>
      <text:p text:style-name="P176"/>
      <text:p text:style-name="P177">My_Code::main();</text:p>
      <text:p text:style-name="P115"/>
      <text:p text:style-name="P116"><text:span text:style-name="T92">Array</text:span> is a sequential collection of data <text:span text:style-name="T127">storage</text:span> locations, each of which olds the same type of data. Each storage location is an element of the array. <text:span text:style-name="T126">Array can be used as the location of the first element in it for pointers. </text:span></text:p>
      <text:p text:style-name="P116"/>
      <text:p text:style-name="P117">long longArray[25]; //array of 25 long elements</text:p>
      <text:p text:style-name="P117">longArray[0]; // first element</text:p>
      <text:p text:style-name="P117"/>
      <text:p text:style-name="P19"><text:soft-page-break/><text:span text:style-name="T1">If you try to write past length of array, most compilers will calculate how much memory that is and overwrite the memory in that location. Arrays allocate space based on size of type and number of elements. Long is 8 bytes. So space is 25 * 8 = 200 bytes. If you call longArray[25] (24 is last element) then it will look 8 bytes past length of array or 25 * 8 bytes. I</text:span><text:span text:style-name="T29">t will look at the 8 bytes past byte (25 * 8) from the array. LongArray[24]'s last byte is the 200</text:span><text:span text:style-name="T91">th</text:span><text:span text:style-name="T29"> (25 * 8) byte. </text:span><text:span text:style-name="T30">Index is the offset. 0 * 8 to 24 * 8 are the beginnings of data. </text:span></text:p>
      <text:p text:style-name="P118"/>
      <text:p text:style-name="P20"><text:span text:style-name="T30">F</text:span><text:span text:style-name="T1">ence Post Error – writing one past the end of an array. </text:span></text:p>
      <text:p text:style-name="P119"/>
      <text:p text:style-name="P120"><text:span text:style-name="T92">int</text:span> IntegerArray[5] = {0}; // all values are 0</text:p>
      <text:p text:style-name="P120"><text:span text:style-name="T92">int</text:span> IntegerArray[5] = { 10, 20, 30, 40, 50 }; //different values</text:p>
      <text:p text:style-name="P121"><text:span text:style-name="T92">int</text:span> IntegerArray[] = {10, 11, 12}; //size is only 3. Equal to initialization. </text:p>
      <text:p text:style-name="P121"/>
      <text:p text:style-name="P122"><text:span text:style-name="T92">Constants</text:span> are good ways to use arrays</text:p>
      <text:p text:style-name="P122"/>
      <text:p text:style-name="P123">Can be <text:span text:style-name="T92">multidimensional</text:span>. </text:p>
      <text:p text:style-name="P123"/>
      <text:p text:style-name="P124"><text:span text:style-name="T92">Int</text:span> board[8][8]; //8 rows and 8 columns, 8 8-element arrays.</text:p>
      <text:p text:style-name="P124"/>
      <text:p text:style-name="P124"><text:span text:style-name="T92">Int</text:span> example[5][5];</text:p>
      <text:p text:style-name="P124"><text:span text:style-name="T92">int</text:span> example[5][3] = { 1, 2, 3, 4, 5, 6, 7, ,8, 9, 10, 11, 12, 13, 14, 15 }; //first three go in exmaple[0], etc/ </text:p>
      <text:p text:style-name="P124"/>
      <text:p text:style-name="P125"><text:span text:style-name="T92">Array</text:span> of <text:span text:style-name="T92">char</text:span> types is a <text:span text:style-name="T92">C Style String.</text:span> <text:span text:style-name="T92">Null characters</text:span> at the end of every string so size is length of phrase plus 1 byte for null character.</text:p>
      <text:p text:style-name="P125"/>
      <text:p text:style-name="P125"><text:span text:style-name="T92">Char</text:span> greeting[] = { 'H', 'e', 'l' , 'l', 'o', ' ' , 'W', 'o', 'r', 'l', 'd', '\0' }; // = Hello World</text:p>
      <text:p text:style-name="P125"><text:span text:style-name="T92">char</text:span> greeting[] = “Hello World; // = Hello World</text:p>
      <text:p text:style-name="P125"/>
      <text:p text:style-name="P58">char<text:span text:style-name="T1"> arrays can be used as </text:span>buffers<text:span text:style-name="T1"> for input. If you try to direct </text:span>cin<text:span text:style-name="T1"> to </text:span>buffer<text:span text:style-name="T1">, compiler will read space as terminating line. If input is larger than buffer, </text:span>cin<text:span text:style-name="T1"> will write past the buffer. </text:span><text:span text:style-name="T31">Use </text:span><text:span text:style-name="T120">cin.get()</text:span><text:span text:style-name="T31"> to write to </text:span><text:span text:style-name="T120">buffer</text:span><text:span text:style-name="T31">. 3 paramters are buffer to fill, max number of characters to get, and delimiter that terminates input. Delimiter is newline by default.</text:span></text:p>
      <text:p text:style-name="P126"/>
      <text:p text:style-name="P127"><text:span text:style-name="T92">cin</text:span>.<text:span text:style-name="T92">get</text:span>(buffer, 79)</text:p>
      <text:p text:style-name="P127"/>
      <text:p text:style-name="P127"><text:span text:style-name="T92">strcpy</text:span>(destination, source) copies the entire contents of one string into a designated buffer. </text:p>
      <text:p text:style-name="P127"><text:span text:style-name="T92">strncpy</text:span>(destinatoin, source, number) copies a number of characters from one string to another. </text:p>
      <text:p text:style-name="P128">Library is inherited from C. Functions aren't integrated into a object oriented framework. </text:p>
      <text:p text:style-name="P128"/>
      <text:p text:style-name="P129">Previous data structures were static. You defined how large t<text:span text:style-name="T119">h</text:span>ey were, they always took that much memory, even if you didn't need it all, and writing past memory was disastrous. Puts onus of memory management on the programmer. </text:p>
      <text:p text:style-name="P129"/>
      <text:p text:style-name="P130"><text:span text:style-name="T92">String</text:span> class exists in C++. <text:span text:style-name="T98">#</text:span><text:span text:style-name="T92">include &lt;string&gt;</text:span> and std::string is the class name.</text:p>
      <text:p text:style-name="P130"/>
      <text:p text:style-name="P130">Std::string string1 (“This is a string.”);</text:p>
      <text:p text:style-name="P130">std::string string1 = “This is a string”;</text:p>
      <text:p text:style-name="P130"/>
      <text:p text:style-name="P131">Expression is a statement that returns a value. </text:p>
      <text:p text:style-name="P127"><text:soft-page-break/></text:p>
      <text:p text:style-name="P68">Error Handling: </text:p>
      <text:p text:style-name="P68"/>
      <text:p text:style-name="P68">Exceptions:</text:p>
      <text:p text:style-name="P68"/>
      <text:p text:style-name="P69">throw – <text:span text:style-name="T1">Keyword that allows an exception and transfers control to a handler of the exception.</text:span></text:p>
      <text:p text:style-name="P178"/>
      <text:p text:style-name="P69">Double&amp;<text:span text:style-name="T1"> Vector::operator[](int I) {</text:span></text:p>
      <text:p text:style-name="P69"><text:span text:style-name="T1"><text:tab/>if (i&lt;0 || size() &lt;= </text:span><text:span text:style-name="T69">i</text:span><text:span text:style-name="T1">) </text:span>throw<text:span text:style-name="T1"> </text:span>out_of_range{<text:span text:style-name="T1">“Vector::operator[]”};</text:span></text:p>
      <text:p text:style-name="P178"><text:tab/>return elem[i];</text:p>
      <text:p text:style-name="P178">}</text:p>
      <text:p text:style-name="P68"/>
      <text:p text:style-name="P68">try...catch – <text:span text:style-name="T1">Statement block that handles exceptions in a specific way when caught, </text:span></text:p>
      <text:p text:style-name="P179"/>
      <text:p text:style-name="P68">try<text:span text:style-name="T1">{ </text:span><text:span text:style-name="T66">statement;</text:span><text:span text:style-name="T1"> }</text:span></text:p>
      <text:p text:style-name="P68">catch<text:span text:style-name="T1"> (</text:span>Exception<text:span text:style-name="T1">) {</text:span><text:span text:style-name="T66">handle exception;</text:span><text:span text:style-name="T1">}</text:span></text:p>
      <text:p text:style-name="P68"><text:span text:style-name="T1"/></text:p>
      <text:p text:style-name="P237"><text:span text:style-name="T1">Whenever we define a function, we should consider what its preconditions are and it feasible test them.</text:span></text:p>
      <text:p text:style-name="P179"/>
      <text:p text:style-name="P70">Class Invariant – <text:span text:style-name="T1">a statement of what is assumed to be true for a class. Job of a constructor to establish the invariant for its class (so that member functions can rely on it) and for the member functions to make sure that the invariant holds when they exit.</text:span></text:p>
      <text:p text:style-name="P179"/>
      <text:p text:style-name="P179"/>
      <text:p text:style-name="P180">Vector::Vector(int s) {</text:p>
      <text:p text:style-name="P180"><text:tab/>if (s&lt;0) throw length_error{};</text:p>
      <text:p text:style-name="P180"><text:tab/>elem = new double[s];</text:p>
      <text:p text:style-name="P180"><text:tab/>sz = s;</text:p>
      <text:p text:style-name="P180">}</text:p>
      <text:p text:style-name="P180"/>
      <text:p text:style-name="P180">void test() {</text:p>
      <text:p text:style-name="P180"/>
      <text:p text:style-name="P180"><text:tab/>try {</text:p>
      <text:p text:style-name="P180"><text:tab/><text:tab/>Vector v(-27);</text:p>
      <text:p text:style-name="P180"><text:tab/>}</text:p>
      <text:p text:style-name="P180"><text:tab/>catch (std::length_error) {</text:p>
      <text:p text:style-name="P180"><text:tab/><text:tab/>//handle negative size</text:p>
      <text:p text:style-name="P180"><text:tab/>}</text:p>
      <text:p text:style-name="P180"><text:tab/>catch (std::bad_alloc) {</text:p>
      <text:p text:style-name="P180"><text:tab/><text:tab/>// handle memory exhaustion (not enough)</text:p>
      <text:p text:style-name="P180"><text:tab/>}</text:p>
      <text:p text:style-name="P180">}</text:p>
      <text:p text:style-name="P180"/>
      <text:p text:style-name="P181">Invariants:</text:p>
      <text:list xml:id="list7607625150071542509" text:style-name="L4">
        <text:list-item>
          <text:p text:style-name="P185">Helps us to understand precisely what w want</text:p>
        </text:list-item>
        <text:list-item>
          <text:p text:style-name="P185">Forces us to be specific; that gives us a better chance of getting our code correct (after debugging and testing)</text:p>
        </text:list-item>
      </text:list>
      <text:p text:style-name="P181"/>
      <text:p text:style-name="P73">Static Assertions – <text:span text:style-name="T70">Exceptions report errors found at run time. If an error can be found at compile </text:span><text:soft-page-break/><text:span text:style-name="T70">time, it is usually preferable to do so (that's what the type system and facilities for specifying the interfaces to user-designed types are for). However, other simple checks available on other properties that are known at compile time and report failures as compiler error messages. </text:span></text:p>
      <text:p text:style-name="P186"/>
      <text:p text:style-name="P74">static_assert<text:span text:style-name="T1">(4&lt;</text:span><text:span text:style-name="T78">=</text:span><text:span text:style-name="T1">sizeof(int), “integers are too small”); //check integer size</text:span></text:p>
      <text:p text:style-name="P187"/>
      <text:p text:style-name="P74"><text:span text:style-name="T1">Writes “integers are too small” if condition does not hold, e.g. if an int on this system does not have at least 4 bytes. Called </text:span>assertions<text:span text:style-name="T1">. </text:span><text:span text:style-name="T71">Can be used for anything that can be expressed in terms of constant expressions. </text:span></text:p>
      <text:p text:style-name="P188"/>
      <text:p text:style-name="P75">constexpr<text:span text:style-name="T1"> </text:span>double<text:span text:style-name="T1"> C</text:span> = <text:span text:style-name="T1">299792.458;</text:span></text:p>
      <text:p text:style-name="P189"/>
      <text:p text:style-name="P189">void f(double speed) {</text:p>
      <text:p text:style-name="P75"><text:span text:style-name="T1"><text:tab/></text:span>const<text:span text:style-name="T1"> </text:span>double<text:span text:style-name="T1"> local_max = 160.0/(60*60); //160 km/h == 160/(60 *60) km/s</text:span></text:p>
      <text:p text:style-name="P189"><text:tab/></text:p>
      <text:p text:style-name="P75"><text:span text:style-name="T1"><text:tab/></text:span>static_assert<text:span text:style-name="T1">(speed&lt;C, “Can't go that fast”); //error: speed must be a constant</text:span></text:p>
      <text:p text:style-name="P75"><text:span text:style-name="T1"><text:tab/></text:span>static_assert<text:span text:style-name="T1">(local_max&lt;C, “Can't go that fast”); //OK</text:span></text:p>
      <text:p text:style-name="P190">}</text:p>
      <text:p text:style-name="P190"/>
      <text:p text:style-name="P76">static_assert (A, S)<text:span text:style-name="T1"> – prints S as a compiler error message if A is not true. </text:span></text:p>
      <text:p text:style-name="P191"/>
      <text:p text:style-name="P77">Most important uses of static_assert come when we make assertions about types used as parameters in generic programming</text:p>
      <text:p text:style-name="P192"/>
      <text:p text:style-name="P77">Chapter 3: Abstraction Mechanisms</text:p>
      <text:p text:style-name="P77"/>
      <text:p text:style-name="P77">Classes<text:span text:style-name="T1"> – central language feature of C++. A user-defined type provided to represent a concept in the code of a program. </text:span><text:span text:style-name="T72">Three kinds: </text:span><text:span text:style-name="T128">Concrete, Abstract, and Classes in Class Hierarchies</text:span></text:p>
      <text:p text:style-name="P192"/>
      <text:p text:style-name="P78">Concrete Classes<text:span text:style-name="T1"> – They behave just like “built-in types.” vector and string are much like built-in arrays, except they have their own semantics and sets of operations to make them better-behaved. </text:span><text:span text:style-name="T73">Defining characteristic is that its representation is part of its definition. </text:span></text:p>
      <text:p text:style-name="P193"/>
      <text:p text:style-name="P79"><text:span text:style-name="T73">A</text:span><text:span text:style-name="T1">llows us to:</text:span></text:p>
      <text:list xml:id="list7966085393166451869" text:style-name="L5">
        <text:list-item>
          <text:p text:style-name="P194">place objects of <text:s/>concrete types on the stack, in statically allocated memory, and in other objects</text:p>
        </text:list-item>
        <text:list-item>
          <text:p text:style-name="P194">refer to objects directly (and not just through pointers or references)</text:p>
        </text:list-item>
        <text:list-item>
          <text:p text:style-name="P194">initialize objects immediately and completely (using constructors)</text:p>
        </text:list-item>
        <text:list-item>
          <text:p text:style-name="P194">copy objects</text:p>
        </text:list-item>
      </text:list>
      <text:p text:style-name="P195"/>
      <text:p text:style-name="P195">Representation can be private and accessible only though the member functions, but is present. Therefore, if representation changes in any significant way, a user must recompile. </text:p>
      <text:p text:style-name="P195"/>
      <text:p text:style-name="P80">class <text:span text:style-name="T1">complex {</text:span></text:p>
      <text:p text:style-name="P80"><text:span text:style-name="T1"><text:tab/></text:span>double<text:span text:style-name="T1"> re, im; //representation of two doubles</text:span></text:p>
      <text:p text:style-name="P196"/>
      <text:p text:style-name="P80">public: </text:p>
      <text:p text:style-name="P80"><text:tab/><text:span text:style-name="T1">complex(</text:span>double <text:span text:style-name="T1">r, </text:span>double<text:span text:style-name="T1"> i): re{r}, im{i}{} //constructor with two scalars</text:span></text:p>
      <text:p text:style-name="P80"><text:span text:style-name="T1"><text:tab/>complex(</text:span>double<text:span text:style-name="T1"> r): re{r}, im{0} {}<text:tab/>//constructor with one scalar</text:span></text:p>
      <text:p text:style-name="P196"><text:soft-page-break/><text:tab/>complex{}: re{0}, im{0} {} //default</text:p>
      <text:p text:style-name="P196"/>
      <text:p text:style-name="P80"><text:span text:style-name="T1"><text:tab/></text:span>double<text:span text:style-name="T1"> real() </text:span>const<text:span text:style-name="T1"> {return re; }</text:span></text:p>
      <text:p text:style-name="P80"><text:span text:style-name="T1"><text:tab/></text:span>void<text:span text:style-name="T1"> real(</text:span>double <text:span text:style-name="T1">d) { re = d; }</text:span></text:p>
      <text:p text:style-name="P80"><text:span text:style-name="T1"><text:tab/></text:span>double<text:span text:style-name="T1"> imag() </text:span>const<text:span text:style-name="T1"> { return im; }</text:span></text:p>
      <text:p text:style-name="P80"><text:span text:style-name="T1"><text:tab/></text:span>void<text:span text:style-name="T1"> imag(</text:span>double<text:span text:style-name="T1"> d) { im = d; }</text:span></text:p>
      <text:p text:style-name="P196"/>
      <text:p text:style-name="P196"><text:tab/>complex&amp; operator+=(complex z) { re+=z.re, im+=z.im; return *this; }</text:p>
      <text:p text:style-name="P81"><text:span text:style-name="T1"><text:tab/>complex&amp; operator</text:span><text:span text:style-name="T74">0-</text:span><text:span text:style-name="T1">=(complex z) { re-=z.re, im-=z.im; return *this; }</text:span></text:p>
      <text:p text:style-name="P197"/>
      <text:p text:style-name="P81"><text:span text:style-name="T1"><text:tab/></text:span><text:span text:style-name="T74">complex&amp; operator *=(complex);</text:span></text:p>
      <text:p text:style-name="P198"><text:tab/>complex&amp; operator /=(complex); //defined out of class somewhere</text:p>
      <text:p text:style-name="P198">};</text:p>
      <text:p text:style-name="P198"/>
      <text:p text:style-name="P241">Default Constructor<text:span text:style-name="T1"> – constructor that can be invoked without an argument. Eliminates the possibility of uninitialized variables of that type. complex() is default.</text:span><text:span text:style-name="T81">+</text:span></text:p>
      <text:p text:style-name="P241"><text:span text:style-name="T81"/></text:p>
      <text:p text:style-name="P242"><text:span text:style-name="T81">C</text:span><text:span text:style-name="T1">onstructors allocates memory on heap using new operator. </text:span></text:p>
      <text:p text:style-name="P199"/>
      <text:p text:style-name="P82">Const<text:span text:style-name="T1"> specifiers on the functions returning real and imaginary parts indi</text:span><text:span text:style-name="T75">c</text:span><text:span text:style-name="T1">ate that these functions do not modify the object for which they are called. </text:span></text:p>
      <text:p text:style-name="P200"/>
      <text:p text:style-name="P201">Many operations do not require direct access to the representation of complex so they can be defined separetely from the class definition:</text:p>
      <text:p text:style-name="P201"/>
      <text:p text:style-name="P201"/>
      <text:p text:style-name="P201">complex operator+(complex a, complex b) { return a+=b; }</text:p>
      <text:p text:style-name="P201">complex operator−(complex a, complex b) { return a−=b; }</text:p>
      <text:p text:style-name="P201">complex operator−(complex a) { return {−a.real(), −a.imag()}; } // unary minus (negative)</text:p>
      <text:p text:style-name="P201">complex operator∗(complex a, complex b) { return a∗=b; }</text:p>
      <text:p text:style-name="P201">complex operator/(complex a, complex b) { return a/=b; }</text:p>
      <text:p text:style-name="P201"/>
      <text:p text:style-name="P201">Or if argument passed by value is copied, you can ensure to modify an argument without affecting the caller's copy, and use the result as a return value</text:p>
      <text:p text:style-name="P196"/>
      <text:p text:style-name="P201">bool operator==(complex a, complex b) // equal</text:p>
      <text:p text:style-name="P201">{</text:p>
      <text:p text:style-name="P201"><text:tab/>return a.real()==b.real() &amp;&amp; a.imag()==b.imag();</text:p>
      <text:p text:style-name="P201">}</text:p>
      <text:p text:style-name="P201"/>
      <text:p text:style-name="P201">bool operator!=(complex a, complex b)</text:p>
      <text:p text:style-name="P201">{</text:p>
      <text:p text:style-name="P201"><text:tab/>return !(a==b);</text:p>
      <text:p text:style-name="P201">} // not equal</text:p>
      <text:p text:style-name="P201"/>
      <text:p text:style-name="P201">complex sqr t(complex);</text:p>
      <text:p text:style-name="P201">// …</text:p>
      <text:p text:style-name="P201"/>
      <text:p text:style-name="P201">Class complex can be used like this:</text:p>
      <text:p text:style-name="P201"><text:soft-page-break/>void f(complex z)</text:p>
      <text:p text:style-name="P201">{</text:p>
      <text:p text:style-name="P201">complex a {2.3};</text:p>
      <text:p text:style-name="P201">// construct {2.3,0.0} from 2.3</text:p>
      <text:p text:style-name="P201">complex b {1/a};</text:p>
      <text:p text:style-name="P201">complex c {a+z∗complex{1,2.3}};</text:p>
      <text:p text:style-name="P201">// ...</text:p>
      <text:p text:style-name="P201">if (c != b)</text:p>
      <text:p text:style-name="P201">c = −(b/a)+2∗b;</text:p>
      <text:p text:style-name="P201">}</text:p>
      <text:p text:style-name="P201"/>
      <text:p text:style-name="P201">The compiler converts operators involving complex numbers into appropriate function calls. For</text:p>
      <text:p text:style-name="P83"><text:span text:style-name="T1">example, </text:span>c!=b <text:span text:style-name="T1">means </text:span>operator!=(c,b)<text:span text:style-name="T1"> and </text:span>1/a <text:span text:style-name="T1">means </text:span>operator/(complex{1},a)<text:span text:style-name="T1"> .</text:span></text:p>
      <text:p text:style-name="P196"/>
      <text:p text:style-name="P83"><text:span text:style-name="T1">User-Defined operators (</text:span>Overloaded operators) <text:span text:style-name="T1">should be used cautiously and conventionally.</text:span></text:p>
      <text:p text:style-name="P201"/>
      <text:p text:style-name="P83">Containers<text:span text:style-name="T1"> – An object holding a collection of elements. </text:span><text:span text:style-name="T76">Vector has been a good example: simple, establishes useful invariant, provides range-checked access, </text:span><text:span text:style-name="T79">and provides size() to allow us to iterate over its elements. Fatal flaw is that it allocates elements using new but never deallocates them. </text:span></text:p>
      <text:p text:style-name="P83"><text:span text:style-name="T79"/></text:p>
      <text:p text:style-name="P239">Destructor<text:span text:style-name="T1"> – Mechanism to ensure that the memory allocated by the constructor is deallocated. </text:span><text:span text:style-name="T80">Name is ~ (complement operator) followed by name of the class. </text:span><text:span text:style-name="T81">Destructor cleans up by freeing memory using the delete operator. </text:span><text:span text:style-name="T82">Users do not need to implement them. Memory destroyed at end of scope. </text:span></text:p>
      <text:p text:style-name="P239"><text:span text:style-name="T1"/></text:p>
      <text:p text:style-name="P240"><text:span text:style-name="T1">Class Vector {</text:span></text:p>
      <text:p text:style-name="P240"><text:span text:style-name="T1"><text:tab/>private:</text:span></text:p>
      <text:p text:style-name="P240"><text:span text:style-name="T1"><text:tab/><text:tab/>double *elem;</text:span></text:p>
      <text:p text:style-name="P240"><text:span text:style-name="T1"><text:tab/><text:tab/>int sz;</text:span></text:p>
      <text:p text:style-name="P240"><text:span text:style-name="T1"><text:tab/></text:span></text:p>
      <text:p text:style-name="P240"><text:span text:style-name="T1"><text:tab/>public:</text:span></text:p>
      <text:p text:style-name="P240"><text:span text:style-name="T1"><text:tab/><text:tab/>Vector(int s): elem {new double [s] }, sz{s} { //constructor: acquire resources</text:span></text:p>
      <text:p text:style-name="P240"><text:span text:style-name="T1"><text:tab/><text:tab/><text:tab/>for (int I = 0; I != s; ++I) {</text:span></text:p>
      <text:p text:style-name="P240"><text:span text:style-name="T1"><text:tab/><text:tab/><text:tab/><text:tab/>elem[i] = 0; //initialize elements</text:span></text:p>
      <text:p text:style-name="P240"><text:span text:style-name="T1"><text:tab/><text:tab/><text:tab/>}</text:span></text:p>
      <text:p text:style-name="P240"><text:span text:style-name="T1"><text:tab/><text:tab/>}</text:span></text:p>
      <text:p text:style-name="P240"><text:span text:style-name="T1"/></text:p>
      <text:p text:style-name="P240"><text:span text:style-name="T1"><text:tab/><text:tab/>~Vector() {delete[] elem; }</text:span></text:p>
      <text:p text:style-name="P240"><text:span text:style-name="T1"/></text:p>
      <text:p text:style-name="P240"><text:span text:style-name="T1"><text:tab/><text:tab/>double &amp;operator[](int I);</text:span></text:p>
      <text:p text:style-name="P240"><text:span text:style-name="T1"><text:tab/><text:tab/>int size() const;</text:span></text:p>
      <text:p text:style-name="P240"><text:span text:style-name="T1">}</text:span></text:p>
      <text:p text:style-name="P240"><text:span text:style-name="T1"/></text:p>
      <text:p text:style-name="P243">Handle-to-data model <text:span text:style-name="T1">is very commonly used to manage data that can vary in size during the lifetime of an object. The technique of acquiring resources in a constructor and releasing them in a destructor, known as </text:span>Resource Acquisition Is Initialization<text:span text:style-name="T1"> or </text:span>RAII<text:span text:style-name="T1">, allows us to eliminate “naked </text:span>new<text:span text:style-name="T1"> operations”that is to avoid allocations in general code and keep them buried inside the implementation of well-behaved abstractions. Similarly, “naked </text:span>delete<text:span text:style-name="T1"> operations” should be avoided. Avoiding naked new and naked delete makes code far less error-prone and far easier to keep free of resource leaks. </text:span></text:p>
      <text:p text:style-name="P243"><text:span text:style-name="T1"/></text:p>
      <text:p text:style-name="P244"><text:soft-page-break/>Initializing Containers<text:span text:style-name="T1"> – container exists to hold elements, so obviously we need convenient ways of getting elements in a container. Can craete Vector with an appropriate number of elements, but other ways are more elegant. </text:span></text:p>
      <text:list xml:id="list6338211320514146735" text:style-name="L6">
        <text:list-item>
          <text:p text:style-name="P245">Initializer-list constructor<text:span text:style-name="T1"> – initialize with a list of elements.</text:span></text:p>
        </text:list-item>
        <text:list-item>
          <text:p text:style-name="P245">push_back()<text:span text:style-name="T1"> - add a new element at the end (at the back of) the sequence</text:span></text:p>
        </text:list-item>
      </text:list>
      <text:p text:style-name="P244"><text:span text:style-name="T1"/></text:p>
      <text:p text:style-name="P244"><text:span text:style-name="T1">class Vector {</text:span></text:p>
      <text:p text:style-name="P244"><text:span text:style-name="T1"><text:tab/>public:</text:span></text:p>
      <text:p text:style-name="P244"><text:span text:style-name="T1"><text:tab/><text:tab/>Vector(std::initializer_list&lt;double&gt;); //initialize with a list</text:span></text:p>
      <text:p text:style-name="P244"><text:span text:style-name="T1"><text:tab/><text:tab/>//</text:span></text:p>
      <text:p text:style-name="P244"><text:span text:style-name="T1"><text:tab/><text:tab/>void push_back(double); //add element at end increasing size by one</text:span></text:p>
      <text:p text:style-name="P244"><text:span text:style-name="T1"><text:tab/><text:tab/>//</text:span></text:p>
      <text:p text:style-name="P246"><text:span text:style-name="T1">};</text:span></text:p>
      <text:p text:style-name="P246"><text:span text:style-name="T1"/></text:p>
      <text:p text:style-name="P246">push_back() <text:span text:style-name="T1"><text:s/>is useful for input of arbitrary number of elements. </text:span></text:p>
      <text:p text:style-name="P246"><text:span text:style-name="T1"/></text:p>
      <text:p text:style-name="P246"><text:span text:style-name="T1">Vector read(istream &amp;is) {</text:span></text:p>
      <text:p text:style-name="P246"><text:span text:style-name="T1"><text:tab/>Vector v;</text:span></text:p>
      <text:p text:style-name="P246"><text:span text:style-name="T1"><text:tab/>for (double d; is&gt;&gt;d;) //read floating-point values into d</text:span></text:p>
      <text:p text:style-name="P246"><text:span text:style-name="T1"><text:tab/><text:tab/>v.push_back(d); //add d to v</text:span></text:p>
      <text:p text:style-name="P246"><text:span text:style-name="T1"><text:tab/>return v;</text:span></text:p>
      <text:p text:style-name="P246"><text:span text:style-name="T1">}</text:span></text:p>
      <text:p text:style-name="P127"/>
      <text:p text:style-name="P210">Input loop is terminated by EOF or formatting error. Until then, each number read is added to the Vector so that at the end, v;s size is the number of elements read. </text:p>
      <text:p text:style-name="P210"/>
      <text:p text:style-name="P211">Way to provide vector with a move constructor so that returning a potentially huge amount of data from read() is cheap is explained in Ch 3</text:p>
      <text:p text:style-name="P211"/>
      <text:p text:style-name="P211">The <text:span text:style-name="T92">std::initializer_list</text:span> used to define the initializer-list constructor is a standard library type known to the compiler: when we use a {} list such as {1, 2, 3, 4} the compiler will <text:s/>create an object of type <text:span text:style-name="T92">initializer_list </text:span>to give to the program. </text:p>
      <text:p text:style-name="P211"/>
      <text:p text:style-name="P212">Vector v1 = {1, 2, 3, 4, 5}; //v1 has 5 elements</text:p>
      <text:p text:style-name="P212"/>
      <text:p text:style-name="P212">Vector’s initializer-list constructor might be defined like this:</text:p>
      <text:p text:style-name="P212"/>
      <text:p text:style-name="P212">Vector::Vector (std::initializer_list&lt;double&gt; lst) // initialize with a list</text:p>
      <text:p text:style-name="P212">: elem {new double[lst.size()]}, sz {lst.size()}</text:p>
      <text:p text:style-name="P212">{</text:p>
      <text:p text:style-name="P212"><text:tab/>copy(lst.begin(), lst.end(), elem);</text:p>
      <text:p text:style-name="P212">}</text:p>
      <text:p text:style-name="P212"/>
      <text:p text:style-name="P247">Abstract Types<text:span text:style-name="T1"> –</text:span><text:span text:style-name="T83"> Concrete types representation are part of their definition. Resemble built-in types. </text:span><text:span text:style-name="T131">Abstract types</text:span><text:span text:style-name="T83"> are types that completely insulate a user from implementation details. </text:span></text:p>
      <text:p text:style-name="P247"><text:span text:style-name="T1"/></text:p>
      <text:p text:style-name="P247"><text:span text:style-name="T1"/></text:p>
      <text:p text:style-name="P248"><text:span text:style-name="T1">Decouple the interface from the representation and give up genuine local variables. </text:span></text:p>
      <text:p text:style-name="P248"><text:span text:style-name="T1"/></text:p>
      <text:p text:style-name="P248"><text:soft-page-break/><text:span text:style-name="T1">class Container {</text:span></text:p>
      <text:p text:style-name="P248"><text:span text:style-name="T1"><text:tab/>public:</text:span></text:p>
      <text:p text:style-name="P248"><text:span text:style-name="T1"><text:tab/><text:tab/>virtual double &amp;operator[](int) = 0; //pure virtual function</text:span></text:p>
      <text:p text:style-name="P248"><text:span text:style-name="T1"><text:tab/><text:tab/>virtual int size() const = 0; //const member functino</text:span></text:p>
      <text:p text:style-name="P248"><text:span text:style-name="T1"><text:tab/><text:tab/>virtual ~Container() {} //destructor</text:span></text:p>
      <text:p text:style-name="P248"><text:span text:style-name="T1"/></text:p>
      <text:p text:style-name="P248"><text:span text:style-name="T1">Class is a pure interface to specific containers defined later. </text:span></text:p>
      <text:p text:style-name="P248"><text:span text:style-name="T1"/></text:p>
      <text:p text:style-name="P248">Virtual<text:span text:style-name="T1"> means “may be redefined later in a class derived from this one.” Function declared </text:span>virtual<text:span text:style-name="T1"> is called a </text:span>virtual function<text:span text:style-name="T1">. Class derived from Container must provide an implementation for the Container interface. </text:span>=0<text:span text:style-name="T1"> says a function is </text:span>pure virtual (abstract)<text:span text:style-name="T1">; that is, some class derived from </text:span>must <text:span text:style-name="T1">define the function. Not possible to define an object that is just a Container. Only serves as interface to class that implements its functions. Class with </text:span>pure virtual function<text:span text:style-name="T1"> is called an </text:span>abstract class<text:span text:style-name="T1">. </text:span><text:span text:style-name="T84">Does not need a constructor. Does have virtual destructor. Common because they tend to be manipulated through references or pointers, and someone destroying a Container through a pointer has no idead what resources are owned by its implementation. </text:span></text:p>
      <text:p text:style-name="P248"><text:span text:style-name="T1"/></text:p>
      <text:p text:style-name="P249"><text:span text:style-name="T1">Void use(Container &amp;c) {</text:span></text:p>
      <text:p text:style-name="P249"><text:span text:style-name="T1"><text:tab/>const int sz = c.size();</text:span></text:p>
      <text:p text:style-name="P249"><text:span text:style-name="T1"><text:tab/></text:span></text:p>
      <text:p text:style-name="P249"><text:span text:style-name="T1"><text:tab/>for(int I = 0; I != sz; ++i) {</text:span></text:p>
      <text:p text:style-name="P249"><text:span text:style-name="T1"><text:tab/><text:tab/>cout &lt;&lt; c[i] &lt;&lt; ‘\n’;</text:span></text:p>
      <text:p text:style-name="P249"><text:span text:style-name="T1"><text:tab/>}</text:span></text:p>
      <text:p text:style-name="P249"><text:span text:style-name="T1">}</text:span></text:p>
      <text:p text:style-name="P249"><text:span text:style-name="T1"/></text:p>
      <text:p text:style-name="P249"><text:span text:style-name="T1">Use() uses the Container interface in complete ignorance of implementation details. It uses size() and [] without any idea of exactly which type provides their implementation. Class that provides the interface to a variety of other classes is often called a </text:span>polymorphic type<text:span text:style-name="T1">. </text:span></text:p>
      <text:p text:style-name="P249"><text:span text:style-name="T1"/></text:p>
      <text:p text:style-name="P250"><text:span text:style-name="T1">Class Vector_container : public Container {</text:span></text:p>
      <text:p text:style-name="P250"><text:span text:style-name="T1"><text:tab/>Vector v;</text:span></text:p>
      <text:p text:style-name="P250"><text:span text:style-name="T1"><text:tab/>public:</text:span></text:p>
      <text:p text:style-name="P250"><text:span text:style-name="T1"><text:tab/><text:tab/>Vector_container(int s) : v(s) {} //Vector of s elements</text:span></text:p>
      <text:p text:style-name="P250"><text:span text:style-name="T1"><text:tab/><text:tab/>~Vector_container() {}</text:span></text:p>
      <text:p text:style-name="P250"><text:span text:style-name="T1"/></text:p>
      <text:p text:style-name="P250"><text:span text:style-name="T1"><text:tab/><text:tab/>double &amp;operator[](int I) {return v[i]; }</text:span></text:p>
      <text:p text:style-name="P250"><text:span text:style-name="T1"><text:tab/><text:tab/>int size() const {return v.size(); }</text:span></text:p>
      <text:p text:style-name="P250"><text:span text:style-name="T1">};</text:span></text:p>
      <text:p text:style-name="P250"><text:span text:style-name="T1"/></text:p>
      <text:p text:style-name="P250"><text:span text:style-name="T1">The </text:span>: public<text:span text:style-name="T1"> can be read as “is derived from” or “is subtype of.” Vector_container is said to be derived from class </text:span>Container<text:span text:style-name="T1">, and class Container is said to be a </text:span>base <text:span text:style-name="T1">of class </text:span>Vector_container<text:span text:style-name="T1">. </text:span><text:span text:style-name="T85">Also <text:s/>called </text:span><text:span text:style-name="T132">subclass</text:span><text:span text:style-name="T85"> and </text:span><text:span text:style-name="T132">superclass</text:span><text:span text:style-name="T85">. </text:span></text:p>
      <text:p text:style-name="P250"><text:span text:style-name="T85"/></text:p>
      <text:p text:style-name="P251">Derived classes <text:span text:style-name="T1">are said to </text:span>inherit<text:span text:style-name="T1"> members from its </text:span>base <text:span text:style-name="T134">class. </text:span><text:span text:style-name="T135">Use of </text:span><text:span text:style-name="T158">base</text:span><text:span text:style-name="T135"> and </text:span><text:span text:style-name="T158">derived</text:span><text:span text:style-name="T135"> classes is commonly referred to as </text:span><text:span text:style-name="T158">inheritance</text:span><text:span text:style-name="T135">. </text:span></text:p>
      <text:p text:style-name="P251"><text:span text:style-name="T135"/></text:p>
      <text:p text:style-name="P252"><text:span text:style-name="T135">M</text:span><text:span text:style-name="T134">embers operator[]() and size() are said to </text:span><text:span text:style-name="T133">override</text:span><text:span text:style-name="T134"> the corresponding members in the </text:span><text:span text:style-name="T133">base </text:span><text:span text:style-name="T134">class. </text:span><text:span text:style-name="T162">Destructor</text:span><text:span text:style-name="T136"> overrides the </text:span><text:span text:style-name="T162">base </text:span><text:span text:style-name="T136">class destructor. Member destructor is implicitly invoked by its class’s destructor (~Vector_container). </text:span></text:p>
      <text:p text:style-name="P252"><text:soft-page-break/><text:span text:style-name="T136"/></text:p>
      <text:p text:style-name="P253"><text:span text:style-name="T134">Void g() {</text:span></text:p>
      <text:p text:style-name="P253"><text:span text:style-name="T134"><text:tab/>Vector_container vc {10, 9, 8, 7, 6, 5, 4, 3, 2, 1, 0};</text:span></text:p>
      <text:p text:style-name="P253"><text:span text:style-name="T134"><text:tab/>use(vc);</text:span></text:p>
      <text:p text:style-name="P253"><text:span text:style-name="T134">}</text:span></text:p>
      <text:p text:style-name="P253"><text:span text:style-name="T134"/></text:p>
      <text:p text:style-name="P253"><text:span text:style-name="T134">Use wil work for any implementation of Container. </text:span></text:p>
      <text:p text:style-name="P253"><text:span text:style-name="T134"/></text:p>
      <text:p text:style-name="P253"><text:span text:style-name="T134">Class List_container : public Container { //List_container implements Containers</text:span></text:p>
      <text:p text:style-name="P253"><text:span text:style-name="T134"><text:tab/>std::list&lt;double&gt; ld; //standard library list of doubles</text:span></text:p>
      <text:p text:style-name="P253"><text:span text:style-name="T134"><text:tab/>public:</text:span></text:p>
      <text:p text:style-name="P253"><text:span text:style-name="T134"><text:tab/><text:tab/>List_container() {} //empty list</text:span></text:p>
      <text:p text:style-name="P253"><text:span text:style-name="T134"><text:tab/><text:tab/>List_container(initializer_list&lt;double&gt; il) : ld{il} {}</text:span></text:p>
      <text:p text:style-name="P253"><text:span text:style-name="T134"><text:tab/><text:tab/>~List_container() {}</text:span></text:p>
      <text:p text:style-name="P253"><text:span text:style-name="T134"><text:tab/><text:tab/>double &amp;operator[](int I);</text:span></text:p>
      <text:p text:style-name="P253"><text:span text:style-name="T134"><text:tab/><text:tab/>int size() const {return ld.size(); }</text:span></text:p>
      <text:p text:style-name="P253"><text:span text:style-name="T134">};</text:span></text:p>
      <text:p text:style-name="P253"><text:span text:style-name="T134"/></text:p>
      <text:p text:style-name="P253"><text:span text:style-name="T134">double &amp;List_container::operator[](int I) {</text:span></text:p>
      <text:p text:style-name="P253"><text:span text:style-name="T134"><text:tab/>for (auto &amp;x : ld) {</text:span></text:p>
      <text:p text:style-name="P253"><text:span text:style-name="T134"><text:tab/><text:tab/>if (I == 0) return x;</text:span></text:p>
      <text:p text:style-name="P253"><text:span text:style-name="T134"><text:tab/><text:tab/>--i;</text:span></text:p>
      <text:p text:style-name="P253"><text:span text:style-name="T134"><text:tab/>}</text:span></text:p>
      <text:p text:style-name="P253"><text:span text:style-name="T134"><text:tab/>throw out_of_range(“List container”);</text:span></text:p>
      <text:p text:style-name="P253"><text:span text:style-name="T134">}</text:span></text:p>
      <text:p text:style-name="P253"><text:span text:style-name="T134"/></text:p>
      <text:p text:style-name="P253"><text:span text:style-name="T134">List subscripting is atrocious compared to vector subscripting. </text:span></text:p>
      <text:p text:style-name="P253"><text:span text:style-name="T137"/></text:p>
      <text:p text:style-name="P254"><text:span text:style-name="T134">Void h() {</text:span></text:p>
      <text:p text:style-name="P254"><text:span text:style-name="T134"><text:tab/>List_container lc = {1, 2, 3, 4, 5, 6, 7, 8, 9, 0};</text:span></text:p>
      <text:p text:style-name="P254"><text:span text:style-name="T134"><text:tab/>use(lc);</text:span></text:p>
      <text:p text:style-name="P254"><text:span text:style-name="T134">}</text:span></text:p>
      <text:p text:style-name="P254"><text:span text:style-name="T134"/></text:p>
      <text:p text:style-name="P254"><text:span text:style-name="T134">Point is that use(Container&amp;) can use any kind of Container. Knows only interface. Flip side of flexibility is that objects must be manipulated through pointers or references. </text:span></text:p>
      <text:p text:style-name="P254"><text:span text:style-name="T134"/></text:p>
      <text:p text:style-name="P255"><text:span text:style-name="T133">Virtual Functions - </text:span><text:span text:style-name="T134">object must contain information to allow it to select the right function to class at run time. Usual implementation technique is for compiler to convert the name of a virtual function in an index into a table of pointers to function. Table is usually called a </text:span><text:span text:style-name="T133">virtual function table</text:span><text:span text:style-name="T134">. Or </text:span><text:span text:style-name="T133">vtbl</text:span><text:span text:style-name="T134">. Each class with </text:span><text:span text:style-name="T133">virtual functions</text:span><text:span text:style-name="T134"> has its own </text:span><text:span text:style-name="T133">vtbl</text:span><text:span text:style-name="T134"> identifying its virtual functions. </text:span></text:p>
      <text:p text:style-name="P255"><text:span text:style-name="T134"/></text:p>
      <text:p text:style-name="P255"><text:span text:style-name="T134">???????????????????????????</text:span></text:p>
      <text:p text:style-name="P255"><text:span text:style-name="T134"/></text:p>
      <text:p text:style-name="P256"><text:span text:style-name="T134">Functions in </text:span><text:span text:style-name="T133">vtbl</text:span><text:span text:style-name="T134"> allow object to be used correctly even when the size of the object and the layout of its data are unknown to the caller. Implementation of the caller needs only to know the location of the pointer to the </text:span><text:span text:style-name="T133">vtbl</text:span><text:span text:style-name="T134"> in a Container and the index used for each </text:span><text:span text:style-name="T133">virtual function</text:span><text:span text:style-name="T134">. </text:span></text:p>
      <text:p text:style-name="P256"><text:span text:style-name="T134"/></text:p>
      <text:p text:style-name="P257"><text:span text:style-name="T134">Virtual call mechanism can be made almost as efficient as normal function call mechanism (within 25%). Spc</text:span><text:span text:style-name="T142">a</text:span><text:span text:style-name="T134">e overhead is one pointer in each object of a class with virtual functions plus one </text:span><text:span text:style-name="T133">vtbl</text:span><text:span text:style-name="T134"> for </text:span><text:soft-page-break/><text:span text:style-name="T134">each such class. </text:span></text:p>
      <text:p text:style-name="P257"><text:span text:style-name="T134"/></text:p>
      <text:p text:style-name="P258"><text:span text:style-name="T133">Class Hierarchies</text:span><text:span text:style-name="T134"> – as set of classes ordered in a lattice created by derivation (:public). </text:span><text:span text:style-name="T138">Used to represent concepts that have hierarchical relationships. “</text:span><text:span text:style-name="T139">Fire engine is a kind of truck”. </text:span><text:span text:style-name="T140">Inheritance relationships. </text:span><text:span text:style-name="T141">Two kinds of benefits:</text:span></text:p>
      <text:list xml:id="list8796389538369959410" text:style-name="L7">
        <text:list-item>
          <text:p text:style-name="P259"><text:span text:style-name="T133">Interface inheritance: </text:span><text:span text:style-name="T134">An object of a derived class can be used wherever an object of a base class is required. Base class acts as interface for the derived class. Often abstract.</text:span></text:p>
        </text:list-item>
        <text:list-item>
          <text:p text:style-name="P259"><text:span text:style-name="T133">Implementation inheritance</text:span><text:span text:style-name="T134">: Base class provides functions or data that simplifies the implementation of derived classes. </text:span></text:p>
        </text:list-item>
      </text:list>
      <text:p text:style-name="P260"><text:span text:style-name="T134"/></text:p>
      <text:p text:style-name="P261"><text:span text:style-name="T134">Concrete classes – especially those with small representations – are much like built-in types: we define them as local variables, access them using their names, copy them around, etc. Classes in class hierarchies are different: tend to allocate them on heap using </text:span><text:span text:style-name="T133">new</text:span><text:span text:style-name="T134">, and we access them through pointers or references. </text:span></text:p>
      <text:p text:style-name="P261"><text:span text:style-name="T134"/></text:p>
      <text:p text:style-name="P262"><text:span text:style-name="T134">Enum class Kind {circle, triangle, smiley};</text:span></text:p>
      <text:p text:style-name="P262"><text:span text:style-name="T134"/></text:p>
      <text:p text:style-name="P262"><text:span text:style-name="T134">Shape *read_shape(istream *is) <text:s/>{ //read shape descriptions from input stream is</text:span></text:p>
      <text:p text:style-name="P262"><text:span text:style-name="T134"><text:tab/>//...read shape header from is and find its Kind k</text:span></text:p>
      <text:p text:style-name="P262"><text:span text:style-name="T134"/></text:p>
      <text:p text:style-name="P262"><text:span text:style-name="T134"><text:tab/>switch(k) {</text:span></text:p>
      <text:p text:style-name="P262"><text:span text:style-name="T134"><text:tab/><text:tab/>case Kind::circle:</text:span></text:p>
      <text:p text:style-name="P262"><text:span text:style-name="T134"><text:tab/><text:tab/><text:tab/>//read circle data {Point, int} into p and r</text:span></text:p>
      <text:p text:style-name="P262"><text:span text:style-name="T134"><text:tab/><text:tab/><text:tab/>return new Circle{p, r};</text:span></text:p>
      <text:p text:style-name="P262"><text:span text:style-name="T134"><text:tab/><text:tab/>case Kind::triangle:</text:span></text:p>
      <text:p text:style-name="P262"><text:span text:style-name="T134"><text:tab/><text:tab/><text:tab/>//read triangle data {Point, Point, Point} into p1, p2, and p3</text:span></text:p>
      <text:p text:style-name="P262"><text:span text:style-name="T134"><text:tab/><text:tab/><text:tab/>return new Triangle{p1, p2, p3};</text:span></text:p>
      <text:p text:style-name="P262"><text:span text:style-name="T134"><text:tab/><text:tab/>case Kind::smiley:</text:span></text:p>
      <text:p text:style-name="P262"><text:span text:style-name="T134"><text:tab/><text:tab/><text:tab/>//read smiley data {Point, int, Shape, Shape, Shape} into p, r, e1, e2, and m</text:span></text:p>
      <text:p text:style-name="P262"><text:span text:style-name="T134"><text:tab/><text:tab/><text:tab/>Smiley *ps = new Smiley{p, r};</text:span></text:p>
      <text:p text:style-name="P262"><text:span text:style-name="T134"><text:tab/><text:tab/><text:tab/></text:span><text:span text:style-name="T143">ps→add_eye(e1);</text:span></text:p>
      <text:p text:style-name="P262"><text:span text:style-name="T143"><text:tab/><text:tab/><text:tab/>ps→add_eye(e2);</text:span></text:p>
      <text:p text:style-name="P262"><text:span text:style-name="T143"><text:tab/><text:tab/><text:tab/>ps→st_mouth(m);</text:span></text:p>
      <text:p text:style-name="P262"><text:span text:style-name="T143"><text:tab/><text:tab/><text:tab/>return ps;</text:span></text:p>
      <text:p text:style-name="P263"><text:span text:style-name="T134"><text:tab/>}</text:span></text:p>
      <text:p text:style-name="P263"><text:span text:style-name="T134">}</text:span></text:p>
      <text:p text:style-name="P263"><text:span text:style-name="T134"/></text:p>
      <text:p text:style-name="P263"><text:span text:style-name="T134">Program may use that shape reader like this:</text:span></text:p>
      <text:p text:style-name="P263"><text:span text:style-name="T134"/></text:p>
      <text:p text:style-name="P263"><text:span text:style-name="T134">void use() {</text:span></text:p>
      <text:p text:style-name="P263"><text:span text:style-name="T134"><text:tab/>std::vector&lt;Shape*&gt; v;</text:span></text:p>
      <text:p text:style-name="P263"><text:span text:style-name="T134"><text:tab/>while (cin) {</text:span></text:p>
      <text:p text:style-name="P263"><text:span text:style-name="T134"><text:tab/><text:tab/>v.push_back(read_shape(cin));</text:span></text:p>
      <text:p text:style-name="P263"><text:span text:style-name="T134"><text:tab/>}</text:span></text:p>
      <text:p text:style-name="P263"><text:span text:style-name="T134"><text:tab/>draw_all(v);</text:span></text:p>
      <text:p text:style-name="P263"><text:span text:style-name="T134"><text:tab/>rotate_all(v, 45);</text:span></text:p>
      <text:p text:style-name="P263"><text:span text:style-name="T134"><text:tab/>for (auto p : v) delete p;</text:span></text:p>
      <text:p text:style-name="P263"><text:span text:style-name="T134">}</text:span></text:p>
      <text:p text:style-name="P263"><text:span text:style-name="T134"/></text:p>
      <text:p text:style-name="P263"><text:soft-page-break/><text:span text:style-name="T134">No pointers to shapes outside usre() so user() is responsible for deallocating them. Done with delete operator and relies critically on Shape’s virtual destructor. Because that destructor is virtual, delete invokes the destructor for the most derived class. <text:s/>Crucial because derived class may have acquired all kinds of resources (such as file handles, locks, and output streams) that need to be released. In this case, Smiley deletes its eyes and mouth objects</text:span></text:p>
      <text:p text:style-name="P263"><text:span text:style-name="T134"/></text:p>
      <text:p text:style-name="P263"><text:span text:style-name="T134">Two obvious opportunities for mistakes:</text:span></text:p>
      <text:list xml:id="list5266898189089667872" text:style-name="L8">
        <text:list-item>
          <text:p text:style-name="P264"><text:span text:style-name="T134">A user might fail to </text:span><text:span text:style-name="T133">delete</text:span><text:span text:style-name="T134"> the pointer returned by read_shape()</text:span></text:p>
        </text:list-item>
        <text:list-item>
          <text:p text:style-name="P264"><text:span text:style-name="T134">The owner of a container of Shape pointers might not delete the objects pointed to.</text:span></text:p>
        </text:list-item>
      </text:list>
      <text:p text:style-name="P263"><text:span text:style-name="T134">In that sense, functions returning a pointer to an object allocated on the free store are dangerous. </text:span></text:p>
      <text:p text:style-name="P263"><text:span text:style-name="T134"/></text:p>
      <text:p text:style-name="P263"><text:span text:style-name="T134">One solution is to return a standard-library </text:span><text:span text:style-name="T133">unique_ptr </text:span><text:span text:style-name="T134">rather than a “naked pointer” nd store </text:span><text:span text:style-name="T133">unique_ptrs</text:span><text:span text:style-name="T134"> in the container. </text:span></text:p>
      <text:p text:style-name="P263"><text:span text:style-name="T134"/></text:p>
      <text:p text:style-name="P265"><text:span text:style-name="T134">unique_ptr&lt;Shape&gt; read_shape(istream &amp;is) { //read shape descriptions from input stream is</text:span></text:p>
      <text:p text:style-name="P265"><text:span text:style-name="T134"><text:tab/>//read shape header from is and find its Kind k</text:span></text:p>
      <text:p text:style-name="P265"><text:span text:style-name="T134"><text:tab/>switch(k) {</text:span></text:p>
      <text:p text:style-name="P265"><text:span text:style-name="T134"><text:tab/><text:tab/>case Kind::circle:</text:span></text:p>
      <text:p text:style-name="P265"><text:span text:style-name="T134"><text:tab/><text:tab/><text:tab/>//read circle data {Point, int} into p and r</text:span></text:p>
      <text:p text:style-name="P265"><text:span text:style-name="T134"><text:tab/><text:tab/><text:tab/>return unique_ptr&lt;Shape&gt;{new Circle{p, r}};</text:span></text:p>
      <text:p text:style-name="P265"><text:span text:style-name="T134"><text:tab/><text:tab/>// ..</text:span></text:p>
      <text:p text:style-name="P265"><text:span text:style-name="T134"><text:tab/>}</text:span></text:p>
      <text:p text:style-name="P265"><text:span text:style-name="T134">}</text:span></text:p>
      <text:p text:style-name="P265"><text:span text:style-name="T134"/></text:p>
      <text:p text:style-name="P265"><text:span text:style-name="T134">void user() {</text:span></text:p>
      <text:p text:style-name="P265"><text:span text:style-name="T134"><text:tab/>vector&lt;unique_ptr&lt;Shape&gt;&gt; v;</text:span></text:p>
      <text:p text:style-name="P265"><text:span text:style-name="T134"><text:tab/>while (cin) {</text:span></text:p>
      <text:p text:style-name="P265"><text:span text:style-name="T134"><text:tab/><text:tab/>v.push_back(read_shape(cin));</text:span></text:p>
      <text:p text:style-name="P265"><text:span text:style-name="T134"><text:tab/>}</text:span></text:p>
      <text:p text:style-name="P265"><text:span text:style-name="T134"><text:tab/>draw_all(v);</text:span></text:p>
      <text:p text:style-name="P265"><text:span text:style-name="T134"><text:tab/>rotate_all(v, 45);</text:span></text:p>
      <text:p text:style-name="P265"><text:span text:style-name="T134">} //all Shapes implicitly destroyed</text:span></text:p>
      <text:p text:style-name="P265"><text:span text:style-name="T134"/></text:p>
      <text:p text:style-name="P213"><text:span text:style-name="T133">Objects owned by </text:span><text:span text:style-name="T159">unique_ptr</text:span><text:span text:style-name="T133"> which will delete the object when it is no longer needed, that is, when its unique_ptr goes out of scope. For unique_ptr version of user() to work, we need version of draw_all() and rotate_all() that accept vector&lt;unique_ptr&lt;Shape&gt;&gt;</text:span></text:p>
      <text:p text:style-name="P213"><text:span text:style-name="T133"/></text:p>
      <text:p text:style-name="P265"><text:span text:style-name="T133">Copy</text:span><text:span text:style-name="T163">ing Containers – </text:span><text:span text:style-name="T144">When a class is a </text:span><text:span text:style-name="T163">resource handle</text:span><text:span text:style-name="T144">, that is it is responsible for an object accessed through a pointer, the default member wise copy is typically a disaster. Would violate resource handle’s invariant. Default copy would leave a copy of a Vector referring to the same elements as the original. </text:span></text:p>
      <text:p text:style-name="P265"><text:span text:style-name="T144"/></text:p>
      <text:p text:style-name="P266"><text:span text:style-name="T134">Void bad_copy(Vector v1) {</text:span></text:p>
      <text:p text:style-name="P266"><text:span text:style-name="T134"><text:tab/>Vector v2 = v1; //copy v1’s representation into v2</text:span></text:p>
      <text:p text:style-name="P266"><text:span text:style-name="T134"><text:tab/>v1[0] = 2; // v2[0] is now also 2!</text:span></text:p>
      <text:p text:style-name="P266"><text:span text:style-name="T134"><text:tab/>v2[1] = 3; //v1[1] is now also 3!</text:span></text:p>
      <text:p text:style-name="P266"><text:span text:style-name="T134">}</text:span></text:p>
      <text:p text:style-name="P266"><text:span text:style-name="T134"/></text:p>
      <text:p text:style-name="P266"><text:span text:style-name="T134">Fact that Vector has a destructor is a strong hint that the default (memberwise) copy semantics is wrong </text:span><text:soft-page-break/><text:span text:style-name="T134">and the compiler should at least warn against this example. </text:span><text:span text:style-name="T145">Need better copy semantics. </text:span></text:p>
      <text:p text:style-name="P266"><text:span text:style-name="T145"/></text:p>
      <text:p text:style-name="P267"><text:span text:style-name="T134">Copying an object of a class id defined by two members: a </text:span><text:span text:style-name="T133">copy constructor</text:span><text:span text:style-name="T134"> and a </text:span><text:span text:style-name="T133">copy assignment</text:span><text:span text:style-name="T134">:</text:span></text:p>
      <text:p text:style-name="P267"><text:span text:style-name="T134"/></text:p>
      <text:p text:style-name="P267"><text:span text:style-name="T134">class Vector {</text:span></text:p>
      <text:p text:style-name="P267"><text:span text:style-name="T134"><text:tab/>private:</text:span></text:p>
      <text:p text:style-name="P267"><text:span text:style-name="T134"><text:tab/><text:tab/>double *elem; //elem points to an array of sz doubles</text:span></text:p>
      <text:p text:style-name="P267"><text:span text:style-name="T134"><text:tab/><text:tab/>int sz;</text:span></text:p>
      <text:p text:style-name="P267"><text:span text:style-name="T134"><text:tab/></text:span></text:p>
      <text:p text:style-name="P267"><text:span text:style-name="T134"><text:tab/>public:</text:span></text:p>
      <text:p text:style-name="P267"><text:span text:style-name="T134"><text:tab/><text:tab/>Vector(int s); //constructor: establish invariant, acquire resources</text:span></text:p>
      <text:p text:style-name="P267"><text:span text:style-name="T134"><text:tab/><text:tab/>~Vector() {delete[] elem; } //destructor: release resources</text:span></text:p>
      <text:p text:style-name="P267"><text:span text:style-name="T134"><text:tab/><text:tab/></text:span></text:p>
      <text:p text:style-name="P267"><text:span text:style-name="T134"><text:tab/><text:tab/>Vector(const Vector&amp; a); //copy constructor</text:span></text:p>
      <text:p text:style-name="P267"><text:span text:style-name="T134"><text:tab/><text:tab/>Vector &amp;operator[](int I); //copy assignment</text:span></text:p>
      <text:p text:style-name="P267"><text:span text:style-name="T134"/></text:p>
      <text:p text:style-name="P267"><text:span text:style-name="T134"><text:tab/><text:tab/>double &amp;operator[](int I);</text:span></text:p>
      <text:p text:style-name="P267"><text:span text:style-name="T134"><text:tab/><text:tab/>const double &amp;operator[](int I) const;</text:span></text:p>
      <text:p text:style-name="P267"><text:span text:style-name="T134"/></text:p>
      <text:p text:style-name="P267"><text:span text:style-name="T134"><text:tab/><text:tab/>int size() const;</text:span></text:p>
      <text:p text:style-name="P267"><text:span text:style-name="T134">};</text:span></text:p>
      <text:p text:style-name="P267"><text:span text:style-name="T134"/></text:p>
      <text:p text:style-name="P267"><text:span text:style-name="T134">Suitable definition of a </text:span><text:span text:style-name="T133">copy constructor</text:span><text:span text:style-name="T134"> for Vector allocates the space for the required number of elements and then copies the elements into, so that afte ra copy each vector has its own copy of the elements:</text:span></text:p>
      <text:p text:style-name="P267"><text:span text:style-name="T134"/></text:p>
      <text:p text:style-name="P267"><text:span text:style-name="T134">Vector::Vector(const Vector &amp;a) //copy constructors</text:span></text:p>
      <text:p text:style-name="P267"><text:span text:style-name="T134">: elem {new double[sz]}, <text:tab/>//allocates space for elements</text:span></text:p>
      <text:p text:style-name="P267"><text:span text:style-name="T134"><text:s text:c="2"/>sz{a.sz}</text:span></text:p>
      <text:p text:style-name="P267"><text:span text:style-name="T134">{</text:span></text:p>
      <text:p text:style-name="P267"><text:span text:style-name="T134"><text:tab/>for (int I = 0; I != sz; ++i) <text:s/>{ //copy elements</text:span></text:p>
      <text:p text:style-name="P267"><text:span text:style-name="T134"><text:tab/><text:tab/>elem[i] = a.elem[i];</text:span></text:p>
      <text:p text:style-name="P267"><text:span text:style-name="T134">}</text:span></text:p>
      <text:p text:style-name="P267"><text:span text:style-name="T134"/></text:p>
      <text:p text:style-name="P267"><text:span text:style-name="T134">Still need </text:span><text:span text:style-name="T133">copy assignment</text:span><text:span text:style-name="T134">:</text:span></text:p>
      <text:p text:style-name="P267"><text:span text:style-name="T134"/></text:p>
      <text:p text:style-name="P267"><text:span text:style-name="T134">Vector&amp; Vector::operator=(const Vector &amp;a) { //copy assignment</text:span></text:p>
      <text:p text:style-name="P267"><text:span text:style-name="T134"><text:tab/>double *p = new double[a.sz];</text:span></text:p>
      <text:p text:style-name="P267"><text:span text:style-name="T134"><text:tab/>for(int I = 0; I != a.sz; ++i) {</text:span></text:p>
      <text:p text:style-name="P267"><text:span text:style-name="T134"><text:tab/><text:tab/>p[i] = a.elem[i];</text:span></text:p>
      <text:p text:style-name="P267"><text:span text:style-name="T134"><text:tab/>}</text:span></text:p>
      <text:p text:style-name="P267"><text:span text:style-name="T134"><text:tab/></text:span></text:p>
      <text:p text:style-name="P267"><text:span text:style-name="T134"><text:tab/>delete[] elem;</text:span></text:p>
      <text:p text:style-name="P267"><text:span text:style-name="T134"><text:tab/>elem <text:s/>= p;</text:span></text:p>
      <text:p text:style-name="P267"><text:span text:style-name="T134"><text:tab/>sz = a.sz;</text:span></text:p>
      <text:p text:style-name="P267"><text:span text:style-name="T134"><text:tab/>return *this;</text:span></text:p>
      <text:p text:style-name="P267"><text:span text:style-name="T134">}</text:span></text:p>
      <text:p text:style-name="P267"><text:span text:style-name="T134"/></text:p>
      <text:p text:style-name="P268"><text:span text:style-name="T133">this</text:span><text:span text:style-name="T134"> is predefined in a member function and points to the object for which the member function is </text:span><text:soft-page-break/><text:span text:style-name="T134">called. </text:span></text:p>
      <text:p text:style-name="P268"><text:span text:style-name="T134"/></text:p>
      <text:p text:style-name="P268"><text:span text:style-name="T133">Copy constructor </text:span><text:span text:style-name="T134">and </text:span><text:span text:style-name="T133">copy assignment</text:span><text:span text:style-name="T134"> for a class X are typically declared to take an argument of type </text:span><text:span text:style-name="T133">const X&amp;.</text:span></text:p>
      <text:p text:style-name="P262"><text:span text:style-name="T134"><text:tab/><text:tab/><text:tab/></text:span></text:p>
      <text:p text:style-name="P269"><text:span text:style-name="T133">Moving containers</text:span><text:span text:style-name="T134"> – can control copying by defining a copy constructor and a copy assignment, but copying can be costly for large containers. </text:span></text:p>
      <text:p text:style-name="P269"><text:span text:style-name="T134"/></text:p>
      <text:p text:style-name="P269"><text:span text:style-name="T134">Vector operator+(const Vector &amp;a, const Vector &amp;b) {</text:span></text:p>
      <text:p text:style-name="P269"><text:span text:style-name="T134"><text:tab/>if (a.size() != b.size()) {</text:span></text:p>
      <text:p text:style-name="P269"><text:span text:style-name="T134"><text:tab/><text:tab/>throw Vector_size_mismatch{};</text:span></text:p>
      <text:p text:style-name="P269"><text:span text:style-name="T134"><text:tab/>}</text:span></text:p>
      <text:p text:style-name="P269"><text:span text:style-name="T134"><text:tab/></text:span></text:p>
      <text:p text:style-name="P269"><text:span text:style-name="T134"><text:tab/>Vector res(a.size());</text:span></text:p>
      <text:p text:style-name="P269"><text:span text:style-name="T134"><text:tab/>for(int I = 0; I != a.size(); ++i) {</text:span></text:p>
      <text:p text:style-name="P269"><text:span text:style-name="T134"><text:tab/><text:tab/>res[i] = a[i] + b[i];</text:span></text:p>
      <text:p text:style-name="P269"><text:span text:style-name="T134"><text:tab/>}</text:span></text:p>
      <text:p text:style-name="P269"><text:span text:style-name="T134"><text:tab/></text:span></text:p>
      <text:p text:style-name="P269"><text:span text:style-name="T134"><text:tab/>return res;</text:span></text:p>
      <text:p text:style-name="P269"><text:span text:style-name="T134">}</text:span></text:p>
      <text:p text:style-name="P269"><text:span text:style-name="T134"/></text:p>
      <text:p text:style-name="P269"><text:span text:style-name="T134">Returning from a </text:span><text:span text:style-name="T133">+</text:span><text:span text:style-name="T134"> involves copying the result out of local variable </text:span><text:span text:style-name="T133">res</text:span><text:span text:style-name="T134"> and into some place where the caller can access it. We might use this + like this:</text:span></text:p>
      <text:p text:style-name="P269"><text:span text:style-name="T134"/></text:p>
      <text:p text:style-name="P269"><text:span text:style-name="T134">void f(const Vector &amp;x, const Vector &amp;y, const Vector &amp;z) {</text:span></text:p>
      <text:p text:style-name="P269"><text:span text:style-name="T134"><text:tab/>Vector r;</text:span></text:p>
      <text:p text:style-name="P269"><text:span text:style-name="T134"><text:tab/>//</text:span></text:p>
      <text:p text:style-name="P269"><text:span text:style-name="T134"><text:tab/>r = x + y + z;</text:span></text:p>
      <text:p text:style-name="P269"><text:span text:style-name="T134"><text:tab/>//</text:span></text:p>
      <text:p text:style-name="P269"><text:span text:style-name="T134">}</text:span></text:p>
      <text:p text:style-name="P269"><text:span text:style-name="T134"/></text:p>
      <text:p text:style-name="P270"><text:span text:style-name="T134">That would be copying a vector at least twice (one for each use of + operator). If vector is large (10,000 doubles) that could be embar</text:span><text:span text:style-name="T146">rassing. </text:span><text:span text:style-name="T147">Worst is that res in operator+() is never usde again after the copy. </text:span></text:p>
      <text:p text:style-name="P270"><text:span text:style-name="T147"/></text:p>
      <text:p text:style-name="P271"><text:span text:style-name="T134">Didn’t really want a copy; just wanted to get the result of a function: we wanted to </text:span><text:span text:style-name="T133">move</text:span><text:span text:style-name="T134"> a Vector rather than to </text:span><text:span text:style-name="T133">copy</text:span><text:span text:style-name="T134"> it.</text:span></text:p>
      <text:p text:style-name="P271"><text:span text:style-name="T134"/></text:p>
      <text:p text:style-name="P271"><text:span text:style-name="T134">Class Vector {</text:span></text:p>
      <text:p text:style-name="P271"><text:span text:style-name="T134"><text:tab/>//</text:span></text:p>
      <text:p text:style-name="P271"><text:span text:style-name="T134"><text:tab/>Vector(const Vector &amp;a); //copy constructor</text:span></text:p>
      <text:p text:style-name="P271"><text:span text:style-name="T134"><text:tab/>Vector &amp;operator=(const Vector &amp;a); //copy assignment</text:span></text:p>
      <text:p text:style-name="P271"><text:span text:style-name="T134"><text:tab/></text:span></text:p>
      <text:p text:style-name="P271"><text:span text:style-name="T134"><text:tab/>Vector(Vector &amp;&amp;a); //move constructor</text:span></text:p>
      <text:p text:style-name="P271"><text:span text:style-name="T134"><text:tab/>Vector &amp;operator=(Vector &amp;&amp;a); //move assignment</text:span></text:p>
      <text:p text:style-name="P271"><text:span text:style-name="T134">}</text:span></text:p>
      <text:p text:style-name="P271"><text:span text:style-name="T134"/></text:p>
      <text:p text:style-name="P271"><text:span text:style-name="T134">Compiler will chose </text:span><text:span text:style-name="T133">move constructor</text:span><text:span text:style-name="T134"> to implement transfer of the return value out of the function. r=x+y+z will involve no copying of Vectors . Instead they are just moved. </text:span></text:p>
      <text:p text:style-name="P271"><text:span text:style-name="T134"/></text:p>
      <text:p text:style-name="P271"><text:soft-page-break/><text:span text:style-name="T133">Move constructor</text:span><text:span text:style-name="T134"> is trivial to define:</text:span></text:p>
      <text:p text:style-name="P271"><text:span text:style-name="T134">Vector::Vector(Vector &amp;&amp;a)</text:span></text:p>
      <text:p text:style-name="P271"><text:span text:style-name="T134">: elem{a.elem}, sz {a.sz} //”grab the elements” from a</text:span></text:p>
      <text:p text:style-name="P271"><text:span text:style-name="T134">{</text:span></text:p>
      <text:p text:style-name="P271"><text:span text:style-name="T134"><text:tab/>a.elem = nullptr; //now a has no lements</text:span></text:p>
      <text:p text:style-name="P271"><text:span text:style-name="T134"><text:tab/>a.sz = 0;</text:span></text:p>
      <text:p text:style-name="P271"><text:span text:style-name="T134">}</text:span></text:p>
      <text:p text:style-name="P271"><text:span text:style-name="T134"/></text:p>
      <text:p text:style-name="P271"><text:span text:style-name="T134">The </text:span><text:span text:style-name="T133">&amp;&amp;</text:span><text:span text:style-name="T134"> means “rvalue reference” and is a reference to which we can bind an rvalue. </text:span><text:span text:style-name="T133">Rvalue</text:span><text:span text:style-name="T134"> is intended to complement </text:span><text:span text:style-name="T133">lvalue</text:span><text:span text:style-name="T134"> which roughly means “something that can appear on the left-hand size of an assignment.” So an </text:span><text:span text:style-name="T133">rvalue</text:span><text:span text:style-name="T134"> is – to first approximation – a value that you can’t assign to, such as an integer returned by a function call and an </text:span><text:span text:style-name="T133">rvalue </text:span><text:span text:style-name="T134">reference is a reference to something that nobody else can assign to. The </text:span><text:span text:style-name="T133">res</text:span><text:span text:style-name="T134"> local variable in operator+() for Vectors is an example. </text:span></text:p>
      <text:p text:style-name="P271"><text:span text:style-name="T134"/></text:p>
      <text:p text:style-name="P271"><text:span text:style-name="T133">Move constructor </text:span><text:span text:style-name="T134">does </text:span><text:span text:style-name="T133">not</text:span><text:span text:style-name="T134"> take a </text:span><text:span text:style-name="T133">const</text:span><text:span text:style-name="T134"> argument. Supposed to remove value from its argument. </text:span><text:span text:style-name="T133">Move assignment </text:span><text:span text:style-name="T134">is defined similarly.</text:span></text:p>
      <text:p text:style-name="P271"><text:span text:style-name="T134"/></text:p>
      <text:p text:style-name="P214"><text:span text:style-name="T133">Move operation is applied when an rvalue reference is used as an initializer or as the right-hand side of an assignment. </text:span></text:p>
      <text:p text:style-name="P214"><text:span text:style-name="T133"/></text:p>
      <text:p text:style-name="P214"><text:span text:style-name="T133">After a move, a moved from object should be in a state that allows a destructor to be run. Typically, we should also allow assignment to a moved-from object. </text:span></text:p>
      <text:p text:style-name="P214"><text:span text:style-name="T133"/></text:p>
      <text:p text:style-name="P214"><text:span text:style-name="T133">Where programmer knows a value will not be used again, but compiler can’t be expected to be smart enough to figure that out, programmer can be specific:</text:span></text:p>
      <text:p text:style-name="P214"><text:span text:style-name="T133"/></text:p>
      <text:p text:style-name="P214"><text:span text:style-name="T133">Vector f() {</text:span></text:p>
      <text:p text:style-name="P214"><text:span text:style-name="T133"><text:tab/>Vector x(1000);</text:span></text:p>
      <text:p text:style-name="P214"><text:span text:style-name="T133"><text:tab/>Vector y (1000);</text:span></text:p>
      <text:p text:style-name="P214"><text:span text:style-name="T133"><text:tab/>Vector z (1000);</text:span></text:p>
      <text:p text:style-name="P214"><text:span text:style-name="T133"><text:tab/>//</text:span></text:p>
      <text:p text:style-name="P214"><text:span text:style-name="T133"><text:tab/>z = x; //we get a copy</text:span></text:p>
      <text:p text:style-name="P214"><text:span text:style-name="T133"><text:tab/>y = std::move(x); //we get a move</text:span></text:p>
      <text:p text:style-name="P214"><text:span text:style-name="T133"><text:tab/>//</text:span></text:p>
      <text:p text:style-name="P214"><text:span text:style-name="T133"><text:tab/>return z; //we get a move </text:span></text:p>
      <text:p text:style-name="P214"><text:span text:style-name="T133">}</text:span></text:p>
      <text:p text:style-name="P214"><text:span text:style-name="T133"/></text:p>
      <text:p text:style-name="P214"><text:span text:style-name="T133">Standard-library function </text:span><text:span text:style-name="T159">move()</text:span><text:span text:style-name="T133"> returns an </text:span><text:span text:style-name="T159">rvalue reference </text:span><text:span text:style-name="T133">to its argument. When z is destroyed, it too has been moved from (by return) so that, like x, it is empty. </text:span></text:p>
      <text:p text:style-name="P214"><text:span text:style-name="T133"/></text:p>
      <text:p text:style-name="P272"><text:span text:style-name="T133">Resource management</text:span><text:span text:style-name="T134"> – By defining constructors, copy operations, move opreations, and a destructor, a programmer can provide complete control of the lifetime of a contained resource (such as the elements of a container). Furthermore, a </text:span><text:span text:style-name="T133">move constructor</text:span><text:span text:style-name="T134"> allows an object to move simply and cheaply from one scope to another. </text:span></text:p>
      <text:p text:style-name="P272"><text:span text:style-name="T134"/></text:p>
      <text:p text:style-name="P272"><text:span text:style-name="T134">That way, objects that we cannot or would not want to copy out of scope can be simply and cheaply moved out instead. </text:span></text:p>
      <text:p text:style-name="P272"><text:span text:style-name="T134"/></text:p>
      <text:p text:style-name="P272"><text:span text:style-name="T134">Consider a standard-library thread representing a concurrent activity and a Vector of a million doubles. </text:span><text:soft-page-break/><text:span text:style-name="T134">Can’t copy the former and don’t want to copy the latter. </text:span></text:p>
      <text:p text:style-name="P272"><text:span text:style-name="T134"/></text:p>
      <text:p text:style-name="P273"><text:span text:style-name="T134">Std::vector&lt;thread&gt; my_threads;</text:span></text:p>
      <text:p text:style-name="P273"><text:span text:style-name="T134"/></text:p>
      <text:p text:style-name="P273"><text:span text:style-name="T134">Vector init(int n) {</text:span></text:p>
      <text:p text:style-name="P273"><text:span text:style-name="T134"><text:tab/>thread t {heartbeat}; //run heartbeat concurrently (in its own thread)</text:span></text:p>
      <text:p text:style-name="P273"><text:span text:style-name="T134"><text:tab/>my_threads.push_back(move(t)); //move t into my_threads</text:span></text:p>
      <text:p text:style-name="P273"><text:span text:style-name="T134"><text:tab/>// more initialization</text:span></text:p>
      <text:p text:style-name="P273"><text:span text:style-name="T134"><text:tab/>Vector vec(n);</text:span></text:p>
      <text:p text:style-name="P273"><text:span text:style-name="T134"><text:tab/>for (int I = 0; I &lt; vec.size(); ++i) {</text:span></text:p>
      <text:p text:style-name="P273"><text:span text:style-name="T134"><text:tab/><text:tab/>vec[i] = 777;</text:span></text:p>
      <text:p text:style-name="P273"><text:span text:style-name="T134"><text:tab/>}</text:span></text:p>
      <text:p text:style-name="P273"><text:span text:style-name="T134"><text:tab/>return vec; //move res out of init()</text:span></text:p>
      <text:p text:style-name="P273"><text:span text:style-name="T134">}</text:span></text:p>
      <text:p text:style-name="P273"><text:span text:style-name="T134"/></text:p>
      <text:p text:style-name="P274"><text:span text:style-name="T134">auto v = init(); //start heartbeat and initialize v</text:span></text:p>
      <text:p text:style-name="P274"><text:span text:style-name="T134"/></text:p>
      <text:p text:style-name="P275"><text:span text:style-name="T134">Makes resource handles, such as Vector and thread, an alternative to using pointers in many cases. In fact, the standard-library “smart pointers,” such as unique_ptr are themselves resource handles. </text:span></text:p>
      <text:p text:style-name="P275"><text:span text:style-name="T134"/></text:p>
      <text:p text:style-name="P276"><text:span text:style-name="T134">Use std library Vector because parameterized vectors not introduced in this text yes. </text:span></text:p>
      <text:p text:style-name="P276"><text:span text:style-name="T134"/></text:p>
      <text:p text:style-name="P276"><text:span text:style-name="T134">In same way as new and delete disappear from application code, we can make pointers disappear into resource handles. In both cases, the result is simpler and more maintainable code, without added overhead. In particular, we can achieve </text:span><text:span text:style-name="T133">strong resource safety</text:span><text:span text:style-name="T134">; that is we can eliminate resource leaks for a general notion of a resource. Examples are </text:span><text:span text:style-name="T133">vectors</text:span><text:span text:style-name="T134"> holding memory, </text:span><text:span text:style-name="T133">threads</text:span><text:span text:style-name="T134"> holding system threads, and </text:span><text:span text:style-name="T133">fstreams</text:span><text:span text:style-name="T134"> holding file handles. </text:span></text:p>
      <text:p text:style-name="P276"><text:span text:style-name="T134"/></text:p>
      <text:p text:style-name="P277"><text:span text:style-name="T133">Suppressing Operations</text:span><text:span text:style-name="T134"> – </text:span><text:span text:style-name="T148">Using default copy for a class in a hierarchy is typically a disaster: given only a pointer to a base, we simply don’t know what members the derived class has, so we can’t know how to copy them. Best thing to do is usually to </text:span><text:span text:style-name="T164">delete</text:span><text:span text:style-name="T148"> the default copy and move operations, that is, to eliminate the default definitions of those two operations. </text:span></text:p>
      <text:p text:style-name="P277"><text:span text:style-name="T148"/></text:p>
      <text:p text:style-name="P278"><text:span text:style-name="T148">C</text:span><text:span text:style-name="T134">lass Shape {</text:span></text:p>
      <text:p text:style-name="P278"><text:span text:style-name="T134"><text:tab/>public:</text:span></text:p>
      <text:p text:style-name="P278"><text:span text:style-name="T134"><text:tab/><text:tab/>Shape(const Shape&amp;)=delete; //no copy operations</text:span></text:p>
      <text:p text:style-name="P278"><text:span text:style-name="T134"><text:tab/><text:tab/>Shape &amp;operator=(const Shape&amp;)=delete;</text:span></text:p>
      <text:p text:style-name="P278"><text:span text:style-name="T134"/></text:p>
      <text:p text:style-name="P278"><text:span text:style-name="T134"><text:tab/><text:tab/>Shape(Shape &amp;&amp;)=delete; //no move operations</text:span></text:p>
      <text:p text:style-name="P278"><text:span text:style-name="T134"><text:tab/><text:tab/>Shape *operator=(Shape&amp;&amp;)=delete;</text:span></text:p>
      <text:p text:style-name="P278"><text:span text:style-name="T134"/></text:p>
      <text:p text:style-name="P278"><text:span text:style-name="T134"><text:tab/><text:tab/>~Shape();</text:span></text:p>
      <text:p text:style-name="P278"><text:span text:style-name="T134"><text:tab/><text:tab/>//</text:span></text:p>
      <text:p text:style-name="P278"><text:span text:style-name="T134">};</text:span></text:p>
      <text:p text:style-name="P278"><text:span text:style-name="T134"/></text:p>
      <text:p text:style-name="P278"><text:span text:style-name="T134">Now attempt to copy a Shape will be caught by the compiler. If you need to copy an object in a </text:span><text:span text:style-name="T133">class hierarchy</text:span><text:span text:style-name="T134">, write some kind of clone function. </text:span></text:p>
      <text:p text:style-name="P278"><text:span text:style-name="T134"/></text:p>
      <text:p text:style-name="P279"><text:span text:style-name="T134">In this particular case, if you forgot to delete a copy or move operation, no harm is done. <text:s/>Amove </text:span><text:soft-page-break/><text:span text:style-name="T134">opreation is not implicitly generated for a class where the user has explicitly declared a destructor. Furthermore, the generation of copy opreations is deprecated in this case. This can be a good reason to explicitly define a destructor even where the compiler would have implicitly provided one. </text:span></text:p>
      <text:p text:style-name="P279"><text:span text:style-name="T134"/></text:p>
      <text:p text:style-name="P279"><text:span text:style-name="T134">Base class in clas shierarchy is just one example of an object we wouldn’t want to copy. A resource handle generally cannot be copied just by copying its members. </text:span></text:p>
      <text:p text:style-name="P279"><text:span text:style-name="T134"/></text:p>
      <text:p text:style-name="P280"><text:span text:style-name="T133">=delete</text:span><text:span text:style-name="T134"> mechanism is general. It can be used to suppress any operation. </text:span></text:p>
      <text:p text:style-name="P280"><text:span text:style-name="T134"/></text:p>
      <text:p text:style-name="P280"><text:span text:style-name="T133">Templates – </text:span><text:span text:style-name="T134">a class or function that we parameterize with a set of types or values. Use templates to represent concepts that are best understood as something very general from which we can generate specific types and functions by specifying arguments, such as element type double. </text:span></text:p>
      <text:p text:style-name="P280"><text:span text:style-name="T134"/></text:p>
      <text:p text:style-name="P280"><text:span text:style-name="T133">Parameterized Types</text:span><text:span text:style-name="T134"> – can generalize vector of doubles type by making it a template and replacing the specific type double with a parameterize</text:span></text:p>
      <text:p text:style-name="P280"><text:span text:style-name="T134"/></text:p>
      <text:p text:style-name="P280"><text:span text:style-name="T134">template&lt;typename T&gt;</text:span></text:p>
      <text:p text:style-name="P280"><text:span text:style-name="T134"/></text:p>
      <text:p text:style-name="P280"><text:span text:style-name="T134">class Vector {</text:span></text:p>
      <text:p text:style-name="P280"><text:span text:style-name="T134"><text:tab/>private:</text:span></text:p>
      <text:p text:style-name="P280"><text:span text:style-name="T134"><text:tab/><text:tab/>T *elem; //elem points to an array of sz elements of type T</text:span></text:p>
      <text:p text:style-name="P280"><text:span text:style-name="T134"><text:tab/><text:tab/>int sz;</text:span></text:p>
      <text:p text:style-name="P280"><text:span text:style-name="T134"><text:tab/></text:span></text:p>
      <text:p text:style-name="P280"><text:span text:style-name="T134"><text:tab/>public:</text:span></text:p>
      <text:p text:style-name="P280"><text:span text:style-name="T134"><text:tab/><text:tab/>Vector(int s); //constructor: establish invariant, acquire resources</text:span></text:p>
      <text:p text:style-name="P280"><text:span text:style-name="T134"><text:tab/><text:tab/>~Vector() {delete[] elem; } //destructor: release resources</text:span></text:p>
      <text:p text:style-name="P280"><text:span text:style-name="T134"><text:tab/></text:span></text:p>
      <text:p text:style-name="P280"><text:span text:style-name="T134"><text:tab/><text:tab/>//copy and move operations</text:span></text:p>
      <text:p text:style-name="P280"><text:span text:style-name="T134"/></text:p>
      <text:p text:style-name="P280"><text:span text:style-name="T134"><text:tab/><text:tab/>T &amp;operator[](int I);</text:span></text:p>
      <text:p text:style-name="P280"><text:span text:style-name="T134"><text:tab/><text:tab/>const T &amp;operator[](int I) const;</text:span></text:p>
      <text:p text:style-name="P280"><text:span text:style-name="T134"><text:tab/><text:tab/>int size() const {return sz; }</text:span></text:p>
      <text:p text:style-name="P280"><text:span text:style-name="T134">};</text:span></text:p>
      <text:p text:style-name="P280"><text:span text:style-name="T134"/></text:p>
      <text:p text:style-name="P280"><text:span text:style-name="T134">template&lt;typename T&gt; prefix makes T a parameter of the declaration it prefixes. C++ versio of “for all types T.”</text:span></text:p>
      <text:p text:style-name="P280"><text:span text:style-name="T134"/></text:p>
      <text:p text:style-name="P280"><text:span text:style-name="T134">Member functions would be defined similarly.</text:span></text:p>
      <text:p text:style-name="P280"><text:span text:style-name="T134"/></text:p>
      <text:p text:style-name="P280"><text:span text:style-name="T134">template&lt;typename T&gt;</text:span></text:p>
      <text:p text:style-name="P280"><text:span text:style-name="T134">Vector&lt;T&gt;::Vector(int s) {</text:span></text:p>
      <text:p text:style-name="P280"><text:span text:style-name="T134"><text:tab/>if (s &lt; 0) throw Negative_size{};</text:span></text:p>
      <text:p text:style-name="P280"><text:span text:style-name="T134"><text:tab/>elem = new T[s];</text:span></text:p>
      <text:p text:style-name="P280"><text:span text:style-name="T134"><text:tab/>sz = s;</text:span></text:p>
      <text:p text:style-name="P280"><text:span text:style-name="T134">}</text:span></text:p>
      <text:p text:style-name="P280"><text:span text:style-name="T134"/></text:p>
      <text:p text:style-name="P280"><text:span text:style-name="T134">template&lt;typename T&gt;</text:span></text:p>
      <text:p text:style-name="P280"><text:span text:style-name="T134">const T&amp; Vector&lt;T&gt;::operator[](int I) const {</text:span></text:p>
      <text:p text:style-name="P280"><text:span text:style-name="T134"><text:tab/>if(i &lt; 0 || size() &lt;= I) {</text:span></text:p>
      <text:p text:style-name="P280"><text:soft-page-break/><text:span text:style-name="T134"><text:tab/><text:tab/>throw out_of_range{“Vector::operator[]”};</text:span></text:p>
      <text:p text:style-name="P280"><text:span text:style-name="T134"><text:tab/>}</text:span></text:p>
      <text:p text:style-name="P280"><text:span text:style-name="T134"><text:tab/>return elem;</text:span></text:p>
      <text:p text:style-name="P280"><text:span text:style-name="T134">}</text:span></text:p>
      <text:p text:style-name="P280"><text:span text:style-name="T134"/></text:p>
      <text:p text:style-name="P281"><text:span text:style-name="T134">Therefore:</text:span></text:p>
      <text:p text:style-name="P281"><text:span text:style-name="T134"/></text:p>
      <text:p text:style-name="P281"><text:span text:style-name="T134">Vector&lt;char&gt; vs(200);</text:span></text:p>
      <text:p text:style-name="P281"><text:span text:style-name="T134">Vector&lt;string&gt; vs(17); //vector of 17 strings</text:span></text:p>
      <text:p text:style-name="P281"><text:span text:style-name="T134">Vector&lt;list&lt;int&gt;&gt; vli(45); Vector of 45 lists of integers</text:span></text:p>
      <text:p text:style-name="P281"><text:span text:style-name="T134"/></text:p>
      <text:p text:style-name="P281"><text:span text:style-name="T134">Can use vectors like:</text:span></text:p>
      <text:p text:style-name="P281"><text:span text:style-name="T134"/></text:p>
      <text:p text:style-name="P281"><text:span text:style-name="T134">void write(const Vector&lt;string&gt; &amp;vs) { //vector of some strings</text:span></text:p>
      <text:p text:style-name="P281"><text:span text:style-name="T134"><text:tab/>for(int I = 0; I != vs.size(); ++i) {</text:span></text:p>
      <text:p text:style-name="P281"><text:span text:style-name="T134"><text:tab/><text:tab/>cout &lt;&lt; vs[i] &lt;&lt; ‘\n’;</text:span></text:p>
      <text:p text:style-name="P281"><text:span text:style-name="T134"><text:tab/>}</text:span></text:p>
      <text:p text:style-name="P281"><text:span text:style-name="T134">}</text:span></text:p>
      <text:p text:style-name="P281"><text:span text:style-name="T134"/></text:p>
      <text:p text:style-name="P281"><text:span text:style-name="T134">To support </text:span><text:span text:style-name="T133">range-for</text:span><text:span text:style-name="T134"> loop (</text:span><text:span text:style-name="T133">for each)</text:span><text:span text:style-name="T134"> for Vector, must define suitable </text:span><text:span text:style-name="T133">begin()</text:span><text:span text:style-name="T134"> and </text:span><text:span text:style-name="T133">end()</text:span><text:span text:style-name="T134"> functions. </text:span></text:p>
      <text:p text:style-name="P281"><text:span text:style-name="T134"/></text:p>
      <text:p text:style-name="P281"><text:span text:style-name="T134">template&lt;typename T&gt;</text:span></text:p>
      <text:p text:style-name="P281"><text:span text:style-name="T134">T *begin (Vector&lt;T&gt; &amp; x) {</text:span></text:p>
      <text:p text:style-name="P281"><text:span text:style-name="T134"><text:tab/>return &amp;x[0]; //pointer to first element</text:span></text:p>
      <text:p text:style-name="P281"><text:span text:style-name="T134">}</text:span></text:p>
      <text:p text:style-name="P281"><text:span text:style-name="T134"/></text:p>
      <text:p text:style-name="P281"><text:span text:style-name="T134">template&lt;typename T&gt;</text:span></text:p>
      <text:p text:style-name="P281"><text:span text:style-name="T134">T * end (Vector&lt;T&gt; &amp;x) {</text:span></text:p>
      <text:p text:style-name="P281"><text:span text:style-name="T134"><text:tab/>return x.begin()+x.size(); //point to one-past-last element </text:span></text:p>
      <text:p text:style-name="P281"><text:span text:style-name="T134">}</text:span></text:p>
      <text:p text:style-name="P281"><text:span text:style-name="T134"/></text:p>
      <text:p text:style-name="P281"><text:span text:style-name="T134">Given those, can write:</text:span></text:p>
      <text:p text:style-name="P281"><text:span text:style-name="T134"/></text:p>
      <text:p text:style-name="P281"><text:span text:style-name="T134">void f2(const Vector&lt;string&gt; &amp;vs) { Vector of some strings</text:span></text:p>
      <text:p text:style-name="P281"><text:span text:style-name="T134"><text:tab/>for (auto &amp;s : vs) {</text:span></text:p>
      <text:p text:style-name="P281"><text:span text:style-name="T134"><text:tab/><text:tab/>cout &lt;&lt; s &lt;&lt; ‘\n’;</text:span></text:p>
      <text:p text:style-name="P281"><text:span text:style-name="T134"><text:tab/>}</text:span></text:p>
      <text:p text:style-name="P281"><text:span text:style-name="T134">}</text:span></text:p>
      <text:p text:style-name="P281"><text:span text:style-name="T134"/></text:p>
      <text:p text:style-name="P281"><text:span text:style-name="T134">Can similarly define lists, vectors, maps (associative arrays), etc, as templates. Are a </text:span><text:span text:style-name="T133">compile-time</text:span><text:span text:style-name="T134"> mechanism so their use incurs no run-time overhead compared to handwritten code. </text:span></text:p>
      <text:p text:style-name="P281"><text:span text:style-name="T134"/></text:p>
      <text:p text:style-name="P282"><text:span text:style-name="T133">Function Templates – </text:span><text:span text:style-name="T149">templates extensively used for parameterization of both types and algorithms in the standard library. Can write function that calculates sum of element values of any container:</text:span></text:p>
      <text:p text:style-name="P282"><text:span text:style-name="T149"/></text:p>
      <text:p text:style-name="P283"><text:span text:style-name="T134">template&lt;typename Container, typename Value&gt;</text:span></text:p>
      <text:p text:style-name="P283"><text:span text:style-name="T134">Value sum (const Container &amp;c, Value v) {</text:span></text:p>
      <text:p text:style-name="P283"><text:span text:style-name="T134"><text:tab/>for (auto x : c) { v += x; }</text:span></text:p>
      <text:p text:style-name="P283"><text:span text:style-name="T134"><text:tab/>return v; }</text:span></text:p>
      <text:p text:style-name="P283"><text:soft-page-break/><text:span text:style-name="T134">\Value template argument and function argument v are there to allow the caller to specify the type and initial value of the accumulator (variable in which to accumulate the sum):</text:span></text:p>
      <text:p text:style-name="P283"><text:span text:style-name="T134"/></text:p>
      <text:p text:style-name="P283"><text:span text:style-name="T134">void user(Vector&lt;int&gt; &amp;vi, std::list&lt;double&gt; &amp;ld, std::vector&lt;complex&lt;double&gt;&gt; &amp;vc) {</text:span></text:p>
      <text:p text:style-name="P283"><text:span text:style-name="T134"><text:tab/>int x = sum(vi, o); //sum of a vector of ints (add ints)</text:span></text:p>
      <text:p text:style-name="P283"><text:span text:style-name="T134"><text:tab/>double d = sum (vi, 0.0); //sum of a vector of ints (add doubles)</text:span></text:p>
      <text:p text:style-name="P283"><text:span text:style-name="T134"><text:tab/>double dd = sum (ld, 0.0); //sum of a list of doubles</text:span></text:p>
      <text:p text:style-name="P283"><text:span text:style-name="T134"><text:tab/>auto z = sum(vc, complex&lt;double&gt;{}); //sum of a vector complex&lt;double&gt;</text:span></text:p>
      <text:p text:style-name="P283"><text:span text:style-name="T134"><text:tab/><text:tab/><text:tab/><text:tab/><text:tab/><text:tab/><text:tab/>//initial value is {0.0, 0.0}</text:span></text:p>
      <text:p text:style-name="P283"><text:span text:style-name="T134">}</text:span></text:p>
      <text:p text:style-name="P283"><text:span text:style-name="T134"/></text:p>
      <text:p text:style-name="P284"><text:span text:style-name="T134">Point of adding ints in a double would be to gracefully handle a number larger than the largest int. Note how types of the template arguments for sum&lt;T, V&gt; are deduced from the function arguments. Fortunately, we do not need to explicitly specify those types. </text:span></text:p>
      <text:p text:style-name="P284"><text:span text:style-name="T134"/></text:p>
      <text:p text:style-name="P284"><text:span text:style-name="T134">This sum() is a simplified version of the standard-library </text:span><text:span text:style-name="T133">accumulate()</text:span><text:span text:style-name="T134">. </text:span></text:p>
      <text:p text:style-name="P284"><text:span text:style-name="T134"/></text:p>
      <text:p text:style-name="P285"><text:span text:style-name="T133">Function Objects</text:span><text:span text:style-name="T134"> – sometimes called a </text:span><text:span text:style-name="T133">functor</text:span><text:span text:style-name="T134">, which is used to define objects that can be called like functions. </text:span></text:p>
      <text:p text:style-name="P285"><text:span text:style-name="T134"/></text:p>
      <text:p text:style-name="P286"><text:span text:style-name="T134">template&lt;typename T&gt;</text:span></text:p>
      <text:p text:style-name="P286"><text:span text:style-name="T134">class Less_than {</text:span></text:p>
      <text:p text:style-name="P286"><text:span text:style-name="T134"><text:tab/>const T val; //value to compare against</text:span></text:p>
      <text:p text:style-name="P286"><text:span text:style-name="T134"><text:tab/>public:</text:span></text:p>
      <text:p text:style-name="P286"><text:span text:style-name="T134"><text:tab/><text:tab/>Less_than(const T &amp;v) : val(v) {}</text:span></text:p>
      <text:p text:style-name="P286"><text:span text:style-name="T134"><text:tab/><text:tab/>bool operator()(const T &amp;x) const {return x &lt; val; } //call operator</text:span></text:p>
      <text:p text:style-name="P286"><text:span text:style-name="T134">};</text:span></text:p>
      <text:p text:style-name="P286"><text:span text:style-name="T134"/></text:p>
      <text:p text:style-name="P215"><text:span text:style-name="T133">Function called operator() implements the “function call” operator (). </text:span><text:span text:style-name="T165">Can define named variables of type Less_than for some argument type:</text:span></text:p>
      <text:p text:style-name="P215"><text:span text:style-name="T165"/></text:p>
      <text:p text:style-name="P216"><text:span text:style-name="T133">Less_than&lt;int&gt; lti{42}; //lti(i) will compare I to 42 using &lt; (I &lt; 42)</text:span></text:p>
      <text:p text:style-name="P216"><text:span text:style-name="T133">Less_than&lt;string&gt; lts {“Backus”}; //lts(s) will compare s to “Backus” using &lt; (s&lt;”Backus”)</text:span></text:p>
      <text:p text:style-name="P216"><text:span text:style-name="T133"/></text:p>
      <text:p text:style-name="P216"><text:span text:style-name="T133">Can call object as wel call a functions</text:span></text:p>
      <text:p text:style-name="P216"><text:span text:style-name="T133"/></text:p>
      <text:p text:style-name="P216"><text:span text:style-name="T133">void fct(int n, const string &amp;s) {</text:span></text:p>
      <text:p text:style-name="P216"><text:span text:style-name="T133"><text:tab/>bool b1 = lti(n); //true if n &lt; 42</text:span></text:p>
      <text:p text:style-name="P216"><text:span text:style-name="T133"><text:tab/>bool b2 = lts(s); //true is s&lt;”Backus”</text:span></text:p>
      <text:p text:style-name="P216"><text:span text:style-name="T133"><text:tab/>//</text:span></text:p>
      <text:p text:style-name="P216"><text:span text:style-name="T133">}</text:span></text:p>
      <text:p text:style-name="P216"><text:span text:style-name="T133"/></text:p>
      <text:p text:style-name="P217"><text:span text:style-name="T133">Functions are widely used as arguments to algorithms,. </text:span><text:span text:style-name="T166">For example can count the occurrences of values for which a predicate returns true:</text:span></text:p>
      <text:p text:style-name="P217"><text:span text:style-name="T166"/></text:p>
      <text:p text:style-name="P218"><text:span text:style-name="T133">template&lt;typename C, typename P&gt;</text:span></text:p>
      <text:p text:style-name="P218"><text:span text:style-name="T133">int count(const C &amp;c, P pred) {</text:span></text:p>
      <text:p text:style-name="P218"><text:span text:style-name="T133"><text:tab/>int c = 0;</text:span></text:p>
      <text:p text:style-name="P218"><text:span text:style-name="T133"><text:tab/>for (const auto &amp;x : c) {</text:span></text:p>
      <text:p text:style-name="P218"><text:soft-page-break/><text:span text:style-name="T133"><text:tab/><text:tab/>if (pred(x)) {</text:span></text:p>
      <text:p text:style-name="P218"><text:span text:style-name="T133"><text:tab/><text:tab/><text:tab/>++cnt;</text:span></text:p>
      <text:p text:style-name="P218"><text:span text:style-name="T133"><text:tab/><text:tab/>}</text:span></text:p>
      <text:p text:style-name="P218"><text:span text:style-name="T133"><text:tab/>}</text:span></text:p>
      <text:p text:style-name="P218"><text:span text:style-name="T133"><text:tab/>return cnt;</text:span></text:p>
      <text:p text:style-name="P218"><text:span text:style-name="T133">}</text:span></text:p>
      <text:p text:style-name="P218"><text:span text:style-name="T133"/></text:p>
      <text:p text:style-name="P287"><text:span text:style-name="T133">Predicate</text:span><text:span text:style-name="T134"> is something that we can invoke to return </text:span><text:span text:style-name="T133">true</text:span><text:span text:style-name="T134"> or </text:span><text:span text:style-name="T133">false</text:span><text:span text:style-name="T134">. </text:span></text:p>
      <text:p text:style-name="P287"><text:span text:style-name="T134"/></text:p>
      <text:p text:style-name="P287"><text:span text:style-name="T134">Beauty of these function objects is that they carry the value to be compared against with them. Ability to carry data plus their efficiency make function objects particularly useful as arguments to algorithms. </text:span></text:p>
      <text:p text:style-name="P287"><text:span text:style-name="T134"/></text:p>
      <text:p text:style-name="P287"><text:span text:style-name="T133">Function objects</text:span><text:span text:style-name="T134"> used to specify the meaning of key operations of a general algorithm are often referr</text:span><text:span text:style-name="T150">e</text:span><text:span text:style-name="T134">d to as </text:span><text:span text:style-name="T133">policy objects.</text:span></text:p>
      <text:p text:style-name="P287"><text:span text:style-name="T133"/></text:p>
      <text:p text:style-name="P219"><text:span text:style-name="T133">There is notation for implicitly generating function objects:</text:span></text:p>
      <text:p text:style-name="P219"><text:span text:style-name="T133"/></text:p>
      <text:p text:style-name="P219"><text:span text:style-name="T133">void f(const Vector&lt;int&gt; &amp;vec, const list&lt;string&gt; &amp;lst, int x, const string &amp;s) {</text:span></text:p>
      <text:p text:style-name="P219"><text:span text:style-name="T133"><text:tab/>cout &lt;&lt; “number of values less than “ &lt;&lt; x</text:span></text:p>
      <text:p text:style-name="P219"><text:span text:style-name="T133"><text:tab/><text:tab/>&lt;&lt; “: “ &lt;&lt; count(vec, [&amp;](int a){return a &lt; x; })</text:span></text:p>
      <text:p text:style-name="P219"><text:span text:style-name="T133"><text:tab/><text:tab/>&lt;&lt; ‘\n’;</text:span></text:p>
      <text:p text:style-name="P219"><text:span text:style-name="T133">}</text:span></text:p>
      <text:p text:style-name="P219"><text:span text:style-name="T133"/></text:p>
      <text:p text:style-name="P219"><text:span text:style-name="T133">Notation [&amp;](int a){ return a &lt; x;} is called a </text:span><text:span text:style-name="T159">lambda expression</text:span><text:span text:style-name="T133">. It generates a function object exactly like Less_than&lt;int&gt;{x}. The </text:span><text:span text:style-name="T159">[&amp;]</text:span><text:span text:style-name="T133"> is a </text:span><text:span text:style-name="T159">capture list</text:span><text:span text:style-name="T133"> specifying that local names used (such as x) will be passed by reference. </text:span><text:span text:style-name="T167">Had we only wanted to “capture” only x, could have said so: </text:span><text:span text:style-name="T160">[&amp;x]</text:span><text:span text:style-name="T167">. Had we wanted to give the generated object a copy of x, we could have said so: </text:span><text:span text:style-name="T160">[=x]</text:span><text:span text:style-name="T167">/ Capture nothing is </text:span><text:span text:style-name="T160">[]</text:span><text:span text:style-name="T167">. capture all local names used by reference is </text:span><text:span text:style-name="T160">[&amp;]</text:span><text:span text:style-name="T167"> and capture all local names used by value is </text:span><text:span text:style-name="T160">[=]</text:span><text:span text:style-name="T167">. </text:span></text:p>
      <text:p text:style-name="P219"><text:span text:style-name="T167"/></text:p>
      <text:p text:style-name="P220"><text:span text:style-name="T167">L</text:span><text:span text:style-name="T133">ambdas can be convenient and terse, but also obscure. Better to used names methods for simple programs. </text:span></text:p>
      <text:p text:style-name="P220"><text:span text:style-name="T133"/></text:p>
      <text:p text:style-name="P220"><text:span text:style-name="T133">In particular can help to perform same operation on all objects in alist. </text:span></text:p>
      <text:p text:style-name="P220"><text:span text:style-name="T133"/></text:p>
      <text:p text:style-name="P220"><text:span text:style-name="T133">template&lt;class C, class Oper&gt;</text:span></text:p>
      <text:p text:style-name="P220"><text:span text:style-name="T133">void for_all (C &amp;c, Oper op) { //assume that C is a container of pointers</text:span></text:p>
      <text:p text:style-name="P220"><text:span text:style-name="T133"><text:tab/>for (auto &amp;x : c) {</text:span></text:p>
      <text:p text:style-name="P220"><text:span text:style-name="T133"><text:tab/><text:tab/>op(*x); //pass op() a reference to each element pointed to</text:span></text:p>
      <text:p text:style-name="P220"><text:span text:style-name="T133"><text:tab/>}</text:span></text:p>
      <text:p text:style-name="P220"><text:span text:style-name="T133">}</text:span></text:p>
      <text:p text:style-name="P220"><text:span text:style-name="T133"/></text:p>
      <text:p text:style-name="P220"><text:span text:style-name="T133">void user() {</text:span></text:p>
      <text:p text:style-name="P220"><text:span text:style-name="T133"><text:tab/>vector&lt;unique_ptr&lt;Shape&gt;&gt;v;</text:span></text:p>
      <text:p text:style-name="P220"><text:span text:style-name="T133"><text:tab/>while(cin) {</text:span></text:p>
      <text:p text:style-name="P220"><text:span text:style-name="T133"><text:tab/><text:tab/>v.push_back(read_shape(cin));</text:span></text:p>
      <text:p text:style-name="P220"><text:span text:style-name="T133"><text:tab/>}</text:span></text:p>
      <text:p text:style-name="P220"><text:span text:style-name="T133"><text:tab/>for_all(v, [](Shape &amp;s) { s.draw(); }); //draw_all</text:span></text:p>
      <text:p text:style-name="P220"><text:span text:style-name="T133"><text:tab/>for_all(v, [](Shape &amp;s) {s.rotate(45); });</text:span></text:p>
      <text:p text:style-name="P220"><text:span text:style-name="T133">}</text:span></text:p>
      <text:p text:style-name="P220"><text:soft-page-break/><text:span text:style-name="T133"/></text:p>
      <text:p text:style-name="P288"><text:span text:style-name="T133">Variadic Templates</text:span><text:span text:style-name="T134"> – template that can be defined to accept an arbitrary number of arguments of arbitrary types. </text:span></text:p>
      <text:p text:style-name="P288"><text:span text:style-name="T134"/></text:p>
      <text:p text:style-name="P289"><text:span text:style-name="T134">template&lt;typename T, typename… Tail&gt;</text:span></text:p>
      <text:p text:style-name="P289"><text:span text:style-name="T134">void f(T head, Tail… tail) {</text:span></text:p>
      <text:p text:style-name="P289"><text:span text:style-name="T134"><text:tab/>g(head); //do something to head</text:span></text:p>
      <text:p text:style-name="P289"><text:span text:style-name="T134"><text:tab/>f(tail…); //try again with tail</text:span></text:p>
      <text:p text:style-name="P289"><text:span text:style-name="T134">}</text:span></text:p>
      <text:p text:style-name="P289"><text:span text:style-name="T134"/></text:p>
      <text:p text:style-name="P289"><text:span text:style-name="T134">void f() {} //do nothing. </text:span></text:p>
      <text:p text:style-name="P289"><text:span text:style-name="T134"/></text:p>
      <text:p text:style-name="P290"><text:span text:style-name="T134">Here we do something to first argument (the head) and then recursively call f() with the rest of the arguments (the tail). The ellipsis </text:span><text:span text:style-name="T133">… </text:span><text:span text:style-name="T134">is used to indicate the “rest” of a list. Eventually of course, </text:span><text:span text:style-name="T133">tail</text:span><text:span text:style-name="T134"> will become empty and we need a separate function to deal with that. </text:span></text:p>
      <text:p text:style-name="P290"><text:span text:style-name="T134"/></text:p>
      <text:p text:style-name="P290"><text:span text:style-name="T134">We can call this f() like this:</text:span></text:p>
      <text:p text:style-name="P290"><text:span text:style-name="T134"/></text:p>
      <text:p text:style-name="P291"><text:span text:style-name="T134">int main() {</text:span></text:p>
      <text:p text:style-name="P291"><text:span text:style-name="T134"><text:tab/>cout &lt;&lt; “First: “;</text:span></text:p>
      <text:p text:style-name="P291"><text:span text:style-name="T134"><text:tab/>f(1, 2.2, “hello”);</text:span></text:p>
      <text:p text:style-name="P291"><text:span text:style-name="T134"><text:tab/></text:span></text:p>
      <text:p text:style-name="P291"><text:span text:style-name="T134"><text:tab/>cout &lt;&lt; “\nsecond: “;</text:span></text:p>
      <text:p text:style-name="P291"><text:span text:style-name="T134"><text:tab/>f(0.2, ‘c’, “yuck!”, 0, 1, 2);</text:span></text:p>
      <text:p text:style-name="P291"><text:span text:style-name="T134"><text:tab/>cout &lt;&lt; “\n”;</text:span></text:p>
      <text:p text:style-name="P291"><text:span text:style-name="T134">}</text:span></text:p>
      <text:p text:style-name="P291"><text:span text:style-name="T134"/></text:p>
      <text:p text:style-name="P291"><text:span text:style-name="T134">Would call f(1, 2.2, “hello”), which will call f(2.2, “hello”), which will call f(“hello”), which will call f(). </text:span></text:p>
      <text:p text:style-name="P291"><text:span text:style-name="T151"/></text:p>
      <text:p text:style-name="P292"><text:span text:style-name="T134">template&lt;typename T&gt;</text:span></text:p>
      <text:p text:style-name="P292"><text:span text:style-name="T134">void g(T x) {</text:span></text:p>
      <text:p text:style-name="P292"><text:span text:style-name="T134"><text:tab/>cout &lt;&lt; x &lt;&lt; “ “;</text:span></text:p>
      <text:p text:style-name="P292"><text:span text:style-name="T134">}</text:span></text:p>
      <text:p text:style-name="P292"><text:span text:style-name="T134"/></text:p>
      <text:p text:style-name="P292"><text:span text:style-name="T134">Output:</text:span></text:p>
      <text:p text:style-name="P292"><text:span text:style-name="T134">first: 1 2.2 hello</text:span></text:p>
      <text:p text:style-name="P292"><text:span text:style-name="T134">second: 0.2 c yuck! 0 1 2</text:span></text:p>
      <text:p text:style-name="P292"><text:span text:style-name="T134"/></text:p>
      <text:p text:style-name="P292"><text:span text:style-name="T134">Strength of </text:span><text:span text:style-name="T133">variadic templates </text:span><text:span text:style-name="T134">(sometimes just called </text:span><text:span text:style-name="T133">variadics</text:span><text:span text:style-name="T134">) is that they can accept any arguments you care to give them. Weakness is that the type checking of the interface is a possibly elaborate template program. </text:span></text:p>
      <text:p text:style-name="P292"><text:span text:style-name="T134"/></text:p>
      <text:p text:style-name="P293"><text:span text:style-name="T134">See Ch 34 (N-tuples) and Ch 29 (N-dimensional matrices)</text:span></text:p>
      <text:p text:style-name="P293"><text:span text:style-name="T134"/></text:p>
      <text:p text:style-name="P293"><text:span text:style-name="T133">Aliases</text:span><text:span text:style-name="T134"> – surprisingly often, it is usful to introduce a synonym for a type or template. Example, the standard header </text:span><text:span text:style-name="T133">&lt;cstddef&gt;</text:span><text:span text:style-name="T134"> contains a definition of the alias </text:span><text:span text:style-name="T133">size_t</text:span><text:span text:style-name="T134"> maybe:</text:span></text:p>
      <text:p text:style-name="P293"><text:span text:style-name="T134"><text:tab/></text:span><text:span text:style-name="T133">using size_t = unsigned int;</text:span></text:p>
      <text:p text:style-name="P293"><text:span text:style-name="T133"/></text:p>
      <text:p text:style-name="P221"><text:soft-page-break/><text:span text:style-name="T133">Actual type named </text:span><text:span text:style-name="T159">size_t</text:span><text:span text:style-name="T133"> is implementation-dependent, so in another implementation </text:span><text:span text:style-name="T159">size_t</text:span><text:span text:style-name="T133"> may be an </text:span><text:span text:style-name="T159">unsigned long</text:span><text:span text:style-name="T133">. </text:span><text:span text:style-name="T168">Having the alias </text:span><text:span text:style-name="T161">size_t</text:span><text:span text:style-name="T168"> allows the programmer to write </text:span><text:span text:style-name="T169">portable</text:span><text:span text:style-name="T168"> code. </text:span></text:p>
      <text:p text:style-name="P221"><text:span text:style-name="T168"/></text:p>
      <text:p text:style-name="P222"><text:span text:style-name="T168">V</text:span><text:span text:style-name="T133">ery common for a parameterized type to provide an alias for rypes related to their template arguments. </text:span></text:p>
      <text:p text:style-name="P222"><text:span text:style-name="T133"/></text:p>
      <text:p text:style-name="P223"><text:span text:style-name="T133">template&lt;typename T&gt;</text:span></text:p>
      <text:p text:style-name="P223"><text:span text:style-name="T133">class Vector {</text:span></text:p>
      <text:p text:style-name="P223"><text:span text:style-name="T133"><text:tab/>public:</text:span></text:p>
      <text:p text:style-name="P223"><text:span text:style-name="T133"><text:tab/><text:tab/>using value_type = T;</text:span></text:p>
      <text:p text:style-name="P223"><text:span text:style-name="T133"><text:tab/><text:tab/>//</text:span></text:p>
      <text:p text:style-name="P223"><text:span text:style-name="T133">};</text:span></text:p>
      <text:p text:style-name="P291"><text:span text:style-name="T134"/></text:p>
      <text:p text:style-name="P294"><text:span text:style-name="T134">Every standard-library container provides </text:span><text:span text:style-name="T133">value_type</text:span><text:span text:style-name="T134"> as the name of its value type. </text:span><text:span text:style-name="T152">Allows us to write code that will work for every container that follows this convention. </text:span><text:span text:style-name="T153">For example:</text:span></text:p>
      <text:p text:style-name="P294"><text:span text:style-name="T153"/></text:p>
      <text:p text:style-name="P295"><text:span text:style-name="T134">template&lt;typename C&gt;</text:span></text:p>
      <text:p text:style-name="P295"><text:span text:style-name="T134">using Element_type = typename C::value_type;</text:span></text:p>
      <text:p text:style-name="P295"><text:span text:style-name="T134"/></text:p>
      <text:p text:style-name="P295"><text:span text:style-name="T134">template&lt;typename Container&gt;</text:span></text:p>
      <text:p text:style-name="P295"><text:span text:style-name="T134">void algo(Container &amp;c) {</text:span></text:p>
      <text:p text:style-name="P295"><text:span text:style-name="T134"><text:tab/>Vector&lt;Element_type&lt;Container&gt;&gt; vec; //keep results here</text:span></text:p>
      <text:p text:style-name="P295"><text:span text:style-name="T134"><text:tab/>//</text:span></text:p>
      <text:p text:style-name="P295"><text:span text:style-name="T134">}</text:span></text:p>
      <text:p text:style-name="P295"><text:span text:style-name="T134"/></text:p>
      <text:p text:style-name="P295"><text:span text:style-name="T134">The aliasing mechanism can be used to define a new template by binding some or all template arguments. Example:</text:span></text:p>
      <text:p text:style-name="P295"><text:span text:style-name="T134"/></text:p>
      <text:p text:style-name="P295"><text:span text:style-name="T134">template&lt;typename Key, typename Value&gt;</text:span></text:p>
      <text:p text:style-name="P295"><text:span text:style-name="T134">class Map {</text:span></text:p>
      <text:p text:style-name="P295"><text:span text:style-name="T134"><text:tab/>//</text:span></text:p>
      <text:p text:style-name="P295"><text:span text:style-name="T134">};</text:span></text:p>
      <text:p text:style-name="P295"><text:span text:style-name="T134"/></text:p>
      <text:p text:style-name="P295"><text:span text:style-name="T134">template&lt;typename Value&gt;</text:span></text:p>
      <text:p text:style-name="P295"><text:span text:style-name="T134">using String_map = Map&lt;string, Value&gt;;</text:span></text:p>
      <text:p text:style-name="P295"><text:span text:style-name="T134"/></text:p>
      <text:p text:style-name="P295"><text:span text:style-name="T134">String_map&lt;int&gt; m; // m is a Map&lt;string, int&gt;</text:span></text:p>
      <text:p text:style-name="P295"><text:span text:style-name="T134"/></text:p>
      <text:p text:style-name="P297"><text:span text:style-name="T133">CONTAINERS AND ALGORITHMS</text:span></text:p>
      <text:p text:style-name="P297"><text:span text:style-name="T133"/></text:p>
      <text:p text:style-name="P297"><text:span text:style-name="T133">Libraries</text:span><text:span text:style-name="T134"> – No significant program is written in just bare programming language. First, a set of libraries is developed. Then these form basis for further work. </text:span><text:span text:style-name="T154">Any task can be rendered simple by the use of good libraries. </text:span></text:p>
      <text:p text:style-name="P296"><text:span text:style-name="T133"/></text:p>
      <text:p text:style-name="P296"><text:span text:style-name="T133"/></text:p>
      <text:p text:style-name="P224"><text:span text:style-name="T133">Useful standard-library types: </text:span><text:span text:style-name="T159">string, ostream, vector, map, unique_ptr, thread, regex, </text:span><text:span text:style-name="T133">and </text:span><text:span text:style-name="T159">complex</text:span><text:span text:style-name="T133">. <text:s/></text:span><text:span text:style-name="T170">In addition to the standard-library components, most implementations offer “graphicl user interface” systems (GUIs), Web interfaces, database interfaces, etc. Similarly, most app development environments provide “foundation libraries” for corporate or industrial “standard” development and/or execution environments. </text:span></text:p>
      <text:p text:style-name="P298"><text:soft-page-break/><text:span text:style-name="T170">S</text:span><text:span text:style-name="T133">tandard-Library Overview</text:span><text:span text:style-name="T134"> – Facilities provided by standard-library can be classified like:</text:span></text:p>
      <text:list xml:id="list5368559201745355998" text:style-name="L9">
        <text:list-item>
          <text:p text:style-name="P299"><text:span text:style-name="T134">Run-time language support (for allocation and run-time type information)</text:span></text:p>
        </text:list-item>
        <text:list-item>
          <text:p text:style-name="P299"><text:span text:style-name="T134">The C standard library (with very minor modification to minimize violations of the type system)</text:span></text:p>
        </text:list-item>
        <text:list-item>
          <text:p text:style-name="P299"><text:span text:style-name="T134">Strings and I/O streams (with support for international character sets and localization). I/O streams is an extensible framework to which users can add their own streams, buffering strategies, and character sets. </text:span></text:p>
        </text:list-item>
        <text:list-item>
          <text:p text:style-name="P299"><text:span text:style-name="T134">A framework of containers (such as vector and map) and algorithms (such as find(), sort(), and merge()). Framework, conventionally called STL, is extensible so users can add their own containers and algorithms</text:span></text:p>
        </text:list-item>
        <text:list-item>
          <text:p text:style-name="P299"><text:span text:style-name="T134">Support for numerical computation (such as standard mathematical functions, complex numbers, vectors with arithmetic operations, and random number generators).</text:span></text:p>
        </text:list-item>
        <text:list-item>
          <text:p text:style-name="P299"><text:span text:style-name="T134">Support for regular expression matching</text:span></text:p>
        </text:list-item>
        <text:list-item>
          <text:p text:style-name="P299"><text:span text:style-name="T134">Support for concurrent programming, including threads and locks. Concurrency support is foundational so that users can add support for new models of concurrency as libraries</text:span></text:p>
        </text:list-item>
        <text:list-item>
          <text:p text:style-name="P299"><text:span text:style-name="T134">Utilities to support template metaprogramming(type traits), STL-style generic programming (pair), and general programming (clock)</text:span></text:p>
        </text:list-item>
        <text:list-item>
          <text:p text:style-name="P299"><text:span text:style-name="T134">“Smart pointers” for resource management (unique_ptr and shared_ptr) and an interface to garbage collectors.</text:span></text:p>
        </text:list-item>
        <text:list-item>
          <text:p text:style-name="P299"><text:span text:style-name="T134">Special purpose containers such as array, bitset, and tuple. </text:span></text:p>
        </text:list-item>
      </text:list>
      <text:p text:style-name="P298"><text:span text:style-name="T134"/></text:p>
      <text:p text:style-name="P298"><text:span text:style-name="T134">Main criteria for including a class in the library were that:</text:span></text:p>
      <text:list xml:id="list2283900271470972260" text:style-name="L10">
        <text:list-item>
          <text:p text:style-name="P300"><text:span text:style-name="T134">it could be helpful to almost every C++ programmer (both novices and experts)</text:span></text:p>
        </text:list-item>
        <text:list-item>
          <text:p text:style-name="P300"><text:span text:style-name="T134">it could be provided in a general form that did not add significant overhead compared to a simpler version of the same facility, and</text:span></text:p>
        </text:list-item>
        <text:list-item>
          <text:p text:style-name="P300"><text:span text:style-name="T134">that simple uses should be easy to learn ()relative to the inherent complexity of their task).</text:span></text:p>
        </text:list-item>
      </text:list>
      <text:p text:style-name="P298"><text:span text:style-name="T134"/></text:p>
      <text:p text:style-name="P298"><text:span text:style-name="T134">Essentially, the C++ standard library provides the most common fundamental data structures together with the fundamental algorithms used on them. </text:span></text:p>
      <text:p text:style-name="P298"><text:span text:style-name="T134"/></text:p>
      <text:p text:style-name="P301"><text:span text:style-name="T133">Standard-Library Headers and Namespace</text:span><text:span text:style-name="T171">s</text:span><text:span text:style-name="T155"> – every standard-library facility is provided through some standard header. </text:span></text:p>
      <text:p text:style-name="P301"><text:span text:style-name="T155"><text:line-break/>#include &lt;string&gt;</text:span></text:p>
      <text:p text:style-name="P302"><text:span text:style-name="T134">#include &lt;list&gt;</text:span></text:p>
      <text:p text:style-name="P302"><text:span text:style-name="T134"/></text:p>
      <text:p text:style-name="P302"><text:span text:style-name="T134">Standard library is defined in a namespace called </text:span><text:span text:style-name="T133">std</text:span><text:span text:style-name="T134">. To use standard-library facilities, the </text:span><text:span text:style-name="T133">std::</text:span><text:span text:style-name="T134"> prefix can be used. </text:span></text:p>
      <text:p text:style-name="P302"><text:span text:style-name="T134"/></text:p>
      <text:p text:style-name="P303"><text:span text:style-name="T134">Std::string s {“Four legs good, two legs bad”};</text:span></text:p>
      <text:p text:style-name="P303"><text:span text:style-name="T134">std::list&lt;std::string&gt; slogans {“War is peace”, “Freedom is Slavery”, “Ignorance is Strength”};</text:span></text:p>
      <text:p text:style-name="P303"><text:span text:style-name="T134"/></text:p>
      <text:p text:style-name="P303"><text:span text:style-name="T134">Make std names available without prefix by:</text:span></text:p>
      <text:p text:style-name="P303"><text:span text:style-name="T134">using namespace std;</text:span></text:p>
      <text:p text:style-name="P303"><text:span text:style-name="T134"/></text:p>
      <text:p text:style-name="P304"><text:span text:style-name="T133">Standard Library Headers:</text:span></text:p>
      <text:list xml:id="list4357997108948523757" text:style-name="L11">
        <text:list-item>
          <text:p text:style-name="P305"><text:span text:style-name="T133">&lt;algorithm&gt;<text:tab/><text:tab/>copy(), find(), sort()</text:span></text:p>
        </text:list-item>
        <text:list-item>
          <text:p text:style-name="P305"><text:span text:style-name="T133">&lt;array&gt;<text:tab/><text:tab/>array</text:span></text:p>
        </text:list-item>
        <text:list-item>
          <text:p text:style-name="P305"><text:soft-page-break/><text:span text:style-name="T133">&lt;chrono&gt;<text:tab/><text:tab/>duration, time_point</text:span></text:p>
        </text:list-item>
        <text:list-item>
          <text:p text:style-name="P305"><text:span text:style-name="T133">&lt;cmath&gt;<text:tab/><text:tab/>sqrt(), pow()</text:span></text:p>
        </text:list-item>
        <text:list-item>
          <text:p text:style-name="P305"><text:span text:style-name="T133">&lt;complex&gt;<text:tab/><text:tab/>complex, sqrt(), pow()</text:span></text:p>
        </text:list-item>
        <text:list-item>
          <text:p text:style-name="P305"><text:span text:style-name="T133">&lt;fstream&gt;<text:tab/><text:tab/>fstream, ifstream, ofstream</text:span></text:p>
        </text:list-item>
        <text:list-item>
          <text:p text:style-name="P305"><text:span text:style-name="T133">&lt;future&gt;<text:tab/><text:tab/>future, promise</text:span></text:p>
        </text:list-item>
        <text:list-item>
          <text:p text:style-name="P305"><text:span text:style-name="T133">&lt;iostream&gt;<text:tab/><text:tab/>istream, ostream, cin, cout</text:span></text:p>
        </text:list-item>
        <text:list-item>
          <text:p text:style-name="P305"><text:span text:style-name="T133">&lt;map&gt;<text:tab/><text:tab/>map, multimap</text:span></text:p>
        </text:list-item>
        <text:list-item>
          <text:p text:style-name="P305"><text:span text:style-name="T133">&lt;memory&gt;<text:tab/><text:tab/>unique_ptr, shared_ptr, allocator</text:span></text:p>
        </text:list-item>
        <text:list-item>
          <text:p text:style-name="P305"><text:span text:style-name="T133">&lt;random&gt;<text:tab/><text:tab/>default_random_engine, normal_distribution</text:span></text:p>
        </text:list-item>
        <text:list-item>
          <text:p text:style-name="P305"><text:span text:style-name="T133">&lt;regex&gt;<text:tab/><text:tab/>regex, smatch</text:span></text:p>
        </text:list-item>
        <text:list-item>
          <text:p text:style-name="P305"><text:span text:style-name="T133">&lt;string&gt;<text:tab/><text:tab/>string, basic_string</text:span></text:p>
        </text:list-item>
        <text:list-item>
          <text:p text:style-name="P305"><text:span text:style-name="T133">&lt;set&gt;<text:tab/><text:tab/><text:tab/>set, multiset</text:span></text:p>
        </text:list-item>
        <text:list-item>
          <text:p text:style-name="P305"><text:span text:style-name="T133">&lt;sstream&gt;<text:tab/><text:tab/>istrstream, ostrstream</text:span></text:p>
        </text:list-item>
        <text:list-item>
          <text:p text:style-name="P305"><text:span text:style-name="T133">&lt;thread&gt;<text:tab/><text:tab/>thread</text:span></text:p>
        </text:list-item>
        <text:list-item>
          <text:p text:style-name="P305"><text:span text:style-name="T133">&lt;unordered&gt;<text:tab/><text:tab/>unordered_map, unordered_multimap</text:span></text:p>
        </text:list-item>
        <text:list-item>
          <text:p text:style-name="P305"><text:span text:style-name="T133">&lt;utility&gt;<text:tab/><text:tab/>move(), swap(), pair</text:span></text:p>
        </text:list-item>
        <text:list-item>
          <text:p text:style-name="P305"><text:span text:style-name="T133">&lt;vector&gt;<text:tab/><text:tab/>vector</text:span></text:p>
        </text:list-item>
      </text:list>
      <text:p text:style-name="P304"><text:span text:style-name="T133"/></text:p>
      <text:p text:style-name="P306"><text:span text:style-name="T133">String</text:span><text:span text:style-name="T134"> – the standard library provides a </text:span><text:span text:style-name="T133">string</text:span><text:span text:style-name="T134"> type to complement the string literals. The </text:span><text:span text:style-name="T133">string</text:span><text:span text:style-name="T134"> type provides a variety of useful string operations, such a concatenation. For example:</text:span></text:p>
      <text:p text:style-name="P306"><text:span text:style-name="T134"/></text:p>
      <text:p text:style-name="P306"><text:span text:style-name="T134">string compose(const <text:s/>string &amp;name, const string &amp;domain) {</text:span></text:p>
      <text:p text:style-name="P306"><text:span text:style-name="T134"><text:tab/>return name + ‘@’ + domain;</text:span></text:p>
      <text:p text:style-name="P306"><text:span text:style-name="T134">}</text:span></text:p>
      <text:p text:style-name="P306"><text:span text:style-name="T134"/></text:p>
      <text:p text:style-name="P306"><text:span text:style-name="T134">auto = addr(“dmr”, “bell-labs.com”);</text:span></text:p>
      <text:p text:style-name="P306"><text:span text:style-name="T134"/></text:p>
      <text:p text:style-name="P307"><text:span text:style-name="T134">Addition of strings means concatenation. Can concatenate a string, a string literal, a C-style string, or a character to a string. Standard string has a </text:span><text:span text:style-name="T133">move constructor</text:span><text:span text:style-name="T134"> so returning even long strings by value is efficient. </text:span></text:p>
      <text:p text:style-name="P307"><text:span text:style-name="T134"/></text:p>
      <text:p text:style-name="P308"><text:span text:style-name="T134">Most common form of concatenation is adding something to end of a string. Directly supported by += operation. </text:span></text:p>
      <text:p text:style-name="P308"><text:span text:style-name="T134"/></text:p>
      <text:p text:style-name="P308"><text:span text:style-name="T134">String is </text:span><text:span text:style-name="T133">mutable</text:span><text:span text:style-name="T134">. In addition to = and +=, subscripting (using []) and substring operations are supported. </text:span></text:p>
      <text:p text:style-name="P308"><text:span text:style-name="T134"/></text:p>
      <text:p text:style-name="P309"><text:span text:style-name="T134">String s = name.substr(6, 10); // Inclusive beginning index, </text:span><text:span text:style-name="T156">length of desired substring. Returns a substring. </text:span><text:span text:style-name="T157">Replacement string need not be same size as substring it is replacing. </text:span></text:p>
      <text:p text:style-name="P309"><text:span text:style-name="T156"/></text:p>
      <text:p text:style-name="P310"><text:span text:style-name="T156">R</text:span><text:span text:style-name="T134">eplace() operation replaces a substring with a value. First parameter is beginning of substring to replace, second is end of substring to replace, third is string to replace substring with.</text:span></text:p>
      <text:p text:style-name="P310"><text:span text:style-name="T134"/></text:p>
      <text:p text:style-name="P310"><text:span text:style-name="T134">toupper(string s) or toupper(char c) //changes char to upper case.</text:span></text:p>
      <text:p text:style-name="P310"><text:span text:style-name="T134"/></text:p>
      <text:p text:style-name="P311"><text:span text:style-name="T134">Strings can be compared against each other and against string literals. </text:span></text:p>
      <text:p text:style-name="P311"><text:span text:style-name="T134"/></text:p>
      <text:p text:style-name="P311"><text:soft-page-break/><text:span text:style-name="T134">String incantation</text:span></text:p>
      <text:p text:style-name="P311"><text:span text:style-name="T134"/></text:p>
      <text:p text:style-name="P311"><text:span text:style-name="T134">if(answer == incantation)</text:span></text:p>
      <text:p text:style-name="P311"><text:span text:style-name="T134">if(answer == “yes”);</text:span></text:p>
      <text:p text:style-name="P311"><text:span text:style-name="T134"/></text:p>
      <text:p text:style-name="P311"><text:span text:style-name="T133">STREAM I/O</text:span></text:p>
      <text:p text:style-name="P311"><text:span text:style-name="T133"/></text:p>
      <text:p text:style-name="P225"><text:span text:style-name="T133">Standard library provides formatted character input and output through </text:span><text:span text:style-name="T159">iostream</text:span><text:span text:style-name="T133"> library. Input operations are types and extensible to handle user-defined types. </text:span></text:p>
      <text:p text:style-name="P225"><text:span text:style-name="T133"/></text:p>
      <text:p text:style-name="P312"><text:span text:style-name="T133">OUTPUT</text:span><text:span text:style-name="T134"> </text:span></text:p>
      <text:p text:style-name="P312"><text:span text:style-name="T134"/></text:p>
      <text:p text:style-name="P312"><text:span text:style-name="T134">I/O stream library defines output for every built-in type. Further, it is easy to define output of a user-defined type. The operator </text:span><text:span text:style-name="T133">&lt;&lt;</text:span><text:span text:style-name="T134"> (put to) is used as an output operator on objects of type </text:span><text:span text:style-name="T133">ostream</text:span><text:span text:style-name="T134">; </text:span><text:span text:style-name="T133">cout</text:span><text:span text:style-name="T134"> is the standard output stream and </text:span><text:span text:style-name="T133">cerr</text:span><text:span text:style-name="T134"> is the standard stream for reporting errors. By default values written to </text:span><text:span text:style-name="T133">cout</text:span><text:span text:style-name="T134"> are converted to a sequence of characters. </text:span></text:p>
      <text:p text:style-name="P312"><text:span text:style-name="T134"/></text:p>
      <text:p text:style-name="P312"><text:span text:style-name="T133">INPUT</text:span></text:p>
      <text:p text:style-name="P312"><text:span text:style-name="T133"/></text:p>
      <text:p text:style-name="P226"><text:span text:style-name="T133">The standard library offers </text:span><text:span text:style-name="T159">istream</text:span><text:span text:style-name="T133"> for input. Deal with character string representations of built-in types and can easily be extended to cope with user-defined types. The operator </text:span><text:span text:style-name="T159">&gt;&gt; </text:span><text:span text:style-name="T133">(get from) is used as an input operator. </text:span><text:span text:style-name="T159">Cin</text:span><text:span text:style-name="T133"> is the stanardard input stream. The type of the right-hand operand of </text:span><text:span text:style-name="T159">&gt;&gt;</text:span><text:span text:style-name="T133"> determines what input is accepted and what is the target of the input operation. </text:span></text:p>
      <text:p text:style-name="P226"><text:span text:style-name="T133"/></text:p>
      <text:p text:style-name="P312"><text:span text:style-name="T133">I/O of User Defined Types</text:span></text:p>
      <text:p text:style-name="P312"><text:span text:style-name="T134"/></text:p>
      <text:p text:style-name="P312"><text:span text:style-name="T133">iostream</text:span><text:span text:style-name="T134"> library allows programmer to define I/O for their own types. Consider simple type Entry</text:span></text:p>
      <text:p text:style-name="P312"><text:span text:style-name="T134"/></text:p>
      <text:p text:style-name="P312"><text:span text:style-name="T134">struct Entry {</text:span></text:p>
      <text:p text:style-name="P312"><text:span text:style-name="T134"><text:tab/>string name;</text:span></text:p>
      <text:p text:style-name="P312"><text:span text:style-name="T134"><text:tab/>int numbre;</text:span></text:p>
      <text:p text:style-name="P312"><text:span text:style-name="T134">}</text:span></text:p>
      <text:p text:style-name="P312"><text:span text:style-name="T134"/></text:p>
      <text:p text:style-name="P312"><text:span text:style-name="T134">Can override output operator to write an Entry using a {name, number} format:</text:span></text:p>
      <text:p text:style-name="P312"><text:span text:style-name="T134"/></text:p>
      <text:p text:style-name="P312"><text:span text:style-name="T134">ostream &amp;operator &lt;&lt;(ostream &amp;os, const Entry &amp;e) {</text:span></text:p>
      <text:p text:style-name="P312"><text:span text:style-name="T134"><text:tab/>return os &lt;&lt; “{\”” &lt;&lt; e.name &lt;&lt; “\”, “ &lt;&lt; e.number &lt;&lt; “}”;</text:span></text:p>
      <text:p text:style-name="P312"><text:span text:style-name="T134">}</text:span></text:p>
      <text:p text:style-name="P312"><text:span text:style-name="T134"/></text:p>
      <text:p text:style-name="P312"><text:span text:style-name="T134">User-defined output operator takes its output stream (by reference) as its first argument and returns it as its result. </text:span></text:p>
      <text:p text:style-name="P312"><text:span text:style-name="T134"/></text:p>
      <text:p text:style-name="P313"><text:span text:style-name="T134">Corresponding input operator is more complicated bcause it has to check for correct formatting and deal with errors</text:span></text:p>
      <text:p text:style-name="P306"><text:span text:style-name="T1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4-22T21:08:36.629484133</meta:creation-date>
    <dc:date>2016-11-21T19:08:50.722422593</dc:date>
    <meta:editing-duration>P2DT19H58M38S</meta:editing-duration>
    <meta:editing-cycles>254</meta:editing-cycles>
    <meta:generator>LibreOffice/5.2.2.2$Linux_X86_64 LibreOffice_project/20m0$Build-2</meta:generator>
    <meta:document-statistic meta:table-count="0" meta:image-count="0" meta:object-count="0" meta:page-count="34" meta:paragraph-count="968" meta:word-count="10087" meta:character-count="62150" meta:non-whitespace-character-count="52203"/>
  </office:meta>
</office:document-meta>
</file>